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10.9mm"/>
    </style:style>
    <style:style style:name="co5" style:family="table-column">
      <style:table-column-properties fo:break-before="auto" style:column-width="66.6mm"/>
    </style:style>
    <style:style style:name="co6" style:family="table-column">
      <style:table-column-properties fo:break-before="auto" style:column-width="82.53mm"/>
    </style:style>
    <style:style style:name="co7" style:family="table-column">
      <style:table-column-properties fo:break-before="auto" style:column-width="41.57mm"/>
    </style:style>
    <style:style style:name="co8" style:family="table-column">
      <style:table-column-properties fo:break-before="auto" style:column-width="94.6mm"/>
    </style:style>
    <style:style style:name="co9" style:family="table-column">
      <style:table-column-properties fo:break-before="auto" style:column-width="67.45mm"/>
    </style:style>
    <style:style style:name="co10" style:family="table-column">
      <style:table-column-properties fo:break-before="auto" style:column-width="47.8mm"/>
    </style:style>
    <style:style style:name="co11" style:family="table-column">
      <style:table-column-properties fo:break-before="auto" style:column-width="24.34mm"/>
    </style:style>
    <style:style style:name="co12" style:family="table-column">
      <style:table-column-properties fo:break-before="auto" style:column-width="65.99mm"/>
    </style:style>
    <style:style style:name="co13" style:family="table-column">
      <style:table-column-properties fo:break-before="auto" style:column-width="24.66mm"/>
    </style:style>
    <style:style style:name="co14" style:family="table-column">
      <style:table-column-properties fo:break-before="auto" style:column-width="65.67mm"/>
    </style:style>
    <style:style style:name="co15" style:family="table-column">
      <style:table-column-properties fo:break-before="auto" style:column-width="71.76mm"/>
    </style:style>
    <style:style style:name="co16" style:family="table-column">
      <style:table-column-properties fo:break-before="auto" style:column-width="19.84mm"/>
    </style:style>
    <style:style style:name="co17" style:family="table-column">
      <style:table-column-properties fo:break-before="auto" style:column-width="12.88mm"/>
    </style:style>
    <style:style style:name="co18" style:family="table-column">
      <style:table-column-properties fo:break-before="auto" style:column-width="18.63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18.93mm"/>
    </style:style>
    <style:style style:name="co21" style:family="table-column">
      <style:table-column-properties fo:break-before="auto" style:column-width="29.83mm"/>
    </style:style>
    <style:style style:name="co22" style:family="table-column">
      <style:table-column-properties fo:break-before="auto" style:column-width="14.09mm"/>
    </style:style>
    <style:style style:name="co23" style:family="table-column">
      <style:table-column-properties fo:break-before="auto" style:column-width="32.24mm"/>
    </style:style>
    <style:style style:name="co24" style:family="table-column">
      <style:table-column-properties fo:break-before="auto" style:column-width="27.59mm"/>
    </style:style>
    <style:style style:name="co25" style:family="table-column">
      <style:table-column-properties fo:break-before="auto" style:column-width="15.45mm"/>
    </style:style>
    <style:style style:name="co26" style:family="table-column">
      <style:table-column-properties fo:break-before="auto" style:column-width="22.33mm"/>
    </style:style>
    <style:style style:name="co27" style:family="table-column">
      <style:table-column-properties fo:break-before="auto" style:column-width="37.69mm"/>
    </style:style>
    <style:style style:name="co28" style:family="table-column">
      <style:table-column-properties fo:break-before="auto" style:column-width="19.19mm"/>
    </style:style>
    <style:style style:name="co29" style:family="table-column">
      <style:table-column-properties fo:break-before="auto" style:column-width="21.48mm"/>
    </style:style>
    <style:style style:name="co30" style:family="table-column">
      <style:table-column-properties fo:break-before="auto" style:column-width="19.76mm"/>
    </style:style>
    <style:style style:name="co31" style:family="table-column">
      <style:table-column-properties fo:break-before="auto" style:column-width="22.26mm"/>
    </style:style>
    <style:style style:name="co32" style:family="table-column">
      <style:table-column-properties fo:break-before="auto" style:column-width="16.21mm"/>
    </style:style>
    <style:style style:name="ro1" style:family="table-row">
      <style:table-row-properties style:row-height="7.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1" style:family="table-cell" style:parent-style-name="Default">
      <style:text-properties style:font-name="Comic Sans MS" fo:font-size="14pt" style:font-size-asian="14pt" style:font-size-complex="14pt"/>
    </style:style>
    <style:style style:name="ce52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style:font-name="Comic Sans MS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style:cell-protect="protected formula-hidden" style:print-content="true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3]=&quot;VRAI&quot;))" style:apply-style-name="VRAI" style:base-cell-address="Appartenance.E3"/>
      <style:map style:condition="is-true-formula(IF([.E3]=&quot;FAUX&quot;))" style:apply-style-name="FAUX" style:base-cell-address="Appartenance.E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4]=&quot;VRAI&quot;))" style:apply-style-name="VRAI" style:base-cell-address="Appartenance.E4"/>
      <style:map style:condition="is-true-formula(IF([.E4]=&quot;FAUX&quot;))" style:apply-style-name="FAUX" style:base-cell-address="Appartenance.E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5]=&quot;VRAI&quot;))" style:apply-style-name="VRAI" style:base-cell-address="Appartenance.E5"/>
      <style:map style:condition="is-true-formula(IF([.E5]=&quot;FAUX&quot;))" style:apply-style-name="FAUX" style:base-cell-address="Appartenance.E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6]=&quot;VRAI&quot;))" style:apply-style-name="VRAI" style:base-cell-address="Appartenance.E6"/>
      <style:map style:condition="is-true-formula(IF([.E6]=&quot;FAUX&quot;))" style:apply-style-name="FAUX" style:base-cell-address="Appartenance.E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7]=&quot;VRAI&quot;))" style:apply-style-name="VRAI" style:base-cell-address="Appartenance.E7"/>
      <style:map style:condition="is-true-formula(IF([.E7]=&quot;FAUX&quot;))" style:apply-style-name="FAUX" style:base-cell-address="Appartenance.E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8]=&quot;VRAI&quot;))" style:apply-style-name="VRAI" style:base-cell-address="Appartenance.E8"/>
      <style:map style:condition="is-true-formula(IF([.E8]=&quot;FAUX&quot;))" style:apply-style-name="FAUX" style:base-cell-address="Appartenance.E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9]=&quot;VRAI&quot;))" style:apply-style-name="VRAI" style:base-cell-address="Appartenance.E9"/>
      <style:map style:condition="is-true-formula(IF([.E9]=&quot;FAUX&quot;))" style:apply-style-name="FAUX" style:base-cell-address="Appartenance.E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0]=&quot;VRAI&quot;))" style:apply-style-name="VRAI" style:base-cell-address="Appartenance.E10"/>
      <style:map style:condition="is-true-formula(IF([.E10]=&quot;FAUX&quot;))" style:apply-style-name="FAUX" style:base-cell-address="Appartenance.E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1]=&quot;VRAI&quot;))" style:apply-style-name="VRAI" style:base-cell-address="Appartenance.E11"/>
      <style:map style:condition="is-true-formula(IF([.E11]=&quot;FAUX&quot;))" style:apply-style-name="FAUX" style:base-cell-address="Appartenance.E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2]=&quot;VRAI&quot;))" style:apply-style-name="VRAI" style:base-cell-address="Appartenance.E12"/>
      <style:map style:condition="is-true-formula(IF([.E12]=&quot;FAUX&quot;))" style:apply-style-name="FAUX" style:base-cell-address="Appartenance.E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3]=&quot;VRAI&quot;))" style:apply-style-name="VRAI" style:base-cell-address="Appartenance.F3"/>
      <style:map style:condition="is-true-formula(IF([.E3]=&quot;FAUX&quot;))" style:apply-style-name="FAUX" style:base-cell-address="Appartenance.F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4]=&quot;VRAI&quot;))" style:apply-style-name="VRAI" style:base-cell-address="Appartenance.F4"/>
      <style:map style:condition="is-true-formula(IF([.E4]=&quot;FAUX&quot;))" style:apply-style-name="FAUX" style:base-cell-address="Appartenance.F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5]=&quot;VRAI&quot;))" style:apply-style-name="VRAI" style:base-cell-address="Appartenance.F5"/>
      <style:map style:condition="is-true-formula(IF([.E5]=&quot;FAUX&quot;))" style:apply-style-name="FAUX" style:base-cell-address="Appartenance.F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6]=&quot;VRAI&quot;))" style:apply-style-name="VRAI" style:base-cell-address="Appartenance.F6"/>
      <style:map style:condition="is-true-formula(IF([.E6]=&quot;FAUX&quot;))" style:apply-style-name="FAUX" style:base-cell-address="Appartenance.F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7]=&quot;VRAI&quot;))" style:apply-style-name="VRAI" style:base-cell-address="Appartenance.F7"/>
      <style:map style:condition="is-true-formula(IF([.E7]=&quot;FAUX&quot;))" style:apply-style-name="FAUX" style:base-cell-address="Appartenance.F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8]=&quot;VRAI&quot;))" style:apply-style-name="VRAI" style:base-cell-address="Appartenance.F8"/>
      <style:map style:condition="is-true-formula(IF([.E8]=&quot;FAUX&quot;))" style:apply-style-name="FAUX" style:base-cell-address="Appartenance.F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9]=&quot;VRAI&quot;))" style:apply-style-name="VRAI" style:base-cell-address="Appartenance.F9"/>
      <style:map style:condition="is-true-formula(IF([.E9]=&quot;FAUX&quot;))" style:apply-style-name="FAUX" style:base-cell-address="Appartenance.F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10]=&quot;VRAI&quot;))" style:apply-style-name="VRAI" style:base-cell-address="Appartenance.F10"/>
      <style:map style:condition="is-true-formula(IF([.E10]=&quot;FAUX&quot;))" style:apply-style-name="FAUX" style:base-cell-address="Appartenance.F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11]=&quot;VRAI&quot;))" style:apply-style-name="VRAI" style:base-cell-address="Appartenance.F11"/>
      <style:map style:condition="is-true-formula(IF([.E11]=&quot;FAUX&quot;))" style:apply-style-name="FAUX" style:base-cell-address="Appartenance.F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E12]=&quot;VRAI&quot;))" style:apply-style-name="VRAI" style:base-cell-address="Appartenance.F12"/>
      <style:map style:condition="is-true-formula(IF([.E12]=&quot;FAUX&quot;))" style:apply-style-name="FAUX" style:base-cell-address="Appartenance.F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4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4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6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cell-protect="hidden-and-protected" style:print-content="true"/>
    </style:style>
    <style:style style:name="ce1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OkFGk2n7dDyrm/YhPhdJEgolK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5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5"/>
          <table:covered-table-cell table:style-name="ce19"/>
          <table:covered-table-cell table:number-columns-repeated="5" table:style-name="ce26"/>
          <table:table-cell table:style-name="ce28"/>
          <table:table-cell table:style-name="ce39" table:number-columns-repeated="1013"/>
          <table:table-cell table:style-name="ce51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4mm" svg:x="0mm" svg:y="0.59mm" draw:control="control1"/>
            <draw:control table:end-cell-address="Aide.B7" table:end-x="12.52mm" table:end-y="4.42mm" draw:z-index="3" draw:style-name="gr3" draw:text-style-name="P3" svg:width="35.11mm" svg:height="9.14mm" svg:x="0mm" svg:y="0.59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6">
            <draw:control table:end-cell-address="Aide.B11" table:end-x="12.18mm" table:end-y="3.25mm" draw:z-index="1" draw:style-name="gr3" draw:text-style-name="P3" svg:width="34.77mm" svg:height="10.28mm" svg:x="0mm" svg:y="3.57mm" draw:control="control2"/>
            <draw:control table:end-cell-address="Aide.B11" table:end-x="12.18mm" table:end-y="3.25mm" draw:z-index="4" draw:style-name="gr3" draw:text-style-name="P3" svg:width="34.77mm" svg:height="10.3mm" svg:x="0mm" svg:y="3.55mm" draw:control="control4"/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OkFGk2n7dDyrm/YhPhdJEgolK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Appartenance.AB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Appartenance.A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15.44mm" svg:y="53.13mm" draw:control="control5"/>
          <draw:control draw:z-index="1" draw:style-name="gr3" draw:text-style-name="P3" svg:width="79.9mm" svg:height="19.85mm" svg:x="516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1" table:number-columns-repeated="1016" table:default-cell-style-name="ce7"/>
        <table:table-row table:style-name="ro5">
          <table:table-cell table:style-name="ce83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number-columns-repeated="3" table:style-name="ce63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B$3];20/COUNT([.A$1:.A$1048576])*COUNTIF([.E$1:.E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6"/>
        </table:table-row>
        <table:table-row table:style-name="ro6">
          <table:table-cell table:style-name="ce43" office:value-type="string" calcext:value-type="string">
            <text:p>N°</text:p>
          </table:table-cell>
          <table:table-cell table:style-name="ce63" office:value-type="string" calcext:value-type="string">
            <text:p>Équation de la </text:p>
            <text:p>droite (<text:span text:style-name="T5">D</text:span>)</text:p>
          </table:table-cell>
          <table:table-cell table:style-name="ce63" office:value-type="string" calcext:value-type="string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table-cell table:style-name="ce43" office:value-type="string" calcext:value-type="string">
            <text:p>Proposition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covered-table-cell table:number-columns-repeated="2" table:style-name="ce72"/>
          <table:table-cell table:number-columns-repeated="1016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=-7x+10" calcext:value-type="string">
            <text:p>y=-7x+10</text:p>
          </table:table-cell>
          <table:table-cell table:style-name="ce85" table:formula="of:=INDEX([$Données.$N$88:$Données.$N$107];[$Données.J88])" office:value-type="string" office:string-value="(8 ; -46)" calcext:value-type="string">
            <text:p>(8 ; -46)</text:p>
          </table:table-cell>
          <table:table-cell table:style-name="ce73"/>
          <table:table-cell table:style-name="ce97" table:formula="of:=IF([.$AB$3];IF([.D3]=INDEX([$Données.$O$88:$Données.$O$107];[$Données.J88]);&quot;VRAI&quot;;&quot;FAUX&quot;);&quot;&quot;)">
            <text:p/>
          </table:table-cell>
          <table:table-cell table:style-name="ce87" table:formula="of:=IF(AND([.$AB$3];[.$AB$4]);INDEX([$Données.$K$88:$Données.$K$107];[$Données.J88]);&quot;&quot;)">
            <text:p/>
          </table:table-cell>
          <table:table-cell table:style-name="ce7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5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=2x-2" calcext:value-type="string">
            <text:p>y=2x-2</text:p>
          </table:table-cell>
          <table:table-cell table:style-name="ce86" table:formula="of:=INDEX([$Données.$N$88:$Données.$N$107];[$Données.J89])" office:value-type="string" office:string-value="(-4 ; -10)" calcext:value-type="string">
            <text:p>(-4 ; -10)</text:p>
          </table:table-cell>
          <table:table-cell table:style-name="ce73"/>
          <table:table-cell table:style-name="ce98" table:formula="of:=IF([.$AB$3];IF([.D4]=INDEX([$Données.$O$88:$Données.$O$107];[$Données.J89]);&quot;VRAI&quot;;&quot;FAUX&quot;);&quot;&quot;)">
            <text:p/>
          </table:table-cell>
          <table:table-cell table:style-name="ce88" table:formula="of:=IF(AND([.$AB$3];[.$AB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=3x-9" calcext:value-type="string">
            <text:p>y=3x-9</text:p>
          </table:table-cell>
          <table:table-cell table:style-name="ce85" table:formula="of:=INDEX([$Données.$N$88:$Données.$N$107];[$Données.J90])" office:value-type="string" office:string-value="(5 ; 6)" calcext:value-type="string">
            <text:p>(5 ; 6)</text:p>
          </table:table-cell>
          <table:table-cell table:style-name="ce96"/>
          <table:table-cell table:style-name="ce99" table:formula="of:=IF([.$AB$3];IF([.D5]=INDEX([$Données.$O$88:$Données.$O$107];[$Données.J90]);&quot;VRAI&quot;;&quot;FAUX&quot;);&quot;&quot;)">
            <text:p/>
          </table:table-cell>
          <table:table-cell table:style-name="ce89" table:formula="of:=IF(AND([.$AB$3];[.$AB$4]);INDEX([$Données.$K$88:$Données.$K$107];[$Données.J90]);&quot;&quot;)">
            <text:p/>
          </table:table-cell>
          <table:table-cell table:number-columns-repeated="1018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I$88:$Données.$I$107];[$Données.J91])" office:value-type="string" office:string-value="y=9x-2" calcext:value-type="string">
            <text:p>y=9x-2</text:p>
          </table:table-cell>
          <table:table-cell table:style-name="ce86" table:formula="of:=INDEX([$Données.$N$88:$Données.$N$107];[$Données.J91])" office:value-type="string" office:string-value="(8 ; 70)" calcext:value-type="string">
            <text:p>(8 ; 70)</text:p>
          </table:table-cell>
          <table:table-cell table:style-name="ce96"/>
          <table:table-cell table:style-name="ce100" table:formula="of:=IF([.$AB$3];IF([.D6]=INDEX([$Données.$O$88:$Données.$O$107];[$Données.J91]);&quot;VRAI&quot;;&quot;FAUX&quot;);&quot;&quot;)">
            <text:p/>
          </table:table-cell>
          <table:table-cell table:style-name="ce90" table:formula="of:=IF(AND([.$AB$3];[.$AB$4]);INDEX([$Données.$K$88:$Données.$K$107];[$Données.J91]);&quot;&quot;)">
            <text:p/>
          </table:table-cell>
          <table:table-cell table:number-columns-repeated="1018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I$88:$Données.$I$107];[$Données.J92])" office:value-type="string" office:string-value="y=4x" calcext:value-type="string">
            <text:p>y=4x</text:p>
          </table:table-cell>
          <table:table-cell table:style-name="ce85" table:formula="of:=INDEX([$Données.$N$88:$Données.$N$107];[$Données.J92])" office:value-type="string" office:string-value="(0 ; 0)" calcext:value-type="string">
            <text:p>(0 ; 0)</text:p>
          </table:table-cell>
          <table:table-cell table:style-name="ce96"/>
          <table:table-cell table:style-name="ce101" table:formula="of:=IF([.$AB$3];IF([.D7]=INDEX([$Données.$O$88:$Données.$O$107];[$Données.J92]);&quot;VRAI&quot;;&quot;FAUX&quot;);&quot;&quot;)">
            <text:p/>
          </table:table-cell>
          <table:table-cell table:style-name="ce91" table:formula="of:=IF(AND([.$AB$3];[.$AB$4]);INDEX([$Données.$K$88:$Données.$K$107];[$Données.J92]);&quot;&quot;)">
            <text:p/>
          </table:table-cell>
          <table:table-cell table:number-columns-repeated="1018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I$88:$Données.$I$107];[$Données.J93])" office:value-type="string" office:string-value="y=10x+2" calcext:value-type="string">
            <text:p>y=10x+2</text:p>
          </table:table-cell>
          <table:table-cell table:style-name="ce86" table:formula="of:=INDEX([$Données.$N$88:$Données.$N$107];[$Données.J93])" office:value-type="string" office:string-value="(1 ; 12)" calcext:value-type="string">
            <text:p>(1 ; 12)</text:p>
          </table:table-cell>
          <table:table-cell table:style-name="ce96"/>
          <table:table-cell table:style-name="ce102" table:formula="of:=IF([.$AB$3];IF([.D8]=INDEX([$Données.$O$88:$Données.$O$107];[$Données.J93]);&quot;VRAI&quot;;&quot;FAUX&quot;);&quot;&quot;)">
            <text:p/>
          </table:table-cell>
          <table:table-cell table:style-name="ce92" table:formula="of:=IF(AND([.$AB$3];[.$AB$4]);INDEX([$Données.$K$88:$Données.$K$107];[$Données.J93]);&quot;&quot;)">
            <text:p/>
          </table:table-cell>
          <table:table-cell table:number-columns-repeated="1018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I$88:$Données.$I$107];[$Données.J94])" office:value-type="string" office:string-value="y=5x+9" calcext:value-type="string">
            <text:p>y=5x+9</text:p>
          </table:table-cell>
          <table:table-cell table:style-name="ce85" table:formula="of:=INDEX([$Données.$N$88:$Données.$N$107];[$Données.J94])" office:value-type="string" office:string-value="(8 ; 49)" calcext:value-type="string">
            <text:p>(8 ; 49)</text:p>
          </table:table-cell>
          <table:table-cell table:style-name="ce96"/>
          <table:table-cell table:style-name="ce103" table:formula="of:=IF([.$AB$3];IF([.D9]=INDEX([$Données.$O$88:$Données.$O$107];[$Données.J94]);&quot;VRAI&quot;;&quot;FAUX&quot;);&quot;&quot;)">
            <text:p/>
          </table:table-cell>
          <table:table-cell table:style-name="ce93" table:formula="of:=IF(AND([.$AB$3];[.$AB$4]);INDEX([$Données.$K$88:$Données.$K$107];[$Données.J94]);&quot;&quot;)">
            <text:p/>
          </table:table-cell>
          <table:table-cell table:style-name="ce119" table:number-columns-repeated="1018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I$88:$Données.$I$107];[$Données.J95])" office:value-type="string" office:string-value="y=9x-9" calcext:value-type="string">
            <text:p>y=9x-9</text:p>
          </table:table-cell>
          <table:table-cell table:style-name="ce86" table:formula="of:=INDEX([$Données.$N$88:$Données.$N$107];[$Données.J95])" office:value-type="string" office:string-value="(7 ; 54)" calcext:value-type="string">
            <text:p>(7 ; 54)</text:p>
          </table:table-cell>
          <table:table-cell table:style-name="ce96"/>
          <table:table-cell table:style-name="ce104" table:formula="of:=IF([.$AB$3];IF([.D10]=INDEX([$Données.$O$88:$Données.$O$107];[$Données.J95]);&quot;VRAI&quot;;&quot;FAUX&quot;);&quot;&quot;)">
            <text:p/>
          </table:table-cell>
          <table:table-cell table:style-name="ce95" table:formula="of:=IF(AND([.$AB$3];[.$AB$4]);INDEX([$Données.$K$88:$Données.$K$107];[$Données.J95]);&quot;&quot;)">
            <text:p/>
          </table:table-cell>
          <table:table-cell table:number-columns-repeated="1018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88:$Données.$I$107];[$Données.J96])" office:value-type="string" office:string-value="y=8x+3" calcext:value-type="string">
            <text:p>y=8x+3</text:p>
          </table:table-cell>
          <table:table-cell table:style-name="ce85" table:formula="of:=INDEX([$Données.$N$88:$Données.$N$107];[$Données.J96])" office:value-type="string" office:string-value="(0 ; 3)" calcext:value-type="string">
            <text:p>(0 ; 3)</text:p>
          </table:table-cell>
          <table:table-cell table:style-name="ce96"/>
          <table:table-cell table:style-name="ce105" table:formula="of:=IF([.$AB$3];IF([.D11]=INDEX([$Données.$O$88:$Données.$O$107];[$Données.J96]);&quot;VRAI&quot;;&quot;FAUX&quot;);&quot;&quot;)">
            <text:p/>
          </table:table-cell>
          <table:table-cell table:style-name="ce107" table:formula="of:=IF(AND([.$AB$3];[.$AB$4]);INDEX([$Données.$K$88:$Données.$K$107];[$Données.J96]);&quot;&quot;)">
            <text:p/>
          </table:table-cell>
          <table:table-cell table:style-name="ce119" table:number-columns-repeated="1018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88:$Données.$I$107];[$Données.J97])" office:value-type="string" office:string-value="y=-7x+3" calcext:value-type="string">
            <text:p>y=-7x+3</text:p>
          </table:table-cell>
          <table:table-cell table:style-name="ce86" table:formula="of:=INDEX([$Données.$N$88:$Données.$N$107];[$Données.J97])" office:value-type="string" office:string-value="(8 ; -53)" calcext:value-type="string">
            <text:p>(8 ; -53)</text:p>
          </table:table-cell>
          <table:table-cell table:style-name="ce96"/>
          <table:table-cell table:style-name="ce106" table:formula="of:=IF([.$AB$3];IF([.D12]=INDEX([$Données.$O$88:$Données.$O$107];[$Données.J97]);&quot;VRAI&quot;;&quot;FAUX&quot;);&quot;&quot;)">
            <text:p/>
          </table:table-cell>
          <table:table-cell table:style-name="ce118" table:formula="of:=IF(AND([.$AB$3];[.$AB$4]);INDEX([$Données.$K$88:$Données.$K$107];[$Données.J97]);&quot;&quot;)">
            <text:p/>
          </table:table-cell>
          <table:table-cell table:number-columns-repeated="1018"/>
        </table:table-row>
        <table:table-row table:style-name="ro8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/>
          <table:table-cell table:style-name="ce94" office:value-type="string" calcext:value-type="string">
            <text:p>Répondre par o (Oui) ou n (Non) dans la colonne D</text:p>
          </table:table-cell>
          <table:table-cell table:style-name="ce5" table:number-columns-repeated="2"/>
          <table:table-cell table:number-columns-repeated="1020"/>
        </table:table-row>
        <table:table-row table:style-name="ro8">
          <table:table-cell table:style-name="ce41"/>
          <table:table-cell table:style-name="ce5" table:number-columns-repeated="3"/>
          <table:table-cell table:number-columns-repeated="1020"/>
        </table:table-row>
        <table:table-row table:style-name="ro8" table:number-rows-repeated="8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/>
          <table:table-cell table:style-name="ce72" table:number-columns-repeated="7"/>
          <table:table-cell table:number-columns-repeated="19"/>
          <table:table-cell table:style-name="Default" table:number-columns-repeated="2"/>
          <table:table-cell table:number-columns-repeated="995"/>
        </table:table-row>
        <table:table-row table:style-name="ro8" table:number-rows-repeated="48">
          <table:table-cell table:style-name="ce5" table:number-columns-repeated="4"/>
          <table:table-cell table:number-columns-repeated="1020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E3:Appartenance.E3">
            <calcext:condition calcext:apply-style-name="VRAI" calcext:value="formula-is(IF([.E3]=&quot;VRAI&quot;))" calcext:base-cell-address="Appartenance.E3"/>
            <calcext:condition calcext:apply-style-name="FAUX" calcext:value="formula-is(IF([.E3]=&quot;FAUX&quot;))" calcext:base-cell-address="Appartenance.E3"/>
          </calcext:conditional-format>
          <calcext:conditional-format calcext:target-range-address="Appartenance.E4:Appartenance.E4">
            <calcext:condition calcext:apply-style-name="VRAI" calcext:value="formula-is(IF([.E4]=&quot;VRAI&quot;))" calcext:base-cell-address="Appartenance.E4"/>
            <calcext:condition calcext:apply-style-name="FAUX" calcext:value="formula-is(IF([.E4]=&quot;FAUX&quot;))" calcext:base-cell-address="Appartenance.E4"/>
          </calcext:conditional-format>
          <calcext:conditional-format calcext:target-range-address="Appartenance.E5:Appartenance.E5">
            <calcext:condition calcext:apply-style-name="VRAI" calcext:value="formula-is(IF([.E5]=&quot;VRAI&quot;))" calcext:base-cell-address="Appartenance.E5"/>
            <calcext:condition calcext:apply-style-name="FAUX" calcext:value="formula-is(IF([.E5]=&quot;FAUX&quot;))" calcext:base-cell-address="Appartenance.E5"/>
          </calcext:conditional-format>
          <calcext:conditional-format calcext:target-range-address="Appartenance.E6:Appartenance.E6">
            <calcext:condition calcext:apply-style-name="VRAI" calcext:value="formula-is(IF([.E6]=&quot;VRAI&quot;))" calcext:base-cell-address="Appartenance.E6"/>
            <calcext:condition calcext:apply-style-name="FAUX" calcext:value="formula-is(IF([.E6]=&quot;FAUX&quot;))" calcext:base-cell-address="Appartenance.E6"/>
          </calcext:conditional-format>
          <calcext:conditional-format calcext:target-range-address="Appartenance.E7:Appartenance.E7">
            <calcext:condition calcext:apply-style-name="VRAI" calcext:value="formula-is(IF([.E7]=&quot;VRAI&quot;))" calcext:base-cell-address="Appartenance.E7"/>
            <calcext:condition calcext:apply-style-name="FAUX" calcext:value="formula-is(IF([.E7]=&quot;FAUX&quot;))" calcext:base-cell-address="Appartenance.E7"/>
          </calcext:conditional-format>
          <calcext:conditional-format calcext:target-range-address="Appartenance.E8:Appartenance.E8">
            <calcext:condition calcext:apply-style-name="VRAI" calcext:value="formula-is(IF([.E8]=&quot;VRAI&quot;))" calcext:base-cell-address="Appartenance.E8"/>
            <calcext:condition calcext:apply-style-name="FAUX" calcext:value="formula-is(IF([.E8]=&quot;FAUX&quot;))" calcext:base-cell-address="Appartenance.E8"/>
          </calcext:conditional-format>
          <calcext:conditional-format calcext:target-range-address="Appartenance.E9:Appartenance.E9">
            <calcext:condition calcext:apply-style-name="VRAI" calcext:value="formula-is(IF([.E9]=&quot;VRAI&quot;))" calcext:base-cell-address="Appartenance.E9"/>
            <calcext:condition calcext:apply-style-name="FAUX" calcext:value="formula-is(IF([.E9]=&quot;FAUX&quot;))" calcext:base-cell-address="Appartenance.E9"/>
          </calcext:conditional-format>
          <calcext:conditional-format calcext:target-range-address="Appartenance.E10:Appartenance.E10">
            <calcext:condition calcext:apply-style-name="VRAI" calcext:value="formula-is(IF([.E10]=&quot;VRAI&quot;))" calcext:base-cell-address="Appartenance.E10"/>
            <calcext:condition calcext:apply-style-name="FAUX" calcext:value="formula-is(IF([.E10]=&quot;FAUX&quot;))" calcext:base-cell-address="Appartenance.E10"/>
          </calcext:conditional-format>
          <calcext:conditional-format calcext:target-range-address="Appartenance.E11:Appartenance.E11">
            <calcext:condition calcext:apply-style-name="VRAI" calcext:value="formula-is(IF([.E11]=&quot;VRAI&quot;))" calcext:base-cell-address="Appartenance.E11"/>
            <calcext:condition calcext:apply-style-name="FAUX" calcext:value="formula-is(IF([.E11]=&quot;FAUX&quot;))" calcext:base-cell-address="Appartenance.E11"/>
          </calcext:conditional-format>
          <calcext:conditional-format calcext:target-range-address="Appartenance.E12:Appartenance.E12">
            <calcext:condition calcext:apply-style-name="VRAI" calcext:value="formula-is(IF([.E12]=&quot;VRAI&quot;))" calcext:base-cell-address="Appartenance.E12"/>
            <calcext:condition calcext:apply-style-name="FAUX" calcext:value="formula-is(IF([.E12]=&quot;FAUX&quot;))" calcext:base-cell-address="Appartenance.E12"/>
          </calcext:conditional-format>
          <calcext:conditional-format calcext:target-range-address="Appartenance.F3:Appartenance.F3">
            <calcext:condition calcext:apply-style-name="VRAI" calcext:value="formula-is(IF([.E3]=&quot;VRAI&quot;))" calcext:base-cell-address="Appartenance.F3"/>
            <calcext:condition calcext:apply-style-name="FAUX" calcext:value="formula-is(IF([.E3]=&quot;FAUX&quot;))" calcext:base-cell-address="Appartenance.F3"/>
          </calcext:conditional-format>
          <calcext:conditional-format calcext:target-range-address="Appartenance.F4:Appartenance.F4">
            <calcext:condition calcext:apply-style-name="VRAI" calcext:value="formula-is(IF([.E4]=&quot;VRAI&quot;))" calcext:base-cell-address="Appartenance.F4"/>
            <calcext:condition calcext:apply-style-name="FAUX" calcext:value="formula-is(IF([.E4]=&quot;FAUX&quot;))" calcext:base-cell-address="Appartenance.F4"/>
          </calcext:conditional-format>
          <calcext:conditional-format calcext:target-range-address="Appartenance.F5:Appartenance.F5">
            <calcext:condition calcext:apply-style-name="VRAI" calcext:value="formula-is(IF([.E5]=&quot;VRAI&quot;))" calcext:base-cell-address="Appartenance.F5"/>
            <calcext:condition calcext:apply-style-name="FAUX" calcext:value="formula-is(IF([.E5]=&quot;FAUX&quot;))" calcext:base-cell-address="Appartenance.F5"/>
          </calcext:conditional-format>
          <calcext:conditional-format calcext:target-range-address="Appartenance.F6:Appartenance.F6">
            <calcext:condition calcext:apply-style-name="VRAI" calcext:value="formula-is(IF([.E6]=&quot;VRAI&quot;))" calcext:base-cell-address="Appartenance.F6"/>
            <calcext:condition calcext:apply-style-name="FAUX" calcext:value="formula-is(IF([.E6]=&quot;FAUX&quot;))" calcext:base-cell-address="Appartenance.F6"/>
          </calcext:conditional-format>
          <calcext:conditional-format calcext:target-range-address="Appartenance.F7:Appartenance.F7">
            <calcext:condition calcext:apply-style-name="VRAI" calcext:value="formula-is(IF([.E7]=&quot;VRAI&quot;))" calcext:base-cell-address="Appartenance.F7"/>
            <calcext:condition calcext:apply-style-name="FAUX" calcext:value="formula-is(IF([.E7]=&quot;FAUX&quot;))" calcext:base-cell-address="Appartenance.F7"/>
          </calcext:conditional-format>
          <calcext:conditional-format calcext:target-range-address="Appartenance.F8:Appartenance.F8">
            <calcext:condition calcext:apply-style-name="VRAI" calcext:value="formula-is(IF([.E8]=&quot;VRAI&quot;))" calcext:base-cell-address="Appartenance.F8"/>
            <calcext:condition calcext:apply-style-name="FAUX" calcext:value="formula-is(IF([.E8]=&quot;FAUX&quot;))" calcext:base-cell-address="Appartenance.F8"/>
          </calcext:conditional-format>
          <calcext:conditional-format calcext:target-range-address="Appartenance.F9:Appartenance.F9">
            <calcext:condition calcext:apply-style-name="VRAI" calcext:value="formula-is(IF([.E9]=&quot;VRAI&quot;))" calcext:base-cell-address="Appartenance.F9"/>
            <calcext:condition calcext:apply-style-name="FAUX" calcext:value="formula-is(IF([.E9]=&quot;FAUX&quot;))" calcext:base-cell-address="Appartenance.F9"/>
          </calcext:conditional-format>
          <calcext:conditional-format calcext:target-range-address="Appartenance.F10:Appartenance.F10">
            <calcext:condition calcext:apply-style-name="VRAI" calcext:value="formula-is(IF([.E10]=&quot;VRAI&quot;))" calcext:base-cell-address="Appartenance.F10"/>
            <calcext:condition calcext:apply-style-name="FAUX" calcext:value="formula-is(IF([.E10]=&quot;FAUX&quot;))" calcext:base-cell-address="Appartenance.F10"/>
          </calcext:conditional-format>
          <calcext:conditional-format calcext:target-range-address="Appartenance.F11:Appartenance.F11">
            <calcext:condition calcext:apply-style-name="VRAI" calcext:value="formula-is(IF([.E11]=&quot;VRAI&quot;))" calcext:base-cell-address="Appartenance.F11"/>
            <calcext:condition calcext:apply-style-name="FAUX" calcext:value="formula-is(IF([.E11]=&quot;FAUX&quot;))" calcext:base-cell-address="Appartenance.F11"/>
          </calcext:conditional-format>
          <calcext:conditional-format calcext:target-range-address="Appartenance.F12:Appartenance.F12">
            <calcext:condition calcext:apply-style-name="VRAI" calcext:value="formula-is(IF([.E12]=&quot;VRAI&quot;))" calcext:base-cell-address="Appartenance.F12"/>
            <calcext:condition calcext:apply-style-name="FAUX" calcext:value="formula-is(IF([.E12]=&quot;FAUX&quot;))" calcext:base-cell-address="Appartenance.F12"/>
          </calcext:conditional-format>
        </calcext:conditional-formats>
      </table:table>
      <table:table table:name="Equation réduite" table:style-name="ta1" table:protected="true" table:protection-key="OkFGk2n7dDyrm/YhPhdJEgolK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7"/>
          <draw:control draw:z-index="1" draw:style-name="gr3" draw:text-style-name="P3" svg:width="79.9mm" svg:height="19.85mm" svg:x="404.44mm" svg:y="79.25mm" draw:control="control8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3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3" office:value-type="string" calcext:value-type="string">
            <text:p>N°</text:p>
          </table:table-cell>
          <table:table-cell table:style-name="ce63" office:value-type="string" calcext:value-type="string">
            <text:p>Équation cartésienne</text:p>
          </table:table-cell>
          <table:table-cell table:style-name="ce63" office:value-type="string" calcext:value-type="string">
            <text:p>Équation réduite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covered-table-cell table:number-columns-repeated="2" table:style-name="ce7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4x-y+6=0" calcext:value-type="string">
            <text:p>4x-y+6=0</text:p>
          </table:table-cell>
          <table:table-cell table:style-name="ce96"/>
          <table:table-cell table:style-name="ce139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7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9x+y+10=0" calcext:value-type="string">
            <text:p>9x+y+10=0</text:p>
          </table:table-cell>
          <table:table-cell table:style-name="ce96"/>
          <table:table-cell table:style-name="ce140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15x+19y+17=0" calcext:value-type="string">
            <text:p>15x+19y+17=0</text:p>
          </table:table-cell>
          <table:table-cell table:style-name="ce96"/>
          <table:table-cell table:style-name="ce141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15x-3y+16=0" calcext:value-type="string">
            <text:p>-15x-3y+16=0</text:p>
          </table:table-cell>
          <table:table-cell table:style-name="ce96"/>
          <table:table-cell table:style-name="ce142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9x+8y+9=0" calcext:value-type="string">
            <text:p>19x+8y+9=0</text:p>
          </table:table-cell>
          <table:table-cell table:style-name="ce96"/>
          <table:table-cell table:style-name="ce143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7x-19y-20=0" calcext:value-type="string">
            <text:p>-17x-19y-20=0</text:p>
          </table:table-cell>
          <table:table-cell table:style-name="ce96"/>
          <table:table-cell table:style-name="ce144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14x-2y+19=0" calcext:value-type="string">
            <text:p>14x-2y+19=0</text:p>
          </table:table-cell>
          <table:table-cell table:style-name="ce96"/>
          <table:table-cell table:style-name="ce145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5x+12y-14=0" calcext:value-type="string">
            <text:p>-15x+12y-14=0</text:p>
          </table:table-cell>
          <table:table-cell table:style-name="ce96"/>
          <table:table-cell table:style-name="ce146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2x+2y-4=0" calcext:value-type="string">
            <text:p>-12x+2y-4=0</text:p>
          </table:table-cell>
          <table:table-cell table:style-name="ce96"/>
          <table:table-cell table:style-name="ce147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7x-14y-9=0" calcext:value-type="string">
            <text:p>7x-14y-9=0</text:p>
          </table:table-cell>
          <table:table-cell table:style-name="ce96"/>
          <table:table-cell table:style-name="ce148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8" table:number-rows-repeated="2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7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OkFGk2n7dDyrm/YhPhdJEgolK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9"/>
          <draw:frame draw:z-index="1" draw:style-name="gr4" draw:text-style-name="P2" svg:width="303.69mm" svg:height="220.99mm" svg:x="248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10"/>
        </table:shapes>
        <table:table-column table:style-name="co2" table:default-cell-style-name="ce7"/>
        <table:table-column table:style-name="co8" table:default-cell-style-name="ce13"/>
        <table:table-column table:style-name="co5" table:default-cell-style-name="ce7"/>
        <table:table-column table:style-name="co9" table:default-cell-style-name="ce13"/>
        <table:table-column table:style-name="co10" table:default-cell-style-name="ce13"/>
        <table:table-column table:style-name="co1" table:number-columns-repeated="1018" table:default-cell-style-name="ce13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65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43" office:value-type="string" calcext:value-type="string">
            <text:p>N°</text:p>
          </table:table-cell>
          <table:table-cell table:style-name="ce165" office:value-type="string" calcext:value-type="string">
            <text:p>Équation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72"/>
          <table:table-cell table:style-name="Default"/>
          <table:covered-table-cell table:style-name="ce72"/>
          <table:covered-table-cell table:style-name="Default"/>
          <table:table-cell table:number-columns-repeated="1019"/>
        </table:table-row>
        <table:table-row table:style-name="ro8">
          <table:table-cell table:style-name="ce7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41"/>
          <table:table-cell table:style-name="ce5"/>
          <table:table-cell table:number-columns-repeated="1021"/>
        </table:table-row>
        <table:table-row table:style-name="ro8" table:number-rows-repeated="3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OkFGk2n7dDyrm/YhPhdJEgolK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1" form:id="control11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11"/>
          <draw:frame draw:z-index="1" draw:style-name="gr4" draw:text-style-name="P2" svg:width="303.69mm" svg:height="220.99mm" svg:x="254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2"/>
        </table:shapes>
        <table:table-column table:style-name="co11" table:default-cell-style-name="ce7"/>
        <table:table-column table:style-name="co8" table:default-cell-style-name="ce13"/>
        <table:table-column table:style-name="co12" table:default-cell-style-name="ce7"/>
        <table:table-column table:style-name="co12" table:default-cell-style-name="ce13"/>
        <table:table-column table:style-name="co10" table:default-cell-style-name="ce13"/>
        <table:table-column table:style-name="co1" table:number-columns-repeated="1018" table:default-cell-style-name="ce13"/>
        <table:table-row table:style-name="ro9">
          <table:table-cell table:style-name="ce83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65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43" office:value-type="string" calcext:value-type="string">
            <text:p>N°</text:p>
          </table:table-cell>
          <table:table-cell table:style-name="ce165" office:value-type="string" calcext:value-type="string">
            <text:p>Équation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72"/>
          <table:table-cell table:style-name="Default"/>
          <table:covered-table-cell table:style-name="ce72"/>
          <table:covered-table-cell table:style-name="Default"/>
          <table:table-cell table:number-columns-repeated="1019"/>
        </table:table-row>
        <table:table-row table:style-name="ro8">
          <table:table-cell table:style-name="ce7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OkFGk2n7dDyrm/YhPhdJEgolK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3" form:id="control13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4" form:id="control14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3"/>
          <draw:frame draw:z-index="1" draw:style-name="gr4" draw:text-style-name="P2" svg:width="303.69mm" svg:height="220.99mm" svg:x="257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4"/>
        </table:shapes>
        <table:table-column table:style-name="co13" table:default-cell-style-name="ce7"/>
        <table:table-column table:style-name="co8" table:default-cell-style-name="ce13"/>
        <table:table-column table:style-name="co14" table:default-cell-style-name="ce7"/>
        <table:table-column table:style-name="co15" table:default-cell-style-name="ce13"/>
        <table:table-column table:style-name="co10" table:default-cell-style-name="ce13"/>
        <table:table-column table:style-name="co1" table:number-columns-repeated="1018" table:default-cell-style-name="ce13"/>
        <table:table-row table:style-name="ro11">
          <table:table-cell table:style-name="ce83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65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43" office:value-type="string" calcext:value-type="string">
            <text:p>N°</text:p>
          </table:table-cell>
          <table:table-cell table:style-name="ce165" office:value-type="string" calcext:value-type="string">
            <text:p>Équation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72"/>
          <table:table-cell table:style-name="Default"/>
          <table:covered-table-cell table:style-name="ce72"/>
          <table:covered-table-cell table:style-name="Default"/>
          <table:table-cell table:number-columns-repeated="1019"/>
        </table:table-row>
        <table:table-row table:style-name="ro8">
          <table:table-cell table:style-name="ce7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OkFGk2n7dDyrm/YhPhdJEgolKm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6" table:default-cell-style-name="ce224"/>
        <table:table-column table:style-name="co17" table:default-cell-style-name="ce224"/>
        <table:table-column table:style-name="co18" table:default-cell-style-name="ce224"/>
        <table:table-column table:style-name="co19" table:default-cell-style-name="ce224"/>
        <table:table-column table:style-name="co20" table:default-cell-style-name="ce224"/>
        <table:table-column table:style-name="co21" table:number-columns-repeated="2" table:default-cell-style-name="ce224"/>
        <table:table-column table:style-name="co22" table:default-cell-style-name="ce224"/>
        <table:table-column table:style-name="co23" table:default-cell-style-name="ce224"/>
        <table:table-column table:style-name="co22" table:default-cell-style-name="ce224"/>
        <table:table-column table:style-name="co24" table:default-cell-style-name="ce224"/>
        <table:table-column table:style-name="co1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31" table:default-cell-style-name="ce224"/>
        <table:table-column table:style-name="co32" table:default-cell-style-name="ce224"/>
        <table:table-column table:style-name="co20" table:number-columns-repeated="2" table:default-cell-style-name="ce224"/>
        <table:table-column table:style-name="co1" table:number-columns-repeated="990" table:default-cell-style-name="ce224"/>
        <table:table-column table:style-name="co1" table:number-columns-repeated="10" table:default-cell-style-name="ce226"/>
        <table:table-row table:style-name="ro3">
          <table:table-cell table:style-name="ce216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16"/>
          <table:covered-table-cell table:number-columns-repeated="4" table:style-name="ce179"/>
          <table:covered-table-cell table:style-name="ce192"/>
          <table:covered-table-cell table:number-columns-repeated="3"/>
          <table:covered-table-cell table:number-columns-repeated="2" table:style-name="ce226"/>
          <table:covered-table-cell table:style-name="ce200"/>
          <table:covered-table-cell table:style-name="ce226"/>
          <table:covered-table-cell table:number-columns-repeated="10"/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1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style-name="ce201" office:value-type="string" calcext:value-type="string">
            <text:p>Xmin</text:p>
          </table:table-cell>
          <table:table-cell table:style-name="ce201" office:value-type="float" office:value="-11" calcext:value-type="float">
            <text:p>-11</text:p>
          </table:table-cell>
          <table:table-cell table:number-columns-repeated="996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762684" calcext:value-type="float">
            <text:p>762684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-10;-1)" office:value-type="float" office:value="-9" calcext:value-type="float">
            <text:p>-9</text:p>
          </table:table-cell>
          <table:table-cell table:style-name="ce169" table:number-columns-repeated="2"/>
          <table:table-cell table:style-name="ce169" table:formula="of:=CONCATENATE([.C3];[.D3])" office:value-type="string" office:string-value="x=-9" calcext:value-type="string">
            <text:p>x=-9</text:p>
          </table:table-cell>
          <table:table-cell table:style-name="ce169" table:formula="of:=RANK([.A3];[.$A$3:.$A$12];0)" office:value-type="float" office:value="2" calcext:value-type="float">
            <text:p>2</text:p>
          </table:table-cell>
          <table:table-cell table:style-name="ce169" table:formula="of:=INDEX([.$G$3:.$G$12];[.H3])" office:value-type="string" office:string-value="x=1" calcext:value-type="string">
            <text:p>x=1</text:p>
          </table:table-cell>
          <table:table-cell table:style-name="ce196" table:number-columns-repeated="2"/>
          <table:table-cell/>
          <table:table-cell table:style-name="ce172" table:formula="of:=IF([.H3]=1;[.$D$3];IF([.H3]=2;[.$D$4];[.$R$2]))" office:value-type="float" office:value="1" calcext:value-type="float">
            <text:p>1</text:p>
          </table:table-cell>
          <table:table-cell table:style-name="ce172" table:formula="of:=IF([.H3]=1;[.$D$3];IF([.H3]=2;[.$D$4];[.$R$3]))" office:value-type="float" office:value="1" calcext:value-type="float">
            <text:p>1</text:p>
          </table:table-cell>
          <table:table-cell table:style-name="ce172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172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170" office:value-type="string" calcext:value-type="string">
            <text:p>X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22700" calcext:value-type="float">
            <text:p>2270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1;10)" office:value-type="float" office:value="1" calcext:value-type="float">
            <text:p>1</text:p>
          </table:table-cell>
          <table:table-cell table:style-name="ce169" table:number-columns-repeated="2"/>
          <table:table-cell table:style-name="ce169" table:formula="of:=CONCATENATE([.C4];[.D4])" office:value-type="string" office:string-value="x=1" calcext:value-type="string">
            <text:p>x=1</text:p>
          </table:table-cell>
          <table:table-cell table:style-name="ce169" table:formula="of:=RANK([.A4];[.$A$3:.$A$12];0)" office:value-type="float" office:value="10" calcext:value-type="float">
            <text:p>10</text:p>
          </table:table-cell>
          <table:table-cell table:style-name="ce169" table:formula="of:=INDEX([.$G$3:.$G$12];[.H4])" office:value-type="string" office:string-value="y=x-10" calcext:value-type="string">
            <text:p>y=x-10</text:p>
          </table:table-cell>
          <table:table-cell table:style-name="ce196" table:number-columns-repeated="2"/>
          <table:table-cell/>
          <table:table-cell table:style-name="ce172" table:formula="of:=IF([.H4]=1;[.$D$3];IF([.H4]=2;[.$D$4];[.$R$2]))" office:value-type="float" office:value="-11" calcext:value-type="float">
            <text:p>-11</text:p>
          </table:table-cell>
          <table:table-cell table:style-name="ce172" table:formula="of:=IF([.H4]=1;[.$D$3];IF([.H4]=2;[.$D$4];[.$R$3]))" office:value-type="float" office:value="11" calcext:value-type="float">
            <text:p>11</text:p>
          </table:table-cell>
          <table:table-cell table:style-name="ce172" table:formula="of:=IF([.H4]=1;[.$R$4];IF([.H4]=2;[.$R$4];INDEX([.$D$3:.$D$12];[.H4])*[.M4]+INDEX([.$E$3:.$E$12];[.H4])))" office:value-type="float" office:value="-21" calcext:value-type="float">
            <text:p>-21</text:p>
          </table:table-cell>
          <table:table-cell table:style-name="ce172" table:formula="of:=IF([.H4]=1;[.$R$5];IF([.H4]=2;[.$R$5];INDEX([.$D$3:.$D$12];[.H4])*[.N4]+INDEX([.$E$3:.$E$12];[.H4])))" office:value-type="float" office:value="1" calcext:value-type="float">
            <text:p>1</text:p>
          </table:table-cell>
          <table:table-cell table:style-name="ce170" office:value-type="string" calcext:value-type="string">
            <text:p>Ymin</text:p>
          </table:table-cell>
          <table:table-cell table:style-name="ce170" office:value-type="float" office:value="-11" calcext:value-type="float">
            <text:p>-11</text:p>
          </table:table-cell>
          <table:table-cell table:number-columns-repeated="996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656529" calcext:value-type="float">
            <text:p>656529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-10;-1)" office:value-type="float" office:value="-7" calcext:value-type="float">
            <text:p>-7</text:p>
          </table:table-cell>
          <table:table-cell table:style-name="ce169"/>
          <table:table-cell table:style-name="ce169" table:formula="of:=CONCATENATE([.C5];[.E5])" office:value-type="string" office:string-value="y=-7" calcext:value-type="string">
            <text:p>y=-7</text:p>
          </table:table-cell>
          <table:table-cell table:style-name="ce169" table:formula="of:=RANK([.A5];[.$A$3:.$A$12];0)" office:value-type="float" office:value="4" calcext:value-type="float">
            <text:p>4</text:p>
          </table:table-cell>
          <table:table-cell table:style-name="ce169" table:formula="of:=INDEX([.$G$3:.$G$12];[.H5])" office:value-type="string" office:string-value="y=10" calcext:value-type="string">
            <text:p>y=10</text:p>
          </table:table-cell>
          <table:table-cell table:style-name="ce196" table:number-columns-repeated="2"/>
          <table:table-cell/>
          <table:table-cell table:style-name="ce172" table:formula="of:=IF([.H5]=1;[.$D$3];IF([.H5]=2;[.$D$4];[.$R$2]))" office:value-type="float" office:value="-11" calcext:value-type="float">
            <text:p>-11</text:p>
          </table:table-cell>
          <table:table-cell table:style-name="ce172" table:formula="of:=IF([.H5]=1;[.$D$3];IF([.H5]=2;[.$D$4];[.$R$3]))" office:value-type="float" office:value="11" calcext:value-type="float">
            <text:p>11</text:p>
          </table:table-cell>
          <table:table-cell table:style-name="ce172" table:formula="of:=IF([.H5]=1;[.$R$4];IF([.H5]=2;[.$R$4];INDEX([.$D$3:.$D$12];[.H5])*[.M5]+INDEX([.$E$3:.$E$12];[.H5])))" office:value-type="float" office:value="10" calcext:value-type="float">
            <text:p>10</text:p>
          </table:table-cell>
          <table:table-cell table:style-name="ce172" table:formula="of:=IF([.H5]=1;[.$R$5];IF([.H5]=2;[.$R$5];INDEX([.$D$3:.$D$12];[.H5])*[.N5]+INDEX([.$E$3:.$E$12];[.H5])))" office:value-type="float" office:value="10" calcext:value-type="float">
            <text:p>10</text:p>
          </table:table-cell>
          <table:table-cell table:style-name="ce170" office:value-type="string" calcext:value-type="string">
            <text:p>Y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676721" calcext:value-type="float">
            <text:p>676721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1;10)" office:value-type="float" office:value="10" calcext:value-type="float">
            <text:p>10</text:p>
          </table:table-cell>
          <table:table-cell table:style-name="ce169"/>
          <table:table-cell table:style-name="ce169" table:formula="of:=CONCATENATE([.C6];[.E6])" office:value-type="string" office:string-value="y=10" calcext:value-type="string">
            <text:p>y=10</text:p>
          </table:table-cell>
          <table:table-cell table:style-name="ce169" table:formula="of:=RANK([.A6];[.$A$3:.$A$12];0)" office:value-type="float" office:value="3" calcext:value-type="float">
            <text:p>3</text:p>
          </table:table-cell>
          <table:table-cell table:style-name="ce189" table:formula="of:=INDEX([.$G$3:.$G$12];[.H6])" office:value-type="string" office:string-value="y=-7" calcext:value-type="string">
            <text:p>y=-7</text:p>
          </table:table-cell>
          <table:table-cell table:style-name="ce196" table:number-columns-repeated="2"/>
          <table:table-cell/>
          <table:table-cell table:style-name="ce172" table:formula="of:=IF([.H6]=1;[.$D$3];IF([.H6]=2;[.$D$4];[.$R$2]))" office:value-type="float" office:value="-11" calcext:value-type="float">
            <text:p>-11</text:p>
          </table:table-cell>
          <table:table-cell table:style-name="ce172" table:formula="of:=IF([.H6]=1;[.$D$3];IF([.H6]=2;[.$D$4];[.$R$3]))" office:value-type="float" office:value="11" calcext:value-type="float">
            <text:p>11</text:p>
          </table:table-cell>
          <table:table-cell table:style-name="ce172" table:formula="of:=IF([.H6]=1;[.$R$4];IF([.H6]=2;[.$R$4];INDEX([.$D$3:.$D$12];[.H6])*[.M6]+INDEX([.$E$3:.$E$12];[.H6])))" office:value-type="float" office:value="-7" calcext:value-type="float">
            <text:p>-7</text:p>
          </table:table-cell>
          <table:table-cell table:style-name="ce172" table:formula="of:=IF([.H6]=1;[.$R$5];IF([.H6]=2;[.$R$5];INDEX([.$D$3:.$D$12];[.H6])*[.N6]+INDEX([.$E$3:.$E$12];[.H6])))" office:value-type="float" office:value="-7" calcext:value-type="float">
            <text:p>-7</text:p>
          </table:table-cell>
          <table:table-cell table:number-columns-repeated="998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212530" calcext:value-type="float">
            <text:p>212530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IF([.A7]&lt;500000;&quot;+&quot;;&quot;-&quot;)" office:value-type="string" office:string-value="+" calcext:value-type="string">
            <text:p>+</text:p>
          </table:table-cell>
          <table:table-cell table:style-name="ce180" table:formula="of:=CONCATENATE([.C7];IF([.D7]=1;&quot;&quot;;IF([.D7]=-1;&quot;-&quot;;[.D7]));&quot;x&quot;;IF([.E7]&gt;0;&quot;+&quot;;&quot;&quot;);[.E7])" office:value-type="string" office:string-value="y=-x+4" calcext:value-type="string">
            <text:p>y=-x+4</text:p>
          </table:table-cell>
          <table:table-cell table:style-name="ce170" table:formula="of:=RANK([.A7];[.$A$3:.$A$12];0)" office:value-type="float" office:value="8" calcext:value-type="float">
            <text:p>8</text:p>
          </table:table-cell>
          <table:table-cell table:style-name="ce170" table:formula="of:=INDEX([.$G$3:.$G$12];[.H7])" office:value-type="string" office:string-value="y=3x+3" calcext:value-type="string">
            <text:p>y=3x+3</text:p>
          </table:table-cell>
          <table:table-cell table:style-name="ce196" table:number-columns-repeated="2"/>
          <table:table-cell/>
          <table:table-cell table:style-name="ce172" table:formula="of:=IF([.H7]=1;[.$D$3];IF([.H7]=2;[.$D$4];[.$R$2]))" office:value-type="float" office:value="-11" calcext:value-type="float">
            <text:p>-11</text:p>
          </table:table-cell>
          <table:table-cell table:style-name="ce172" table:formula="of:=IF([.H7]=1;[.$D$3];IF([.H7]=2;[.$D$4];[.$R$3]))" office:value-type="float" office:value="11" calcext:value-type="float">
            <text:p>11</text:p>
          </table:table-cell>
          <table:table-cell table:style-name="ce172" table:formula="of:=IF([.H7]=1;[.$R$4];IF([.H7]=2;[.$R$4];INDEX([.$D$3:.$D$12];[.H7])*[.M7]+INDEX([.$E$3:.$E$12];[.H7])))" office:value-type="float" office:value="-30" calcext:value-type="float">
            <text:p>-30</text:p>
          </table:table-cell>
          <table:table-cell table:style-name="ce172" table:formula="of:=IF([.H7]=1;[.$R$5];IF([.H7]=2;[.$R$5];INDEX([.$D$3:.$D$12];[.H7])*[.N7]+INDEX([.$E$3:.$E$12];[.H7])))" office:value-type="float" office:value="36" calcext:value-type="float">
            <text:p>36</text:p>
          </table:table-cell>
          <table:table-cell table:number-columns-repeated="998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61959" calcext:value-type="float">
            <text:p>61959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6;11)" office:value-type="float" office:value="11" calcext:value-type="float">
            <text:p>11</text:p>
          </table:table-cell>
          <table:table-cell table:style-name="ce170" table:formula="of:=IF([.A8]&lt;500000;&quot;+&quot;;&quot;-&quot;)" office:value-type="string" office:string-value="+" calcext:value-type="string">
            <text:p>+</text:p>
          </table:table-cell>
          <table:table-cell table:style-name="ce180" table:formula="of:=CONCATENATE([.C8];IF([.D8]=1;&quot;&quot;;IF([.D8]=-1;&quot;-&quot;;[.D8]));&quot;x&quot;;IF([.E8]&gt;0;&quot;+&quot;;&quot;&quot;);[.E8])" office:value-type="string" office:string-value="y=-5x+11" calcext:value-type="string">
            <text:p>y=-5x+11</text:p>
          </table:table-cell>
          <table:table-cell table:style-name="ce170" table:formula="of:=RANK([.A8];[.$A$3:.$A$12];0)" office:value-type="float" office:value="9" calcext:value-type="float">
            <text:p>9</text:p>
          </table:table-cell>
          <table:table-cell table:style-name="ce170" table:formula="of:=INDEX([.$G$3:.$G$12];[.H8])" office:value-type="string" office:string-value="y=2x+7" calcext:value-type="string">
            <text:p>y=2x+7</text:p>
          </table:table-cell>
          <table:table-cell table:style-name="ce196" table:number-columns-repeated="2"/>
          <table:table-cell/>
          <table:table-cell table:style-name="ce172" table:formula="of:=IF([.H8]=1;[.$D$3];IF([.H8]=2;[.$D$4];[.$R$2]))" office:value-type="float" office:value="-11" calcext:value-type="float">
            <text:p>-11</text:p>
          </table:table-cell>
          <table:table-cell table:style-name="ce172" table:formula="of:=IF([.H8]=1;[.$D$3];IF([.H8]=2;[.$D$4];[.$R$3]))" office:value-type="float" office:value="11" calcext:value-type="float">
            <text:p>11</text:p>
          </table:table-cell>
          <table:table-cell table:style-name="ce172" table:formula="of:=IF([.H8]=1;[.$R$4];IF([.H8]=2;[.$R$4];INDEX([.$D$3:.$D$12];[.H8])*[.M8]+INDEX([.$E$3:.$E$12];[.H8])))" office:value-type="float" office:value="-15" calcext:value-type="float">
            <text:p>-15</text:p>
          </table:table-cell>
          <table:table-cell table:style-name="ce172" table:formula="of:=IF([.H8]=1;[.$R$5];IF([.H8]=2;[.$R$5];INDEX([.$D$3:.$D$12];[.H8])*[.N8]+INDEX([.$E$3:.$E$12];[.H8])))" office:value-type="float" office:value="29" calcext:value-type="float">
            <text:p>29</text:p>
          </table:table-cell>
          <table:table-cell table:number-columns-repeated="998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295879" calcext:value-type="float">
            <text:p>295879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-10;-1)" office:value-type="float" office:value="-10" calcext:value-type="float">
            <text:p>-10</text:p>
          </table:table-cell>
          <table:table-cell table:style-name="ce170" table:formula="of:=IF([.A9]&lt;500000;&quot;+&quot;;&quot;-&quot;)" office:value-type="string" office:string-value="+" calcext:value-type="string">
            <text:p>+</text:p>
          </table:table-cell>
          <table:table-cell table:style-name="ce180" table:formula="of:=CONCATENATE([.C9];IF([.D9]=1;&quot;&quot;;IF([.D9]=-1;&quot;-&quot;;[.D9]));&quot;x&quot;;IF([.E9]&gt;0;&quot;+&quot;;&quot;&quot;);[.E9])" office:value-type="string" office:string-value="y=-4x-10" calcext:value-type="string">
            <text:p>y=-4x-10</text:p>
          </table:table-cell>
          <table:table-cell table:style-name="ce170" table:formula="of:=RANK([.A9];[.$A$3:.$A$12];0)" office:value-type="float" office:value="7" calcext:value-type="float">
            <text:p>7</text:p>
          </table:table-cell>
          <table:table-cell table:style-name="ce170" table:formula="of:=INDEX([.$G$3:.$G$12];[.H9])" office:value-type="string" office:string-value="y=-4x-10" calcext:value-type="string">
            <text:p>y=-4x-10</text:p>
          </table:table-cell>
          <table:table-cell table:style-name="ce196" table:number-columns-repeated="2"/>
          <table:table-cell/>
          <table:table-cell table:style-name="ce172" table:formula="of:=IF([.H9]=1;[.$D$3];IF([.H9]=2;[.$D$4];[.$R$2]))" office:value-type="float" office:value="-11" calcext:value-type="float">
            <text:p>-11</text:p>
          </table:table-cell>
          <table:table-cell table:style-name="ce172" table:formula="of:=IF([.H9]=1;[.$D$3];IF([.H9]=2;[.$D$4];[.$R$3]))" office:value-type="float" office:value="11" calcext:value-type="float">
            <text:p>11</text:p>
          </table:table-cell>
          <table:table-cell table:style-name="ce172" table:formula="of:=IF([.H9]=1;[.$R$4];IF([.H9]=2;[.$R$4];INDEX([.$D$3:.$D$12];[.H9])*[.M9]+INDEX([.$E$3:.$E$12];[.H9])))" office:value-type="float" office:value="34" calcext:value-type="float">
            <text:p>34</text:p>
          </table:table-cell>
          <table:table-cell table:style-name="ce172" table:formula="of:=IF([.H9]=1;[.$R$5];IF([.H9]=2;[.$R$5];INDEX([.$D$3:.$D$12];[.H9])*[.N9]+INDEX([.$E$3:.$E$12];[.H9])))" office:value-type="float" office:value="-54" calcext:value-type="float">
            <text:p>-54</text:p>
          </table:table-cell>
          <table:table-cell table:number-columns-repeated="998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833256" calcext:value-type="float">
            <text:p>833256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IF([.A10]&lt;500000;&quot;+&quot;;&quot;-&quot;)" office:value-type="string" office:string-value="-" calcext:value-type="string">
            <text:p>-</text:p>
          </table:table-cell>
          <table:table-cell table:style-name="ce180" table:formula="of:=CONCATENATE([.C10];IF([.D10]=1;&quot;&quot;;IF([.D10]=-1;&quot;-&quot;;[.D10]));&quot;x&quot;;IF([.E10]&gt;0;&quot;+&quot;;&quot;&quot;);[.E10])" office:value-type="string" office:string-value="y=3x+3" calcext:value-type="string">
            <text:p>y=3x+3</text:p>
          </table:table-cell>
          <table:table-cell table:style-name="ce170" table:formula="of:=RANK([.A10];[.$A$3:.$A$12];0)" office:value-type="float" office:value="1" calcext:value-type="float">
            <text:p>1</text:p>
          </table:table-cell>
          <table:table-cell table:style-name="ce170" table:formula="of:=INDEX([.$G$3:.$G$12];[.H10])" office:value-type="string" office:string-value="x=-9" calcext:value-type="string">
            <text:p>x=-9</text:p>
          </table:table-cell>
          <table:table-cell table:style-name="ce196" table:number-columns-repeated="2"/>
          <table:table-cell/>
          <table:table-cell table:style-name="ce172" table:formula="of:=IF([.H10]=1;[.$D$3];IF([.H10]=2;[.$D$4];[.$R$2]))" office:value-type="float" office:value="-9" calcext:value-type="float">
            <text:p>-9</text:p>
          </table:table-cell>
          <table:table-cell table:style-name="ce172" table:formula="of:=IF([.H10]=1;[.$D$3];IF([.H10]=2;[.$D$4];[.$R$3]))" office:value-type="float" office:value="-9" calcext:value-type="float">
            <text:p>-9</text:p>
          </table:table-cell>
          <table:table-cell table:style-name="ce172" table:formula="of:=IF([.H10]=1;[.$R$4];IF([.H10]=2;[.$R$4];INDEX([.$D$3:.$D$12];[.H10])*[.M10]+INDEX([.$E$3:.$E$12];[.H10])))" office:value-type="float" office:value="-11" calcext:value-type="float">
            <text:p>-11</text:p>
          </table:table-cell>
          <table:table-cell table:style-name="ce172" table:formula="of:=IF([.H10]=1;[.$R$5];IF([.H10]=2;[.$R$5];INDEX([.$D$3:.$D$12];[.H10])*[.N10]+INDEX([.$E$3:.$E$12];[.H10])))" office:value-type="float" office:value="11" calcext:value-type="float">
            <text:p>11</text:p>
          </table:table-cell>
          <table:table-cell table:number-columns-repeated="998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342356" calcext:value-type="float">
            <text:p>342356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6;11)" office:value-type="float" office:value="7" calcext:value-type="float">
            <text:p>7</text:p>
          </table:table-cell>
          <table:table-cell table:style-name="ce170" table:formula="of:=IF([.A11]&lt;500000;&quot;+&quot;;&quot;-&quot;)" office:value-type="string" office:string-value="+" calcext:value-type="string">
            <text:p>+</text:p>
          </table:table-cell>
          <table:table-cell table:style-name="ce180" table:formula="of:=CONCATENATE([.C11];IF([.D11]=1;&quot;&quot;;IF([.D11]=-1;&quot;-&quot;;[.D11]));&quot;x&quot;;IF([.E11]&gt;0;&quot;+&quot;;&quot;&quot;);[.E11])" office:value-type="string" office:string-value="y=2x+7" calcext:value-type="string">
            <text:p>y=2x+7</text:p>
          </table:table-cell>
          <table:table-cell table:style-name="ce170" table:formula="of:=RANK([.A11];[.$A$3:.$A$12];0)" office:value-type="float" office:value="5" calcext:value-type="float">
            <text:p>5</text:p>
          </table:table-cell>
          <table:table-cell table:style-name="ce170" table:formula="of:=INDEX([.$G$3:.$G$12];[.H11])" office:value-type="string" office:string-value="y=-x+4" calcext:value-type="string">
            <text:p>y=-x+4</text:p>
          </table:table-cell>
          <table:table-cell table:style-name="ce196" table:number-columns-repeated="2"/>
          <table:table-cell/>
          <table:table-cell table:style-name="ce172" table:formula="of:=IF([.H11]=1;[.$D$3];IF([.H11]=2;[.$D$4];[.$R$2]))" office:value-type="float" office:value="-11" calcext:value-type="float">
            <text:p>-11</text:p>
          </table:table-cell>
          <table:table-cell table:style-name="ce172" table:formula="of:=IF([.H11]=1;[.$D$3];IF([.H11]=2;[.$D$4];[.$R$3]))" office:value-type="float" office:value="11" calcext:value-type="float">
            <text:p>11</text:p>
          </table:table-cell>
          <table:table-cell table:style-name="ce172" table:formula="of:=IF([.H11]=1;[.$R$4];IF([.H11]=2;[.$R$4];INDEX([.$D$3:.$D$12];[.H11])*[.M11]+INDEX([.$E$3:.$E$12];[.H11])))" office:value-type="float" office:value="15" calcext:value-type="float">
            <text:p>15</text:p>
          </table:table-cell>
          <table:table-cell table:style-name="ce172" table:formula="of:=IF([.H11]=1;[.$R$5];IF([.H11]=2;[.$R$5];INDEX([.$D$3:.$D$12];[.H11])*[.N11]+INDEX([.$E$3:.$E$12];[.H11])))" office:value-type="float" office:value="-7" calcext:value-type="float">
            <text:p>-7</text:p>
          </table:table-cell>
          <table:table-cell table:number-columns-repeated="998"/>
          <table:table-cell table:style-name="ce22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297896" calcext:value-type="float">
            <text:p>297896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10;-1)" office:value-type="float" office:value="-10" calcext:value-type="float">
            <text:p>-10</text:p>
          </table:table-cell>
          <table:table-cell table:style-name="ce170" table:formula="of:=IF([.A12]&lt;500000;&quot;+&quot;;&quot;-&quot;)" office:value-type="string" office:string-value="+" calcext:value-type="string">
            <text:p>+</text:p>
          </table:table-cell>
          <table:table-cell table:style-name="ce180" table:formula="of:=CONCATENATE([.C12];IF([.D12]=1;&quot;&quot;;IF([.D12]=-1;&quot;-&quot;;[.D12]));&quot;x&quot;;IF([.E12]&gt;0;&quot;+&quot;;&quot;&quot;);[.E12])" office:value-type="string" office:string-value="y=x-10" calcext:value-type="string">
            <text:p>y=x-10</text:p>
          </table:table-cell>
          <table:table-cell table:style-name="ce170" table:formula="of:=RANK([.A12];[.$A$3:.$A$12];0)" office:value-type="float" office:value="6" calcext:value-type="float">
            <text:p>6</text:p>
          </table:table-cell>
          <table:table-cell table:style-name="ce170" table:formula="of:=INDEX([.$G$3:.$G$12];[.H12])" office:value-type="string" office:string-value="y=-5x+11" calcext:value-type="string">
            <text:p>y=-5x+11</text:p>
          </table:table-cell>
          <table:table-cell table:style-name="ce196" table:number-columns-repeated="2"/>
          <table:table-cell/>
          <table:table-cell table:style-name="ce172" table:formula="of:=IF([.H12]=1;[.$D$3];IF([.H12]=2;[.$D$4];[.$R$2]))" office:value-type="float" office:value="-11" calcext:value-type="float">
            <text:p>-11</text:p>
          </table:table-cell>
          <table:table-cell table:style-name="ce172" table:formula="of:=IF([.H12]=1;[.$D$3];IF([.H12]=2;[.$D$4];[.$R$3]))" office:value-type="float" office:value="11" calcext:value-type="float">
            <text:p>11</text:p>
          </table:table-cell>
          <table:table-cell table:style-name="ce172" table:formula="of:=IF([.H12]=1;[.$R$4];IF([.H12]=2;[.$R$4];INDEX([.$D$3:.$D$12];[.H12])*[.M12]+INDEX([.$E$3:.$E$12];[.H12])))" office:value-type="float" office:value="66" calcext:value-type="float">
            <text:p>66</text:p>
          </table:table-cell>
          <table:table-cell table:style-name="ce172" table:formula="of:=IF([.H12]=1;[.$R$5];IF([.H12]=2;[.$R$5];INDEX([.$D$3:.$D$12];[.H12])*[.N12]+INDEX([.$E$3:.$E$12];[.H12])))" office:value-type="float" office:value="-44" calcext:value-type="float">
            <text:p>-44</text:p>
          </table:table-cell>
          <table:table-cell table:number-columns-repeated="998"/>
          <table:table-cell table:style-name="ce224" table:number-columns-repeated="3"/>
          <table:table-cell table:number-columns-repeated="7"/>
        </table:table-row>
        <table:table-row table:style-name="ro3" table:number-rows-repeated="2">
          <table:table-cell table:style-name="ce171" table:number-columns-repeated="2"/>
          <table:table-cell table:style-name="ce181" table:number-columns-repeated="3"/>
          <table:table-cell table:number-columns-repeated="1009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2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number-columns-repeated="998"/>
          <table:table-cell table:style-name="ce224"/>
          <table:table-cell table:number-columns-repeated="9"/>
        </table:table-row>
        <table:table-row table:style-name="ro3">
          <table:table-cell table:style-name="ce169" table:formula="of:=RANDBETWEEN(1;1000000)" office:value-type="float" office:value="33069" calcext:value-type="float">
            <text:p>33069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IF([.A17]&lt;500000;-1;1)*RANDBETWEEN(1;10)" office:value-type="float" office:value="-10" calcext:value-type="float">
            <text:p>-10</text:p>
          </table:table-cell>
          <table:table-cell table:style-name="ce169" table:number-columns-repeated="2"/>
          <table:table-cell table:style-name="ce169" table:formula="of:=CONCATENATE([.C16];[.D16])" office:value-type="string" office:string-value="x=-10" calcext:value-type="string">
            <text:p>x=-10</text:p>
          </table:table-cell>
          <table:table-cell table:style-name="ce169" table:formula="of:=RANK([.A16];[.$A$16:.$A$29];0)" office:value-type="float" office:value="14" calcext:value-type="float">
            <text:p>14</text:p>
          </table:table-cell>
          <table:table-cell table:style-name="ce169" table:formula="of:=INDEX([.$G$16:.$G$29];[.H16])" office:value-type="string" office:string-value="y=2x-12" calcext:value-type="string">
            <text:p>y=2x-12</text:p>
          </table:table-cell>
          <table:table-cell table:style-name="ce196" table:number-columns-repeated="2"/>
          <table:table-cell/>
          <table:table-cell table:style-name="ce172" table:formula="of:=IF([.H16]=1;[.$D$16];[.$R$2])" office:value-type="float" office:value="-11" calcext:value-type="float">
            <text:p>-11</text:p>
          </table:table-cell>
          <table:table-cell table:style-name="ce172" table:formula="of:=IF([.H16]=1;[.$D$16];[.$R$3])" office:value-type="float" office:value="11" calcext:value-type="float">
            <text:p>11</text:p>
          </table:table-cell>
          <table:table-cell table:style-name="ce172" table:formula="of:=IF([.H16]=1;[.$R$4];INDEX([.$D$16:.$D$29];[.H16])*[.M16]+INDEX([.$E$16:.$E$29];[.H16]))" office:value-type="float" office:value="-34" calcext:value-type="float">
            <text:p>-34</text:p>
          </table:table-cell>
          <table:table-cell table:style-name="ce172" table:formula="of:=IF([.H16]=1;[.$R$5];INDEX([.$D$16:.$D$29];[.H16])*[.N16]+INDEX([.$E$16:.$E$29];[.H16]))" office:value-type="float" office:value="10" calcext:value-type="float">
            <text:p>10</text:p>
          </table:table-cell>
          <table:table-cell table:number-columns-repeated="1008"/>
        </table:table-row>
        <table:table-row table:style-name="ro3">
          <table:table-cell table:style-name="ce169" table:formula="of:=RANDBETWEEN(1;1000000)" office:value-type="float" office:value="110777" calcext:value-type="float">
            <text:p>110777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IF([.A17]&lt;500000;-1;1)*RANDBETWEEN(1;10)" office:value-type="float" office:value="-4" calcext:value-type="float">
            <text:p>-4</text:p>
          </table:table-cell>
          <table:table-cell table:style-name="ce169"/>
          <table:table-cell table:style-name="ce169" table:formula="of:=CONCATENATE([.C17];[.E17])" office:value-type="string" office:string-value="y=-4" calcext:value-type="string">
            <text:p>y=-4</text:p>
          </table:table-cell>
          <table:table-cell table:style-name="ce169" table:formula="of:=RANK([.A17];[.$A$16:.$A$29];0)" office:value-type="float" office:value="13" calcext:value-type="float">
            <text:p>13</text:p>
          </table:table-cell>
          <table:table-cell table:style-name="ce169" table:formula="of:=INDEX([.$G$16:.$G$29];[.H17])" office:value-type="string" office:string-value="y=7x-18" calcext:value-type="string">
            <text:p>y=7x-18</text:p>
          </table:table-cell>
          <table:table-cell table:style-name="ce196" table:number-columns-repeated="2"/>
          <table:table-cell/>
          <table:table-cell table:style-name="ce172" table:formula="of:=IF([.H17]=1;[.$D$16];[.$R$2])" office:value-type="float" office:value="-11" calcext:value-type="float">
            <text:p>-11</text:p>
          </table:table-cell>
          <table:table-cell table:style-name="ce172" table:formula="of:=IF([.H17]=1;[.$D$16];[.$R$3])" office:value-type="float" office:value="11" calcext:value-type="float">
            <text:p>11</text:p>
          </table:table-cell>
          <table:table-cell table:style-name="ce172" table:formula="of:=IF([.H17]=1;[.$R$4];INDEX([.$D$16:.$D$29];[.H17])*[.M17]+INDEX([.$E$16:.$E$29];[.H17]))" office:value-type="float" office:value="-95" calcext:value-type="float">
            <text:p>-95</text:p>
          </table:table-cell>
          <table:table-cell table:style-name="ce172" table:formula="of:=IF([.H17]=1;[.$R$5];INDEX([.$D$16:.$D$29];[.H17])*[.N17]+INDEX([.$E$16:.$E$29];[.H17]))" office:value-type="float" office:value="59" calcext:value-type="float">
            <text:p>59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734376" calcext:value-type="float">
            <text:p>734376</text:p>
          </table:table-cell>
          <table:table-cell table:style-name="ce172" office:value-type="float" office:value="3" calcext:value-type="float">
            <text:p>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1;6)" office:value-type="float" office:value="2" calcext:value-type="float">
            <text:p>2</text:p>
          </table:table-cell>
          <table:table-cell table:style-name="ce170" table:formula="of:=IF([.A18]&lt;500000;&quot;+&quot;;&quot;-&quot;)" office:value-type="string" office:string-value="-" calcext:value-type="string">
            <text:p>-</text:p>
          </table:table-cell>
          <table:table-cell table:style-name="ce180" table:formula="of:=CONCATENATE([.C18];IF([.D18]=1;&quot;&quot;;IF([.D18]=-1;&quot;-&quot;;[.D18]));&quot;x&quot;;IF([.E18]&gt;0;&quot;+&quot;;&quot;&quot;);IF([.E18]&lt;&gt;0;[.E18];&quot;&quot;))" office:value-type="string" office:string-value="y=-x+2" calcext:value-type="string">
            <text:p>y=-x+2</text:p>
          </table:table-cell>
          <table:table-cell table:style-name="ce172" table:formula="of:=RANK([.A18];[.$A$16:.$A$29];0)" office:value-type="float" office:value="2" calcext:value-type="float">
            <text:p>2</text:p>
          </table:table-cell>
          <table:table-cell table:style-name="ce172" table:formula="of:=INDEX([.$G$16:.$G$29];[.H18])" office:value-type="string" office:string-value="y=-4" calcext:value-type="string">
            <text:p>y=-4</text:p>
          </table:table-cell>
          <table:table-cell table:style-name="ce196" table:number-columns-repeated="2"/>
          <table:table-cell/>
          <table:table-cell table:style-name="ce172" table:formula="of:=IF([.H18]=1;[.$D$16];[.$R$2])" office:value-type="float" office:value="-11" calcext:value-type="float">
            <text:p>-11</text:p>
          </table:table-cell>
          <table:table-cell table:style-name="ce172" table:formula="of:=IF([.H18]=1;[.$D$16];[.$R$3])" office:value-type="float" office:value="11" calcext:value-type="float">
            <text:p>11</text:p>
          </table:table-cell>
          <table:table-cell table:style-name="ce172" table:formula="of:=IF([.H18]=1;[.$R$4];INDEX([.$D$16:.$D$29];[.H18])*[.M18]+INDEX([.$E$16:.$E$29];[.H18]))" office:value-type="float" office:value="-4" calcext:value-type="float">
            <text:p>-4</text:p>
          </table:table-cell>
          <table:table-cell table:style-name="ce172" table:formula="of:=IF([.H18]=1;[.$R$5];INDEX([.$D$16:.$D$29];[.H18])*[.N18]+INDEX([.$E$16:.$E$29];[.H18]))" office:value-type="float" office:value="-4" calcext:value-type="float">
            <text:p>-4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113866" calcext:value-type="float">
            <text:p>113866</text:p>
          </table:table-cell>
          <table:table-cell table:style-name="ce172" office:value-type="float" office:value="4" calcext:value-type="float">
            <text:p>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7;11)" office:value-type="float" office:value="9" calcext:value-type="float">
            <text:p>9</text:p>
          </table:table-cell>
          <table:table-cell table:style-name="ce170" table:formula="of:=IF([.A19]&lt;500000;&quot;+&quot;;&quot;-&quot;)" office:value-type="string" office:string-value="+" calcext:value-type="string">
            <text:p>+</text:p>
          </table:table-cell>
          <table:table-cell table:style-name="ce180" table:formula="of:=CONCATENATE([.C19];IF([.D19]=1;&quot;&quot;;IF([.D19]=-1;&quot;-&quot;;[.D19]));&quot;x&quot;;IF([.E19]&gt;0;&quot;+&quot;;&quot;&quot;);IF([.E19]&lt;&gt;0;[.E19];&quot;&quot;))" office:value-type="string" office:string-value="y=-4x+9" calcext:value-type="string">
            <text:p>y=-4x+9</text:p>
          </table:table-cell>
          <table:table-cell table:style-name="ce172" table:formula="of:=RANK([.A19];[.$A$16:.$A$29];0)" office:value-type="float" office:value="12" calcext:value-type="float">
            <text:p>12</text:p>
          </table:table-cell>
          <table:table-cell table:style-name="ce194" table:formula="of:=INDEX([.$G$16:.$G$29];[.H19])" office:value-type="string" office:string-value="y=3x-12" calcext:value-type="string">
            <text:p>y=3x-12</text:p>
          </table:table-cell>
          <table:table-cell table:style-name="ce196" table:number-columns-repeated="2"/>
          <table:table-cell/>
          <table:table-cell table:style-name="ce172" table:formula="of:=IF([.H19]=1;[.$D$16];[.$R$2])" office:value-type="float" office:value="-11" calcext:value-type="float">
            <text:p>-11</text:p>
          </table:table-cell>
          <table:table-cell table:style-name="ce172" table:formula="of:=IF([.H19]=1;[.$D$16];[.$R$3])" office:value-type="float" office:value="11" calcext:value-type="float">
            <text:p>11</text:p>
          </table:table-cell>
          <table:table-cell table:style-name="ce172" table:formula="of:=IF([.H19]=1;[.$R$4];INDEX([.$D$16:.$D$29];[.H19])*[.M19]+INDEX([.$E$16:.$E$29];[.H19]))" office:value-type="float" office:value="-45" calcext:value-type="float">
            <text:p>-45</text:p>
          </table:table-cell>
          <table:table-cell table:style-name="ce172" table:formula="of:=IF([.H19]=1;[.$R$5];INDEX([.$D$16:.$D$29];[.H19])*[.N19]+INDEX([.$E$16:.$E$29];[.H19]))" office:value-type="float" office:value="21" calcext:value-type="float">
            <text:p>21</text:p>
          </table:table-cell>
          <table:table-cell/>
          <table:table-cell table:style-name="ce204"/>
          <table:table-cell table:number-columns-repeated="2"/>
          <table:table-cell table:style-name="ce206"/>
          <table:table-cell table:number-columns-repeated="993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88776" calcext:value-type="float">
            <text:p>488776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11;14)" office:value-type="float" office:value="13" calcext:value-type="float">
            <text:p>13</text:p>
          </table:table-cell>
          <table:table-cell table:style-name="ce170" table:formula="of:=IF([.A20]&lt;500000;&quot;+&quot;;&quot;-&quot;)" office:value-type="string" office:string-value="+" calcext:value-type="string">
            <text:p>+</text:p>
          </table:table-cell>
          <table:table-cell table:style-name="ce180" table:formula="of:=CONCATENATE([.C20];IF([.D20]=1;&quot;&quot;;IF([.D20]=-1;&quot;-&quot;;[.D20]));&quot;x&quot;;IF([.E20]&gt;0;&quot;+&quot;;&quot;&quot;);IF([.E20]&lt;&gt;0;[.E20];&quot;&quot;))" office:value-type="string" office:string-value="y=-x+13" calcext:value-type="string">
            <text:p>y=-x+13</text:p>
          </table:table-cell>
          <table:table-cell table:style-name="ce170" table:formula="of:=RANK([.A20];[.$A$16:.$A$29];0)" office:value-type="float" office:value="6" calcext:value-type="float">
            <text:p>6</text:p>
          </table:table-cell>
          <table:table-cell table:style-name="ce170" table:formula="of:=INDEX([.$G$16:.$G$29];[.H20])" office:value-type="string" office:string-value="y=-3x-4" calcext:value-type="string">
            <text:p>y=-3x-4</text:p>
          </table:table-cell>
          <table:table-cell table:style-name="ce196" table:number-columns-repeated="2"/>
          <table:table-cell/>
          <table:table-cell table:style-name="ce172" table:formula="of:=IF([.H20]=1;[.$D$16];[.$R$2])" office:value-type="float" office:value="-11" calcext:value-type="float">
            <text:p>-11</text:p>
          </table:table-cell>
          <table:table-cell table:style-name="ce172" table:formula="of:=IF([.H20]=1;[.$D$16];[.$R$3])" office:value-type="float" office:value="11" calcext:value-type="float">
            <text:p>11</text:p>
          </table:table-cell>
          <table:table-cell table:style-name="ce172" table:formula="of:=IF([.H20]=1;[.$R$4];INDEX([.$D$16:.$D$29];[.H20])*[.M20]+INDEX([.$E$16:.$E$29];[.H20]))" office:value-type="float" office:value="29" calcext:value-type="float">
            <text:p>29</text:p>
          </table:table-cell>
          <table:table-cell table:style-name="ce172" table:formula="of:=IF([.H20]=1;[.$R$5];INDEX([.$D$16:.$D$29];[.H20])*[.N20]+INDEX([.$E$16:.$E$29];[.H20]))" office:value-type="float" office:value="-37" calcext:value-type="float">
            <text:p>-37</text:p>
          </table:table-cell>
          <table:table-cell/>
          <table:table-cell table:style-name="ce205"/>
          <table:table-cell table:number-columns-repeated="2"/>
          <table:table-cell table:style-name="ce206"/>
          <table:table-cell table:number-columns-repeated="993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67194" calcext:value-type="float">
            <text:p>267194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-6;-1)" office:value-type="float" office:value="-4" calcext:value-type="float">
            <text:p>-4</text:p>
          </table:table-cell>
          <table:table-cell table:style-name="ce170" table:formula="of:=IF([.A21]&lt;500000;&quot;+&quot;;&quot;-&quot;)" office:value-type="string" office:string-value="+" calcext:value-type="string">
            <text:p>+</text:p>
          </table:table-cell>
          <table:table-cell table:style-name="ce180" table:formula="of:=CONCATENATE([.C21];IF([.D21]=1;&quot;&quot;;IF([.D21]=-1;&quot;-&quot;;[.D21]));&quot;x&quot;;IF([.E21]&gt;0;&quot;+&quot;;&quot;&quot;);IF([.E21]&lt;&gt;0;[.E21];&quot;&quot;))" office:value-type="string" office:string-value="y=-3x-4" calcext:value-type="string">
            <text:p>y=-3x-4</text:p>
          </table:table-cell>
          <table:table-cell table:style-name="ce170" table:formula="of:=RANK([.A21];[.$A$16:.$A$29];0)" office:value-type="float" office:value="9" calcext:value-type="float">
            <text:p>9</text:p>
          </table:table-cell>
          <table:table-cell table:style-name="ce170" table:formula="of:=INDEX([.$G$16:.$G$29];[.H21])" office:value-type="string" office:string-value="y=3x+3" calcext:value-type="string">
            <text:p>y=3x+3</text:p>
          </table:table-cell>
          <table:table-cell table:style-name="ce196" table:number-columns-repeated="2"/>
          <table:table-cell/>
          <table:table-cell table:style-name="ce172" table:formula="of:=IF([.H21]=1;[.$D$16];[.$R$2])" office:value-type="float" office:value="-11" calcext:value-type="float">
            <text:p>-11</text:p>
          </table:table-cell>
          <table:table-cell table:style-name="ce172" table:formula="of:=IF([.H21]=1;[.$D$16];[.$R$3])" office:value-type="float" office:value="11" calcext:value-type="float">
            <text:p>11</text:p>
          </table:table-cell>
          <table:table-cell table:style-name="ce172" table:formula="of:=IF([.H21]=1;[.$R$4];INDEX([.$D$16:.$D$29];[.H21])*[.M21]+INDEX([.$E$16:.$E$29];[.H21]))" office:value-type="float" office:value="-30" calcext:value-type="float">
            <text:p>-30</text:p>
          </table:table-cell>
          <table:table-cell table:style-name="ce172" table:formula="of:=IF([.H21]=1;[.$R$5];INDEX([.$D$16:.$D$29];[.H21])*[.N21]+INDEX([.$E$16:.$E$29];[.H21]))" office:value-type="float" office:value="36" calcext:value-type="float">
            <text:p>36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24534" calcext:value-type="float">
            <text:p>224534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3)" office:value-type="float" office:value="-3" calcext:value-type="float">
            <text:p>-3</text:p>
          </table:table-cell>
          <table:table-cell table:style-name="ce170" table:formula="of:=RANDBETWEEN(11;15)" office:value-type="float" office:value="12" calcext:value-type="float">
            <text:p>12</text:p>
          </table:table-cell>
          <table:table-cell table:style-name="ce170" table:formula="of:=IF([.A22]&lt;500000;&quot;+&quot;;&quot;-&quot;)" office:value-type="string" office:string-value="+" calcext:value-type="string">
            <text:p>+</text:p>
          </table:table-cell>
          <table:table-cell table:style-name="ce180" table:formula="of:=CONCATENATE([.C22];IF([.D22]=1;&quot;&quot;;IF([.D22]=-1;&quot;-&quot;;[.D22]));&quot;x&quot;;IF([.E22]&gt;0;&quot;+&quot;;&quot;&quot;);IF([.E22]&lt;&gt;0;[.E22];&quot;&quot;))" office:value-type="string" office:string-value="y=-3x+12" calcext:value-type="string">
            <text:p>y=-3x+12</text:p>
          </table:table-cell>
          <table:table-cell table:style-name="ce170" table:formula="of:=RANK([.A22];[.$A$16:.$A$29];0)" office:value-type="float" office:value="10" calcext:value-type="float">
            <text:p>10</text:p>
          </table:table-cell>
          <table:table-cell table:style-name="ce170" table:formula="of:=INDEX([.$G$16:.$G$29];[.H22])" office:value-type="string" office:string-value="y=x+7" calcext:value-type="string">
            <text:p>y=x+7</text:p>
          </table:table-cell>
          <table:table-cell table:style-name="ce196" table:number-columns-repeated="2"/>
          <table:table-cell/>
          <table:table-cell table:style-name="ce172" table:formula="of:=IF([.H22]=1;[.$D$16];[.$R$2])" office:value-type="float" office:value="-11" calcext:value-type="float">
            <text:p>-11</text:p>
          </table:table-cell>
          <table:table-cell table:style-name="ce172" table:formula="of:=IF([.H22]=1;[.$D$16];[.$R$3])" office:value-type="float" office:value="11" calcext:value-type="float">
            <text:p>11</text:p>
          </table:table-cell>
          <table:table-cell table:style-name="ce172" table:formula="of:=IF([.H22]=1;[.$R$4];INDEX([.$D$16:.$D$29];[.H22])*[.M22]+INDEX([.$E$16:.$E$29];[.H22]))" office:value-type="float" office:value="-4" calcext:value-type="float">
            <text:p>-4</text:p>
          </table:table-cell>
          <table:table-cell table:style-name="ce172" table:formula="of:=IF([.H22]=1;[.$R$5];INDEX([.$D$16:.$D$29];[.H22])*[.N22]+INDEX([.$E$16:.$E$29];[.H22]))" office:value-type="float" office:value="18" calcext:value-type="float">
            <text:p>18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31750" calcext:value-type="float">
            <text:p>831750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8;-6)" office:value-type="float" office:value="-8" calcext:value-type="float">
            <text:p>-8</text:p>
          </table:table-cell>
          <table:table-cell table:style-name="ce170" table:formula="of:=RANDBETWEEN(15;20)" office:value-type="float" office:value="16" calcext:value-type="float">
            <text:p>16</text:p>
          </table:table-cell>
          <table:table-cell table:style-name="ce170" table:formula="of:=IF([.A23]&lt;500000;&quot;+&quot;;&quot;-&quot;)" office:value-type="string" office:string-value="-" calcext:value-type="string">
            <text:p>-</text:p>
          </table:table-cell>
          <table:table-cell table:style-name="ce180" table:formula="of:=CONCATENATE([.C23];IF([.D23]=1;&quot;&quot;;IF([.D23]=-1;&quot;-&quot;;[.D23]));&quot;x&quot;;IF([.E23]&gt;0;&quot;+&quot;;&quot;&quot;);IF([.E23]&lt;&gt;0;[.E23];&quot;&quot;))" office:value-type="string" office:string-value="y=-8x+16" calcext:value-type="string">
            <text:p>y=-8x+16</text:p>
          </table:table-cell>
          <table:table-cell table:style-name="ce170" table:formula="of:=RANK([.A23];[.$A$16:.$A$29];0)" office:value-type="float" office:value="1" calcext:value-type="float">
            <text:p>1</text:p>
          </table:table-cell>
          <table:table-cell table:style-name="ce170" table:formula="of:=INDEX([.$G$16:.$G$29];[.H23])" office:value-type="string" office:string-value="x=-10" calcext:value-type="string">
            <text:p>x=-10</text:p>
          </table:table-cell>
          <table:table-cell table:style-name="ce196" table:number-columns-repeated="2"/>
          <table:table-cell/>
          <table:table-cell table:style-name="ce172" table:formula="of:=IF([.H23]=1;[.$D$16];[.$R$2])" office:value-type="float" office:value="-10" calcext:value-type="float">
            <text:p>-10</text:p>
          </table:table-cell>
          <table:table-cell table:style-name="ce172" table:formula="of:=IF([.H23]=1;[.$D$16];[.$R$3])" office:value-type="float" office:value="-10" calcext:value-type="float">
            <text:p>-10</text:p>
          </table:table-cell>
          <table:table-cell table:style-name="ce172" table:formula="of:=IF([.H23]=1;[.$R$4];INDEX([.$D$16:.$D$29];[.H23])*[.M23]+INDEX([.$E$16:.$E$29];[.H23]))" office:value-type="float" office:value="-11" calcext:value-type="float">
            <text:p>-11</text:p>
          </table:table-cell>
          <table:table-cell table:style-name="ce172" table:formula="of:=IF([.H23]=1;[.$R$5];INDEX([.$D$16:.$D$29];[.H23])*[.N23]+INDEX([.$E$16:.$E$29];[.H23]))" office:value-type="float" office:value="11" calcext:value-type="float">
            <text:p>11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43789" calcext:value-type="float">
            <text:p>543789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6)" office:value-type="float" office:value="3" calcext:value-type="float">
            <text:p>3</text:p>
          </table:table-cell>
          <table:table-cell table:style-name="ce170" table:formula="of:=IF([.A24]&lt;500000;&quot;+&quot;;&quot;-&quot;)" office:value-type="string" office:string-value="-" calcext:value-type="string">
            <text:p>-</text:p>
          </table:table-cell>
          <table:table-cell table:style-name="ce180" table:formula="of:=CONCATENATE([.C24];IF([.D24]=1;&quot;&quot;;IF([.D24]=-1;&quot;-&quot;;[.D24]));&quot;x&quot;;IF([.E24]&gt;0;&quot;+&quot;;&quot;&quot;);IF([.E24]&lt;&gt;0;[.E24];&quot;&quot;))" office:value-type="string" office:string-value="y=3x+3" calcext:value-type="string">
            <text:p>y=3x+3</text:p>
          </table:table-cell>
          <table:table-cell table:style-name="ce170" table:formula="of:=RANK([.A24];[.$A$16:.$A$29];0)" office:value-type="float" office:value="4" calcext:value-type="float">
            <text:p>4</text:p>
          </table:table-cell>
          <table:table-cell table:style-name="ce170" table:formula="of:=INDEX([.$G$16:.$G$29];[.H24])" office:value-type="string" office:string-value="y=-4x+9" calcext:value-type="string">
            <text:p>y=-4x+9</text:p>
          </table:table-cell>
          <table:table-cell table:style-name="ce196" table:number-columns-repeated="2"/>
          <table:table-cell/>
          <table:table-cell table:style-name="ce172" table:formula="of:=IF([.H24]=1;[.$D$16];[.$R$2])" office:value-type="float" office:value="-11" calcext:value-type="float">
            <text:p>-11</text:p>
          </table:table-cell>
          <table:table-cell table:style-name="ce172" table:formula="of:=IF([.H24]=1;[.$D$16];[.$R$3])" office:value-type="float" office:value="11" calcext:value-type="float">
            <text:p>11</text:p>
          </table:table-cell>
          <table:table-cell table:style-name="ce172" table:formula="of:=IF([.H24]=1;[.$R$4];INDEX([.$D$16:.$D$29];[.H24])*[.M24]+INDEX([.$E$16:.$E$29];[.H24]))" office:value-type="float" office:value="53" calcext:value-type="float">
            <text:p>53</text:p>
          </table:table-cell>
          <table:table-cell table:style-name="ce172" table:formula="of:=IF([.H24]=1;[.$R$5];INDEX([.$D$16:.$D$29];[.H24])*[.N24]+INDEX([.$E$16:.$E$29];[.H24]))" office:value-type="float" office:value="-35" calcext:value-type="float">
            <text:p>-35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39434" calcext:value-type="float">
            <text:p>539434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7;11)" office:value-type="float" office:value="7" calcext:value-type="float">
            <text:p>7</text:p>
          </table:table-cell>
          <table:table-cell table:style-name="ce170" table:formula="of:=IF([.A25]&lt;500000;&quot;+&quot;;&quot;-&quot;)" office:value-type="string" office:string-value="-" calcext:value-type="string">
            <text:p>-</text:p>
          </table:table-cell>
          <table:table-cell table:style-name="ce180" table:formula="of:=CONCATENATE([.C25];IF([.D25]=1;&quot;&quot;;IF([.D25]=-1;&quot;-&quot;;[.D25]));&quot;x&quot;;IF([.E25]&gt;0;&quot;+&quot;;&quot;&quot;);IF([.E25]&lt;&gt;0;[.E25];&quot;&quot;))" office:value-type="string" office:string-value="y=x+7" calcext:value-type="string">
            <text:p>y=x+7</text:p>
          </table:table-cell>
          <table:table-cell table:style-name="ce170" table:formula="of:=RANK([.A25];[.$A$16:.$A$29];0)" office:value-type="float" office:value="5" calcext:value-type="float">
            <text:p>5</text:p>
          </table:table-cell>
          <table:table-cell table:style-name="ce188" table:formula="of:=INDEX([.$G$16:.$G$29];[.H25])" office:value-type="string" office:string-value="y=-x+13" calcext:value-type="string">
            <text:p>y=-x+13</text:p>
          </table:table-cell>
          <table:table-cell table:style-name="ce196" table:number-columns-repeated="2"/>
          <table:table-cell/>
          <table:table-cell table:style-name="ce172" table:formula="of:=IF([.H25]=1;[.$D$16];[.$R$2])" office:value-type="float" office:value="-11" calcext:value-type="float">
            <text:p>-11</text:p>
          </table:table-cell>
          <table:table-cell table:style-name="ce172" table:formula="of:=IF([.H25]=1;[.$D$16];[.$R$3])" office:value-type="float" office:value="11" calcext:value-type="float">
            <text:p>11</text:p>
          </table:table-cell>
          <table:table-cell table:style-name="ce172" table:formula="of:=IF([.H25]=1;[.$R$4];INDEX([.$D$16:.$D$29];[.H25])*[.M25]+INDEX([.$E$16:.$E$29];[.H25]))" office:value-type="float" office:value="24" calcext:value-type="float">
            <text:p>24</text:p>
          </table:table-cell>
          <table:table-cell table:style-name="ce172" table:formula="of:=IF([.H25]=1;[.$R$5];INDEX([.$D$16:.$D$29];[.H25])*[.N25]+INDEX([.$E$16:.$E$29];[.H25]))" office:value-type="float" office:value="2" calcext:value-type="float">
            <text:p>2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07899" calcext:value-type="float">
            <text:p>407899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5" calcext:value-type="float">
            <text:p>5</text:p>
          </table:table-cell>
          <table:table-cell table:style-name="ce170" table:formula="of:=RANDBETWEEN(-6;-1)" office:value-type="float" office:value="-5" calcext:value-type="float">
            <text:p>-5</text:p>
          </table:table-cell>
          <table:table-cell table:style-name="ce170" table:formula="of:=IF([.A26]&lt;500000;&quot;+&quot;;&quot;-&quot;)" office:value-type="string" office:string-value="+" calcext:value-type="string">
            <text:p>+</text:p>
          </table:table-cell>
          <table:table-cell table:style-name="ce180" table:formula="of:=CONCATENATE([.C26];IF([.D26]=1;&quot;&quot;;IF([.D26]=-1;&quot;-&quot;;[.D26]));&quot;x&quot;;IF([.E26]&gt;0;&quot;+&quot;;&quot;&quot;);IF([.E26]&lt;&gt;0;[.E26];&quot;&quot;))" office:value-type="string" office:string-value="y=5x-5" calcext:value-type="string">
            <text:p>y=5x-5</text:p>
          </table:table-cell>
          <table:table-cell table:style-name="ce170" table:formula="of:=RANK([.A26];[.$A$16:.$A$29];0)" office:value-type="float" office:value="8" calcext:value-type="float">
            <text:p>8</text:p>
          </table:table-cell>
          <table:table-cell table:style-name="ce170" table:formula="of:=INDEX([.$G$16:.$G$29];[.H26])" office:value-type="string" office:string-value="y=-8x+16" calcext:value-type="string">
            <text:p>y=-8x+16</text:p>
          </table:table-cell>
          <table:table-cell table:style-name="ce196" table:number-columns-repeated="2"/>
          <table:table-cell/>
          <table:table-cell table:style-name="ce172" table:formula="of:=IF([.H26]=1;[.$D$16];[.$R$2])" office:value-type="float" office:value="-11" calcext:value-type="float">
            <text:p>-11</text:p>
          </table:table-cell>
          <table:table-cell table:style-name="ce172" table:formula="of:=IF([.H26]=1;[.$D$16];[.$R$3])" office:value-type="float" office:value="11" calcext:value-type="float">
            <text:p>11</text:p>
          </table:table-cell>
          <table:table-cell table:style-name="ce172" table:formula="of:=IF([.H26]=1;[.$R$4];INDEX([.$D$16:.$D$29];[.H26])*[.M26]+INDEX([.$E$16:.$E$29];[.H26]))" office:value-type="float" office:value="104" calcext:value-type="float">
            <text:p>104</text:p>
          </table:table-cell>
          <table:table-cell table:style-name="ce172" table:formula="of:=IF([.H26]=1;[.$R$5];INDEX([.$D$16:.$D$29];[.H26])*[.N26]+INDEX([.$E$16:.$E$29];[.H26]))" office:value-type="float" office:value="-72" calcext:value-type="float">
            <text:p>-72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53964" calcext:value-type="float">
            <text:p>453964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3;5)" office:value-type="float" office:value="3" calcext:value-type="float">
            <text:p>3</text:p>
          </table:table-cell>
          <table:table-cell table:style-name="ce170" table:formula="of:=RANDBETWEEN(-15;-11)" office:value-type="float" office:value="-12" calcext:value-type="float">
            <text:p>-12</text:p>
          </table:table-cell>
          <table:table-cell table:style-name="ce170" table:formula="of:=IF([.A27]&lt;500000;&quot;+&quot;;&quot;-&quot;)" office:value-type="string" office:string-value="+" calcext:value-type="string">
            <text:p>+</text:p>
          </table:table-cell>
          <table:table-cell table:style-name="ce180" table:formula="of:=CONCATENATE([.C27];IF([.D27]=1;&quot;&quot;;IF([.D27]=-1;&quot;-&quot;;[.D27]));&quot;x&quot;;IF([.E27]&gt;0;&quot;+&quot;;&quot;&quot;);IF([.E27]&lt;&gt;0;[.E27];&quot;&quot;))" office:value-type="string" office:string-value="y=3x-12" calcext:value-type="string">
            <text:p>y=3x-12</text:p>
          </table:table-cell>
          <table:table-cell table:style-name="ce170" table:formula="of:=RANK([.A27];[.$A$16:.$A$29];0)" office:value-type="float" office:value="7" calcext:value-type="float">
            <text:p>7</text:p>
          </table:table-cell>
          <table:table-cell table:style-name="ce188" table:formula="of:=INDEX([.$G$16:.$G$29];[.H27])" office:value-type="string" office:string-value="y=-3x+12" calcext:value-type="string">
            <text:p>y=-3x+12</text:p>
          </table:table-cell>
          <table:table-cell table:style-name="ce196" table:number-columns-repeated="2"/>
          <table:table-cell/>
          <table:table-cell table:style-name="ce172" table:formula="of:=IF([.H27]=1;[.$D$16];[.$R$2])" office:value-type="float" office:value="-11" calcext:value-type="float">
            <text:p>-11</text:p>
          </table:table-cell>
          <table:table-cell table:style-name="ce172" table:formula="of:=IF([.H27]=1;[.$D$16];[.$R$3])" office:value-type="float" office:value="11" calcext:value-type="float">
            <text:p>11</text:p>
          </table:table-cell>
          <table:table-cell table:style-name="ce172" table:formula="of:=IF([.H27]=1;[.$R$4];INDEX([.$D$16:.$D$29];[.H27])*[.M27]+INDEX([.$E$16:.$E$29];[.H27]))" office:value-type="float" office:value="45" calcext:value-type="float">
            <text:p>45</text:p>
          </table:table-cell>
          <table:table-cell table:style-name="ce172" table:formula="of:=IF([.H27]=1;[.$R$5];INDEX([.$D$16:.$D$29];[.H27])*[.N27]+INDEX([.$E$16:.$E$29];[.H27]))" office:value-type="float" office:value="-21" calcext:value-type="float">
            <text:p>-21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728132" calcext:value-type="float">
            <text:p>728132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6;8)" office:value-type="float" office:value="7" calcext:value-type="float">
            <text:p>7</text:p>
          </table:table-cell>
          <table:table-cell table:style-name="ce170" table:formula="of:=RANDBETWEEN(-20;-15)" office:value-type="float" office:value="-18" calcext:value-type="float">
            <text:p>-18</text:p>
          </table:table-cell>
          <table:table-cell table:style-name="ce170" table:formula="of:=IF([.A28]&lt;500000;&quot;+&quot;;&quot;-&quot;)" office:value-type="string" office:string-value="-" calcext:value-type="string">
            <text:p>-</text:p>
          </table:table-cell>
          <table:table-cell table:style-name="ce180" table:formula="of:=CONCATENATE([.C28];IF([.D28]=1;&quot;&quot;;IF([.D28]=-1;&quot;-&quot;;[.D28]));&quot;x&quot;;IF([.E28]&gt;0;&quot;+&quot;;&quot;&quot;);IF([.E28]&lt;&gt;0;[.E28];&quot;&quot;))" office:value-type="string" office:string-value="y=7x-18" calcext:value-type="string">
            <text:p>y=7x-18</text:p>
          </table:table-cell>
          <table:table-cell table:style-name="ce170" table:formula="of:=RANK([.A28];[.$A$16:.$A$29];0)" office:value-type="float" office:value="3" calcext:value-type="float">
            <text:p>3</text:p>
          </table:table-cell>
          <table:table-cell table:style-name="ce170" table:formula="of:=INDEX([.$G$16:.$G$29];[.H28])" office:value-type="string" office:string-value="y=-x+2" calcext:value-type="string">
            <text:p>y=-x+2</text:p>
          </table:table-cell>
          <table:table-cell table:style-name="ce196" table:number-columns-repeated="2"/>
          <table:table-cell/>
          <table:table-cell table:style-name="ce172" table:formula="of:=IF([.H28]=1;[.$D$16];[.$R$2])" office:value-type="float" office:value="-11" calcext:value-type="float">
            <text:p>-11</text:p>
          </table:table-cell>
          <table:table-cell table:style-name="ce172" table:formula="of:=IF([.H28]=1;[.$D$16];[.$R$3])" office:value-type="float" office:value="11" calcext:value-type="float">
            <text:p>11</text:p>
          </table:table-cell>
          <table:table-cell table:style-name="ce172" table:formula="of:=IF([.H28]=1;[.$R$4];INDEX([.$D$16:.$D$29];[.H28])*[.M28]+INDEX([.$E$16:.$E$29];[.H28]))" office:value-type="float" office:value="13" calcext:value-type="float">
            <text:p>13</text:p>
          </table:table-cell>
          <table:table-cell table:style-name="ce172" table:formula="of:=IF([.H28]=1;[.$R$5];INDEX([.$D$16:.$D$29];[.H28])*[.N28]+INDEX([.$E$16:.$E$29];[.H28]))" office:value-type="float" office:value="-9" calcext:value-type="float">
            <text:p>-9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178125" calcext:value-type="float">
            <text:p>178125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-14;-11)" office:value-type="float" office:value="-12" calcext:value-type="float">
            <text:p>-12</text:p>
          </table:table-cell>
          <table:table-cell table:style-name="ce170" table:formula="of:=IF([.A29]&lt;500000;&quot;+&quot;;&quot;-&quot;)" office:value-type="string" office:string-value="+" calcext:value-type="string">
            <text:p>+</text:p>
          </table:table-cell>
          <table:table-cell table:style-name="ce180" table:formula="of:=CONCATENATE([.C29];IF([.D29]=1;&quot;&quot;;IF([.D29]=-1;&quot;-&quot;;[.D29]));&quot;x&quot;;IF([.E29]&gt;0;&quot;+&quot;;&quot;&quot;);IF([.E29]&lt;&gt;0;[.E29];&quot;&quot;))" office:value-type="string" office:string-value="y=2x-12" calcext:value-type="string">
            <text:p>y=2x-12</text:p>
          </table:table-cell>
          <table:table-cell table:style-name="ce170" table:formula="of:=RANK([.A29];[.$A$16:.$A$29];0)" office:value-type="float" office:value="11" calcext:value-type="float">
            <text:p>11</text:p>
          </table:table-cell>
          <table:table-cell table:style-name="ce170" table:formula="of:=INDEX([.$G$16:.$G$29];[.H29])" office:value-type="string" office:string-value="y=5x-5" calcext:value-type="string">
            <text:p>y=5x-5</text:p>
          </table:table-cell>
          <table:table-cell table:style-name="ce196" table:number-columns-repeated="2"/>
          <table:table-cell/>
          <table:table-cell table:style-name="ce172" table:formula="of:=IF([.H29]=1;[.$D$16];[.$R$2])" office:value-type="float" office:value="-11" calcext:value-type="float">
            <text:p>-11</text:p>
          </table:table-cell>
          <table:table-cell table:style-name="ce172" table:formula="of:=IF([.H29]=1;[.$D$16];[.$R$3])" office:value-type="float" office:value="11" calcext:value-type="float">
            <text:p>11</text:p>
          </table:table-cell>
          <table:table-cell table:style-name="ce172" table:formula="of:=IF([.H29]=1;[.$R$4];INDEX([.$D$16:.$D$29];[.H29])*[.M29]+INDEX([.$E$16:.$E$29];[.H29]))" office:value-type="float" office:value="-60" calcext:value-type="float">
            <text:p>-60</text:p>
          </table:table-cell>
          <table:table-cell table:style-name="ce172" table:formula="of:=IF([.H29]=1;[.$R$5];INDEX([.$D$16:.$D$29];[.H29])*[.N29]+INDEX([.$E$16:.$E$29];[.H29]))" office:value-type="float" office:value="50" calcext:value-type="float">
            <text:p>50</text:p>
          </table:table-cell>
          <table:table-cell table:number-columns-repeated="998"/>
          <table:table-cell table:style-name="ce224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 num</text:p>
          </table:table-cell>
          <table:table-cell table:style-name="ce168" office:value-type="string" calcext:value-type="string">
            <text:p>a dénom</text:p>
          </table:table-cell>
          <table:table-cell table:style-name="ce168" office:value-type="string" calcext:value-type="string">
            <text:p>b num</text:p>
          </table:table-cell>
          <table:table-cell table:style-name="ce168" office:value-type="string" calcext:value-type="string">
            <text:p>b dénom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3</text:p>
          </table:table-cell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990"/>
          <table:table-cell table:style-name="ce224"/>
          <table:table-cell table:style-name="ce208" table:number-columns-repeated="9"/>
        </table:table-row>
        <table:table-row table:style-name="ro3">
          <table:table-cell table:style-name="ce169" table:formula="of:=RANDBETWEEN(1;1000000)" office:value-type="float" office:value="144779" calcext:value-type="float">
            <text:p>144779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2]" office:value-type="float" office:value="19" calcext:value-type="float">
            <text:p>19</text:p>
          </table:table-cell>
          <table:table-cell table:style-name="ce169" table:formula="of:=[.V32]" office:value-type="float" office:value="9" calcext:value-type="float">
            <text:p>9</text:p>
          </table:table-cell>
          <table:table-cell table:style-name="ce189" table:formula="of:=[.U55]" office:value-type="float" office:value="14" calcext:value-type="float">
            <text:p>14</text:p>
          </table:table-cell>
          <table:table-cell table:style-name="ce189" table:formula="of:=[.V55]" office:value-type="float" office:value="9" calcext:value-type="float">
            <text:p>9</text:p>
          </table:table-cell>
          <table:table-cell table:style-name="ce169"/>
          <table:table-cell table:style-name="ce169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19x/9+14/9" calcext:value-type="string">
            <text:p>y=19x/9+14/9</text:p>
          </table:table-cell>
          <table:table-cell table:style-name="ce169" table:formula="of:=RANK([.A32];[.$A$32:.$A$51];0)" office:value-type="float" office:value="17" calcext:value-type="float">
            <text:p>17</text:p>
          </table:table-cell>
          <table:table-cell table:style-name="ce169" table:formula="of:=INDEX([.$I$32:.$I$51];[.J32])" office:value-type="string" office:string-value="y=3x/4-10" calcext:value-type="string">
            <text:p>y=3x/4-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2])*[.M32]/INDEX([.$E$32:.$E$51];[.J32])+IF(INDEX([.$H$32:.$H$51];[.J32])=&quot;-&quot;;-1;1)*INDEX([.$F$32:.$F$51];[.J32])/INDEX([.$G$32:.$G$51];[.J32])" office:value-type="float" office:value="-18.25" calcext:value-type="float">
            <text:p>-18,25</text:p>
          </table:table-cell>
          <table:table-cell table:style-name="ce169" table:formula="of:=INDEX([.$D$32:.$D$51];[.J32])*[.N32]/INDEX([.$E$32:.$E$51];[.J32])+IF(INDEX([.$H$32:.$H$51];[.J32])=&quot;-&quot;;-1;1)*INDEX([.$F$32:.$F$51];[.J32])/INDEX([.$G$32:.$G$51];[.J32])" office:value-type="float" office:value="-1.75" calcext:value-type="float">
            <text:p>-1,75</text:p>
          </table:table-cell>
          <table:table-cell/>
          <table:table-cell table:style-name="ce172" table:formula="of:=[.E54]-[.C54]" office:value-type="float" office:value="19" calcext:value-type="float">
            <text:p>19</text:p>
          </table:table-cell>
          <table:table-cell table:style-name="ce172" table:formula="of:=[.D54]-[.B54]" office:value-type="float" office:value="9" calcext:value-type="float">
            <text:p>9</text:p>
          </table:table-cell>
          <table:table-cell table:style-name="ce194" table:formula="of:=GCD(ABS([.R32]);ABS([.S32]))" office:value-type="float" office:value="1" calcext:value-type="float">
            <text:p>1</text:p>
          </table:table-cell>
          <table:table-cell table:style-name="ce194" table:formula="of:=[.R32]/[.T32]" office:value-type="float" office:value="19" calcext:value-type="float">
            <text:p>19</text:p>
          </table:table-cell>
          <table:table-cell table:style-name="ce194" table:formula="of:=[.S32]/[.T32]" office:value-type="float" office:value="9" calcext:value-type="float">
            <text:p>9</text:p>
          </table:table-cell>
          <table:table-cell table:style-name="ce207" table:formula="of:=[.U32]/[.V32]" office:value-type="float" office:value="2.11111111111111" calcext:value-type="float">
            <text:p>19/9 </text:p>
          </table:table-cell>
          <table:table-cell table:style-name="ce207" table:formula="of:=IF([.D32]=0;&quot;0&quot;;(IF([.D32]=[.E32];&quot;1&quot;;(IF([.D32]=-[.E32];&quot;-1&quot;;IF([.E32]=1;TEXT([.D32];10);[.W32]))))))" office:value-type="float" office:value="2.11111111111111" calcext:value-type="float">
            <text:p>19/9 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321979" calcext:value-type="float">
            <text:p>321979</text:p>
          </table:table-cell>
          <table:table-cell table:style-name="ce169" office:value-type="float" office:value="2" calcext:value-type="float">
            <text:p>2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3]" office:value-type="float" office:value="3" calcext:value-type="float">
            <text:p>3</text:p>
          </table:table-cell>
          <table:table-cell table:style-name="ce169" table:formula="of:=[.V33]" office:value-type="float" office:value="5" calcext:value-type="float">
            <text:p>5</text:p>
          </table:table-cell>
          <table:table-cell table:style-name="ce189" table:formula="of:=[.U56]" office:value-type="float" office:value="-24" calcext:value-type="float">
            <text:p>-24</text:p>
          </table:table-cell>
          <table:table-cell table:style-name="ce189" table:formula="of:=[.V56]" office:value-type="float" office:value="5" calcext:value-type="float">
            <text:p>5</text:p>
          </table:table-cell>
          <table:table-cell table:style-name="ce169"/>
          <table:table-cell table:style-name="ce169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3x/5-24/5" calcext:value-type="string">
            <text:p>y=3x/5-24/5</text:p>
          </table:table-cell>
          <table:table-cell table:style-name="ce169" table:formula="of:=RANK([.A33];[.$A$32:.$A$51];0)" office:value-type="float" office:value="13" calcext:value-type="float">
            <text:p>13</text:p>
          </table:table-cell>
          <table:table-cell table:style-name="ce189" table:formula="of:=INDEX([.$I$32:.$I$51];[.J33])" office:value-type="string" office:string-value="y=2x/11-9" calcext:value-type="string">
            <text:p>y=2x/11-9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3])*[.M33]/INDEX([.$E$32:.$E$51];[.J33])+IF(INDEX([.$H$32:.$H$51];[.J33])=&quot;-&quot;;-1;1)*INDEX([.$F$32:.$F$51];[.J33])/INDEX([.$G$32:.$G$51];[.J33])" office:value-type="float" office:value="-11" calcext:value-type="float">
            <text:p>-11</text:p>
          </table:table-cell>
          <table:table-cell table:style-name="ce169" table:formula="of:=INDEX([.$D$32:.$D$51];[.J33])*[.N33]/INDEX([.$E$32:.$E$51];[.J33])+IF(INDEX([.$H$32:.$H$51];[.J33])=&quot;-&quot;;-1;1)*INDEX([.$F$32:.$F$51];[.J33])/INDEX([.$G$32:.$G$51];[.J33])" office:value-type="float" office:value="-7" calcext:value-type="float">
            <text:p>-7</text:p>
          </table:table-cell>
          <table:table-cell/>
          <table:table-cell table:style-name="ce172" table:formula="of:=[.E55]-[.C55]" office:value-type="float" office:value="6" calcext:value-type="float">
            <text:p>6</text:p>
          </table:table-cell>
          <table:table-cell table:style-name="ce172" table:formula="of:=[.D55]-[.B55]" office:value-type="float" office:value="10" calcext:value-type="float">
            <text:p>10</text:p>
          </table:table-cell>
          <table:table-cell table:style-name="ce194" table:formula="of:=GCD(ABS([.R33]);ABS([.S33]))" office:value-type="float" office:value="2" calcext:value-type="float">
            <text:p>2</text:p>
          </table:table-cell>
          <table:table-cell table:style-name="ce194" table:formula="of:=[.R33]/[.T33]" office:value-type="float" office:value="3" calcext:value-type="float">
            <text:p>3</text:p>
          </table:table-cell>
          <table:table-cell table:style-name="ce194" table:formula="of:=[.S33]/[.T33]" office:value-type="float" office:value="5" calcext:value-type="float">
            <text:p>5</text:p>
          </table:table-cell>
          <table:table-cell table:style-name="ce207" table:formula="of:=[.U33]/[.V33]" office:value-type="float" office:value="0.6" calcext:value-type="float">
            <text:p><text:s/>3/5 </text:p>
          </table:table-cell>
          <table:table-cell table:style-name="ce207" table:formula="of:=IF([.D33]=0;&quot;0&quot;;(IF([.D33]=[.E33];&quot;1&quot;;(IF([.D33]=-[.E33];&quot;-1&quot;;IF([.E33]=1;TEXT([.D33];10);[.W33]))))))" office:value-type="float" office:value="0.6" calcext:value-type="float">
            <text:p><text:s/>3/5 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589431" calcext:value-type="float">
            <text:p>589431</text:p>
          </table:table-cell>
          <table:table-cell table:style-name="ce169" office:value-type="float" office:value="3" calcext:value-type="float">
            <text:p>3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4]" office:value-type="float" office:value="-17" calcext:value-type="float">
            <text:p>-17</text:p>
          </table:table-cell>
          <table:table-cell table:style-name="ce169" table:formula="of:=[.V34]" office:value-type="float" office:value="19" calcext:value-type="float">
            <text:p>19</text:p>
          </table:table-cell>
          <table:table-cell table:style-name="ce189" table:formula="of:=[.U57]" office:value-type="float" office:value="-3" calcext:value-type="float">
            <text:p>-3</text:p>
          </table:table-cell>
          <table:table-cell table:style-name="ce189" table:formula="of:=[.V57]" office:value-type="float" office:value="19" calcext:value-type="float">
            <text:p>19</text:p>
          </table:table-cell>
          <table:table-cell table:style-name="ce169"/>
          <table:table-cell table:style-name="ce169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17x/19-3/19" calcext:value-type="string">
            <text:p>y=-17x/19-3/19</text:p>
          </table:table-cell>
          <table:table-cell table:style-name="ce169" table:formula="of:=RANK([.A34];[.$A$32:.$A$51];0)" office:value-type="float" office:value="11" calcext:value-type="float">
            <text:p>11</text:p>
          </table:table-cell>
          <table:table-cell table:style-name="ce169" table:formula="of:=INDEX([.$I$32:.$I$51];[.J34])" office:value-type="string" office:string-value="y=-10x/11+7" calcext:value-type="string">
            <text:p>y=-10x/11+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4])*[.M34]/INDEX([.$E$32:.$E$51];[.J34])+IF(INDEX([.$H$32:.$H$51];[.J34])=&quot;-&quot;;-1;1)*INDEX([.$F$32:.$F$51];[.J34])/INDEX([.$G$32:.$G$51];[.J34])" office:value-type="float" office:value="17" calcext:value-type="float">
            <text:p>17</text:p>
          </table:table-cell>
          <table:table-cell table:style-name="ce169" table:formula="of:=INDEX([.$D$32:.$D$51];[.J34])*[.N34]/INDEX([.$E$32:.$E$51];[.J34])+IF(INDEX([.$H$32:.$H$51];[.J34])=&quot;-&quot;;-1;1)*INDEX([.$F$32:.$F$51];[.J34])/INDEX([.$G$32:.$G$51];[.J34])" office:value-type="float" office:value="-3" calcext:value-type="float">
            <text:p>-3</text:p>
          </table:table-cell>
          <table:table-cell/>
          <table:table-cell table:style-name="ce172" table:formula="of:=[.E56]-[.C56]" office:value-type="float" office:value="-17" calcext:value-type="float">
            <text:p>-17</text:p>
          </table:table-cell>
          <table:table-cell table:style-name="ce172" table:formula="of:=[.D56]-[.B56]" office:value-type="float" office:value="19" calcext:value-type="float">
            <text:p>19</text:p>
          </table:table-cell>
          <table:table-cell table:style-name="ce194" table:formula="of:=GCD(ABS([.R34]);ABS([.S34]))" office:value-type="float" office:value="1" calcext:value-type="float">
            <text:p>1</text:p>
          </table:table-cell>
          <table:table-cell table:style-name="ce194" table:formula="of:=[.R34]/[.T34]" office:value-type="float" office:value="-17" calcext:value-type="float">
            <text:p>-17</text:p>
          </table:table-cell>
          <table:table-cell table:style-name="ce194" table:formula="of:=[.S34]/[.T34]" office:value-type="float" office:value="19" calcext:value-type="float">
            <text:p>19</text:p>
          </table:table-cell>
          <table:table-cell table:style-name="ce207" table:formula="of:=[.U34]/[.V34]" office:value-type="float" office:value="-0.894736842105263" calcext:value-type="float">
            <text:p>-17/19</text:p>
          </table:table-cell>
          <table:table-cell table:style-name="ce207" table:formula="of:=IF([.D34]=0;&quot;0&quot;;(IF([.D34]=[.E34];&quot;1&quot;;(IF([.D34]=-[.E34];&quot;-1&quot;;IF([.E34]=1;TEXT([.D34];10);[.W34]))))))" office:value-type="float" office:value="-0.894736842105263" calcext:value-type="float">
            <text:p>-17/19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51177" calcext:value-type="float">
            <text:p>51177</text:p>
          </table:table-cell>
          <table:table-cell table:style-name="ce169" office:value-type="float" office:value="4" calcext:value-type="float">
            <text:p>4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5]" office:value-type="float" office:value="-1" calcext:value-type="float">
            <text:p>-1</text:p>
          </table:table-cell>
          <table:table-cell table:style-name="ce169" table:formula="of:=[.V35]" office:value-type="float" office:value="3" calcext:value-type="float">
            <text:p>3</text:p>
          </table:table-cell>
          <table:table-cell table:style-name="ce189" table:formula="of:=[.U58]" office:value-type="float" office:value="23" calcext:value-type="float">
            <text:p>23</text:p>
          </table:table-cell>
          <table:table-cell table:style-name="ce189" table:formula="of:=[.V58]" office:value-type="float" office:value="3" calcext:value-type="float">
            <text:p>3</text:p>
          </table:table-cell>
          <table:table-cell table:style-name="ce169"/>
          <table:table-cell table:style-name="ce169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x/3+23/3" calcext:value-type="string">
            <text:p>y=-x/3+23/3</text:p>
          </table:table-cell>
          <table:table-cell table:style-name="ce169" table:formula="of:=RANK([.A35];[.$A$32:.$A$51];0)" office:value-type="float" office:value="19" calcext:value-type="float">
            <text:p>19</text:p>
          </table:table-cell>
          <table:table-cell table:style-name="ce169" table:formula="of:=INDEX([.$I$32:.$I$51];[.J35])" office:value-type="string" office:string-value="y=3x/8-11" calcext:value-type="string">
            <text:p>y=3x/8-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5])*[.M35]/INDEX([.$E$32:.$E$51];[.J35])+IF(INDEX([.$H$32:.$H$51];[.J35])=&quot;-&quot;;-1;1)*INDEX([.$F$32:.$F$51];[.J35])/INDEX([.$G$32:.$G$51];[.J35])" office:value-type="float" office:value="-15.125" calcext:value-type="float">
            <text:p>-15,125</text:p>
          </table:table-cell>
          <table:table-cell table:style-name="ce169" table:formula="of:=INDEX([.$D$32:.$D$51];[.J35])*[.N35]/INDEX([.$E$32:.$E$51];[.J35])+IF(INDEX([.$H$32:.$H$51];[.J35])=&quot;-&quot;;-1;1)*INDEX([.$F$32:.$F$51];[.J35])/INDEX([.$G$32:.$G$51];[.J35])" office:value-type="float" office:value="-6.875" calcext:value-type="float">
            <text:p>-6,875</text:p>
          </table:table-cell>
          <table:table-cell/>
          <table:table-cell table:style-name="ce172" table:formula="of:=[.E57]-[.C57]" office:value-type="float" office:value="-5" calcext:value-type="float">
            <text:p>-5</text:p>
          </table:table-cell>
          <table:table-cell table:style-name="ce172" table:formula="of:=[.D57]-[.B57]" office:value-type="float" office:value="15" calcext:value-type="float">
            <text:p>15</text:p>
          </table:table-cell>
          <table:table-cell table:style-name="ce194" table:formula="of:=GCD(ABS([.R35]);ABS([.S35]))" office:value-type="float" office:value="5" calcext:value-type="float">
            <text:p>5</text:p>
          </table:table-cell>
          <table:table-cell table:style-name="ce194" table:formula="of:=[.R35]/[.T35]" office:value-type="float" office:value="-1" calcext:value-type="float">
            <text:p>-1</text:p>
          </table:table-cell>
          <table:table-cell table:style-name="ce194" table:formula="of:=[.S35]/[.T35]" office:value-type="float" office:value="3" calcext:value-type="float">
            <text:p>3</text:p>
          </table:table-cell>
          <table:table-cell table:style-name="ce207" table:formula="of:=[.U35]/[.V35]" office:value-type="float" office:value="-0.333333333333333" calcext:value-type="float">
            <text:p>- 1/3 </text:p>
          </table:table-cell>
          <table:table-cell table:style-name="ce207" table:formula="of:=IF([.D35]=0;&quot;0&quot;;(IF([.D35]=[.E35];&quot;1&quot;;(IF([.D35]=-[.E35];&quot;-1&quot;;IF([.E35]=1;TEXT([.D35];10);[.W35]))))))" office:value-type="float" office:value="-0.333333333333333" calcext:value-type="float">
            <text:p>- 1/3 </text:p>
          </table:table-cell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773248" calcext:value-type="float">
            <text:p>773248</text:p>
          </table:table-cell>
          <table:table-cell table:style-name="ce174" office:value-type="float" office:value="5" calcext:value-type="float">
            <text:p>5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5" calcext:value-type="float">
            <text:p>-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5" calcext:value-type="float">
            <text:p>1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6]&lt;500000;&quot;+&quot;;&quot;-&quot;)" office:value-type="string" office:string-value="-" calcext:value-type="string">
            <text:p>-</text:p>
          </table:table-cell>
          <table:table-cell table:style-name="ce183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-5x-15" calcext:value-type="string">
            <text:p>y=-5x-15</text:p>
          </table:table-cell>
          <table:table-cell table:style-name="ce174" table:formula="of:=RANK([.A36];[.$A$32:.$A$51];0)" office:value-type="float" office:value="3" calcext:value-type="float">
            <text:p>3</text:p>
          </table:table-cell>
          <table:table-cell table:style-name="ce174" table:formula="of:=INDEX([.$I$32:.$I$51];[.J36])" office:value-type="string" office:string-value="y=-17x/19-3/19" calcext:value-type="string">
            <text:p>y=-17x/19-3/19</text:p>
          </table:table-cell>
          <table:table-cell table:style-name="ce181"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6])*[.M36]/INDEX([.$E$32:.$E$51];[.J36])+IF(INDEX([.$H$32:.$H$51];[.J36])=&quot;-&quot;;-1;1)*INDEX([.$F$32:.$F$51];[.J36])/INDEX([.$G$32:.$G$51];[.J36])" office:value-type="float" office:value="9.68421052631579" calcext:value-type="float">
            <text:p>9,68421052631579</text:p>
          </table:table-cell>
          <table:table-cell table:style-name="ce174" table:formula="of:=INDEX([.$D$32:.$D$51];[.J36])*[.N36]/INDEX([.$E$32:.$E$51];[.J36])+IF(INDEX([.$H$32:.$H$51];[.J36])=&quot;-&quot;;-1;1)*INDEX([.$F$32:.$F$51];[.J36])/INDEX([.$G$32:.$G$51];[.J36])" office:value-type="float" office:value="-10" calcext:value-type="float">
            <text:p>-10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13216" calcext:value-type="float">
            <text:p>13216</text:p>
          </table:table-cell>
          <table:table-cell table:style-name="ce174" office:value-type="float" office:value="6" calcext:value-type="float">
            <text:p>6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5" calcext:value-type="float">
            <text:p>-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7]&lt;500000;&quot;+&quot;;&quot;-&quot;)" office:value-type="string" office:string-value="+" calcext:value-type="string">
            <text:p>+</text:p>
          </table:table-cell>
          <table:table-cell table:style-name="ce183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-5x+4" calcext:value-type="string">
            <text:p>y=-5x+4</text:p>
          </table:table-cell>
          <table:table-cell table:style-name="ce174" table:formula="of:=RANK([.A37];[.$A$32:.$A$51];0)" office:value-type="float" office:value="20" calcext:value-type="float">
            <text:p>20</text:p>
          </table:table-cell>
          <table:table-cell table:style-name="ce174" table:formula="of:=INDEX([.$I$32:.$I$51];[.J37])" office:value-type="string" office:string-value="y=7x/10-10" calcext:value-type="string">
            <text:p>y=7x/10-10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7])*[.M37]/INDEX([.$E$32:.$E$51];[.J37])+IF(INDEX([.$H$32:.$H$51];[.J37])=&quot;-&quot;;-1;1)*INDEX([.$F$32:.$F$51];[.J37])/INDEX([.$G$32:.$G$51];[.J37])" office:value-type="float" office:value="-17.7" calcext:value-type="float">
            <text:p>-17,7</text:p>
          </table:table-cell>
          <table:table-cell table:style-name="ce174" table:formula="of:=INDEX([.$D$32:.$D$51];[.J37])*[.N37]/INDEX([.$E$32:.$E$51];[.J37])+IF(INDEX([.$H$32:.$H$51];[.J37])=&quot;-&quot;;-1;1)*INDEX([.$F$32:.$F$51];[.J37])/INDEX([.$G$32:.$G$51];[.J37])" office:value-type="float" office:value="-2.3" calcext:value-type="float">
            <text:p>-2,3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637927" calcext:value-type="float">
            <text:p>637927</text:p>
          </table:table-cell>
          <table:table-cell table:style-name="ce174" office:value-type="float" office:value="7" calcext:value-type="float">
            <text:p>7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2" calcext:value-type="float">
            <text:p>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3" calcext:value-type="float">
            <text:p>3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8]&lt;500000;&quot;+&quot;;&quot;-&quot;)" office:value-type="string" office:string-value="-" calcext:value-type="string">
            <text:p>-</text:p>
          </table:table-cell>
          <table:table-cell table:style-name="ce183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2x-3" calcext:value-type="string">
            <text:p>y=2x-3</text:p>
          </table:table-cell>
          <table:table-cell table:style-name="ce174" table:formula="of:=RANK([.A38];[.$A$32:.$A$51];0)" office:value-type="float" office:value="7" calcext:value-type="float">
            <text:p>7</text:p>
          </table:table-cell>
          <table:table-cell table:style-name="ce174" table:formula="of:=INDEX([.$I$32:.$I$51];[.J38])" office:value-type="string" office:string-value="y=2x-3" calcext:value-type="string">
            <text:p>y=2x-3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8])*[.M38]/INDEX([.$E$32:.$E$51];[.J38])+IF(INDEX([.$H$32:.$H$51];[.J38])=&quot;-&quot;;-1;1)*INDEX([.$F$32:.$F$51];[.J38])/INDEX([.$G$32:.$G$51];[.J38])" office:value-type="float" office:value="-25" calcext:value-type="float">
            <text:p>-25</text:p>
          </table:table-cell>
          <table:table-cell table:style-name="ce174" table:formula="of:=INDEX([.$D$32:.$D$51];[.J38])*[.N38]/INDEX([.$E$32:.$E$51];[.J38])+IF(INDEX([.$H$32:.$H$51];[.J38])=&quot;-&quot;;-1;1)*INDEX([.$F$32:.$F$51];[.J38])/INDEX([.$G$32:.$G$51];[.J38])" office:value-type="float" office:value="19" calcext:value-type="float">
            <text:p>19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714598" calcext:value-type="float">
            <text:p>714598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5" calcext:value-type="float">
            <text:p>-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4" calcext:value-type="float">
            <text:p>1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9]&lt;500000;&quot;+&quot;;&quot;-&quot;)" office:value-type="string" office:string-value="-" calcext:value-type="string">
            <text:p>-</text:p>
          </table:table-cell>
          <table:table-cell table:style-name="ce183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-5x-14" calcext:value-type="string">
            <text:p>y=-5x-14</text:p>
          </table:table-cell>
          <table:table-cell table:style-name="ce174" table:formula="of:=RANK([.A39];[.$A$32:.$A$51];0)" office:value-type="float" office:value="6" calcext:value-type="float">
            <text:p>6</text:p>
          </table:table-cell>
          <table:table-cell table:style-name="ce174" table:formula="of:=INDEX([.$I$32:.$I$51];[.J39])" office:value-type="string" office:string-value="y=-5x+4" calcext:value-type="string">
            <text:p>y=-5x+4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9])*[.M39]/INDEX([.$E$32:.$E$51];[.J39])+IF(INDEX([.$H$32:.$H$51];[.J39])=&quot;-&quot;;-1;1)*INDEX([.$F$32:.$F$51];[.J39])/INDEX([.$G$32:.$G$51];[.J39])" office:value-type="float" office:value="59" calcext:value-type="float">
            <text:p>59</text:p>
          </table:table-cell>
          <table:table-cell table:style-name="ce174" table:formula="of:=INDEX([.$D$32:.$D$51];[.J39])*[.N39]/INDEX([.$E$32:.$E$51];[.J39])+IF(INDEX([.$H$32:.$H$51];[.J39])=&quot;-&quot;;-1;1)*INDEX([.$F$32:.$F$51];[.J39])/INDEX([.$G$32:.$G$51];[.J39])" office:value-type="float" office:value="-51" calcext:value-type="float">
            <text:p>-51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730740" calcext:value-type="float">
            <text:p>730740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0]/[.T40]" office:value-type="float" office:value="4" calcext:value-type="float">
            <text:p>4</text:p>
          </table:table-cell>
          <table:table-cell table:style-name="ce188" table:formula="of:=[.S40]/[.T40]" office:value-type="float" office:value="11" calcext:value-type="float">
            <text:p>11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0]&lt;500000;&quot;+&quot;;&quot;-&quot;)" office:value-type="string" office:string-value="-" calcext:value-type="string">
            <text:p>-</text:p>
          </table:table-cell>
          <table:table-cell table:style-name="ce180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4x/11-12" calcext:value-type="string">
            <text:p>y=4x/11-12</text:p>
          </table:table-cell>
          <table:table-cell table:style-name="ce170" table:formula="of:=RANK([.A40];[.$A$32:.$A$51];0)" office:value-type="float" office:value="5" calcext:value-type="float">
            <text:p>5</text:p>
          </table:table-cell>
          <table:table-cell table:style-name="ce172" table:formula="of:=INDEX([.$I$32:.$I$51];[.J40])" office:value-type="string" office:string-value="y=-5x-15" calcext:value-type="string">
            <text:p>y=-5x-1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0])*[.M40]/INDEX([.$E$32:.$E$51];[.J40])+IF(INDEX([.$H$32:.$H$51];[.J40])=&quot;-&quot;;-1;1)*INDEX([.$F$32:.$F$51];[.J40])/INDEX([.$G$32:.$G$51];[.J40])" office:value-type="float" office:value="40" calcext:value-type="float">
            <text:p>40</text:p>
          </table:table-cell>
          <table:table-cell table:style-name="ce169" table:formula="of:=INDEX([.$D$32:.$D$51];[.J40])*[.N40]/INDEX([.$E$32:.$E$51];[.J40])+IF(INDEX([.$H$32:.$H$51];[.J40])=&quot;-&quot;;-1;1)*INDEX([.$F$32:.$F$51];[.J40])/INDEX([.$G$32:.$G$51];[.J40])" office:value-type="float" office:value="-70" calcext:value-type="float">
            <text:p>-70</text:p>
          </table:table-cell>
          <table:table-cell/>
          <table:table-cell table:style-name="ce188" table:formula="of:=IF([.A40]&lt;500000;-1;1)*2*RANDBETWEEN(1;5)" office:value-type="float" office:value="4" calcext:value-type="float">
            <text:p>4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0]);ABS([.S40]))" office:value-type="float" office:value="1" calcext:value-type="float">
            <text:p>1</text:p>
          </table:table-cell>
          <table:table-cell table:style-name="ce188" table:formula="of:=[.R40]/[.T40]" office:value-type="float" office:value="4" calcext:value-type="float">
            <text:p>4</text:p>
          </table:table-cell>
          <table:table-cell table:style-name="ce188" table:formula="of:=[.S40]/[.T40]" office:value-type="float" office:value="11" calcext:value-type="float">
            <text:p>11</text:p>
          </table:table-cell>
          <table:table-cell table:style-name="ce203" table:formula="of:=[.U40]/[.V40]" office:value-type="float" office:value="0.363636363636364" calcext:value-type="float">
            <text:p><text:s/>4/11</text:p>
          </table:table-cell>
          <table:table-cell table:style-name="ce203" table:formula="of:=IF([.D40]=0;&quot;0&quot;;(IF([.D40]=[.E40];&quot;1&quot;;(IF([.D40]=-[.E40];&quot;-1&quot;;IF([.E40]=1;TEXT([.D40];10);[.W40]))))))" office:value-type="float" office:value="0.363636363636364" calcext:value-type="float">
            <text:p><text:s/>4/11</text:p>
          </table:table-cell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9668" calcext:value-type="float">
            <text:p>89668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1]/[.T41]" office:value-type="float" office:value="-2" calcext:value-type="float">
            <text:p>-2</text:p>
          </table:table-cell>
          <table:table-cell table:style-name="ce188" table:formula="of:=[.S41]/[.T41]" office:value-type="float" office:value="3" calcext:value-type="float">
            <text:p>3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1]&lt;500000;&quot;+&quot;;&quot;-&quot;)" office:value-type="string" office:string-value="+" calcext:value-type="string">
            <text:p>+</text:p>
          </table:table-cell>
          <table:table-cell table:style-name="ce180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-2x/3+7" calcext:value-type="string">
            <text:p>y=-2x/3+7</text:p>
          </table:table-cell>
          <table:table-cell table:style-name="ce170" table:formula="of:=RANK([.A41];[.$A$32:.$A$51];0)" office:value-type="float" office:value="18" calcext:value-type="float">
            <text:p>18</text:p>
          </table:table-cell>
          <table:table-cell table:style-name="ce172" table:formula="of:=INDEX([.$I$32:.$I$51];[.J41])" office:value-type="string" office:string-value="y=-3x/2+2" calcext:value-type="string">
            <text:p>y=-3x/2+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1])*[.M41]/INDEX([.$E$32:.$E$51];[.J41])+IF(INDEX([.$H$32:.$H$51];[.J41])=&quot;-&quot;;-1;1)*INDEX([.$F$32:.$F$51];[.J41])/INDEX([.$G$32:.$G$51];[.J41])" office:value-type="float" office:value="18.5" calcext:value-type="float">
            <text:p>18,5</text:p>
          </table:table-cell>
          <table:table-cell table:style-name="ce169" table:formula="of:=INDEX([.$D$32:.$D$51];[.J41])*[.N41]/INDEX([.$E$32:.$E$51];[.J41])+IF(INDEX([.$H$32:.$H$51];[.J41])=&quot;-&quot;;-1;1)*INDEX([.$F$32:.$F$51];[.J41])/INDEX([.$G$32:.$G$51];[.J41])" office:value-type="float" office:value="-14.5" calcext:value-type="float">
            <text:p>-14,5</text:p>
          </table:table-cell>
          <table:table-cell/>
          <table:table-cell table:style-name="ce188" table:formula="of:=IF([.A41]&lt;500000;-1;1)*2*RANDBETWEEN(1;5)" office:value-type="float" office:value="-6" calcext:value-type="float">
            <text:p>-6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1]);ABS([.S41]))" office:value-type="float" office:value="3" calcext:value-type="float">
            <text:p>3</text:p>
          </table:table-cell>
          <table:table-cell table:style-name="ce188" table:formula="of:=[.R41]/[.T41]" office:value-type="float" office:value="-2" calcext:value-type="float">
            <text:p>-2</text:p>
          </table:table-cell>
          <table:table-cell table:style-name="ce188" table:formula="of:=[.S41]/[.T41]" office:value-type="float" office:value="3" calcext:value-type="float">
            <text:p>3</text:p>
          </table:table-cell>
          <table:table-cell table:style-name="ce203" table:formula="of:=[.U41]/[.V41]" office:value-type="float" office:value="-0.666666666666667" calcext:value-type="float">
            <text:p>- 2/3 </text:p>
          </table:table-cell>
          <table:table-cell table:style-name="ce203" table:formula="of:=IF([.D41]=0;&quot;0&quot;;(IF([.D41]=[.E41];&quot;1&quot;;(IF([.D41]=-[.E41];&quot;-1&quot;;IF([.E41]=1;TEXT([.D41];10);[.W41]))))))" office:value-type="float" office:value="-0.666666666666667" calcext:value-type="float">
            <text:p>- 2/3 </text:p>
          </table:table-cell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49001" calcext:value-type="float">
            <text:p>249001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2]/[.T42]" office:value-type="float" office:value="-10" calcext:value-type="float">
            <text:p>-10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2]&lt;500000;&quot;+&quot;;&quot;-&quot;)" office:value-type="string" office:string-value="+" calcext:value-type="string">
            <text:p>+</text:p>
          </table:table-cell>
          <table:table-cell table:style-name="ce180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10x/11+7" calcext:value-type="string">
            <text:p>y=-10x/11+7</text:p>
          </table:table-cell>
          <table:table-cell table:style-name="ce170" table:formula="of:=RANK([.A42];[.$A$32:.$A$51];0)" office:value-type="float" office:value="15" calcext:value-type="float">
            <text:p>15</text:p>
          </table:table-cell>
          <table:table-cell table:style-name="ce172" table:formula="of:=INDEX([.$I$32:.$I$51];[.J42])" office:value-type="string" office:string-value="y=11x/10-6" calcext:value-type="string">
            <text:p>y=11x/10-6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2])*[.M42]/INDEX([.$E$32:.$E$51];[.J42])+IF(INDEX([.$H$32:.$H$51];[.J42])=&quot;-&quot;;-1;1)*INDEX([.$F$32:.$F$51];[.J42])/INDEX([.$G$32:.$G$51];[.J42])" office:value-type="float" office:value="-18.1" calcext:value-type="float">
            <text:p>-18,1</text:p>
          </table:table-cell>
          <table:table-cell table:style-name="ce169" table:formula="of:=INDEX([.$D$32:.$D$51];[.J42])*[.N42]/INDEX([.$E$32:.$E$51];[.J42])+IF(INDEX([.$H$32:.$H$51];[.J42])=&quot;-&quot;;-1;1)*INDEX([.$F$32:.$F$51];[.J42])/INDEX([.$G$32:.$G$51];[.J42])" office:value-type="float" office:value="6.1" calcext:value-type="float">
            <text:p>6,1</text:p>
          </table:table-cell>
          <table:table-cell/>
          <table:table-cell table:style-name="ce188" table:formula="of:=IF([.A42]&lt;500000;-1;1)*2*RANDBETWEEN(1;5)" office:value-type="float" office:value="-10" calcext:value-type="float">
            <text:p>-10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2]);ABS([.S42]))" office:value-type="float" office:value="1" calcext:value-type="float">
            <text:p>1</text:p>
          </table:table-cell>
          <table:table-cell table:style-name="ce188" table:formula="of:=[.R42]/[.T42]" office:value-type="float" office:value="-10" calcext:value-type="float">
            <text:p>-10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203" table:formula="of:=[.U42]/[.V42]" office:value-type="float" office:value="-0.909090909090909" calcext:value-type="float">
            <text:p>-10/11</text:p>
          </table:table-cell>
          <table:table-cell table:style-name="ce203" table:formula="of:=IF([.D42]=0;&quot;0&quot;;(IF([.D42]=[.E42];&quot;1&quot;;(IF([.D42]=-[.E42];&quot;-1&quot;;IF([.E42]=1;TEXT([.D42];10);[.W42]))))))" office:value-type="float" office:value="-0.909090909090909" calcext:value-type="float">
            <text:p>-10/11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612255" calcext:value-type="float">
            <text:p>612255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3]/[.T43]" office:value-type="float" office:value="8" calcext:value-type="float">
            <text:p>8</text:p>
          </table:table-cell>
          <table:table-cell table:style-name="ce188" table:formula="of:=[.S43]/[.T43]" office:value-type="float" office:value="9" calcext:value-type="float">
            <text:p>9</text:p>
          </table:table-cell>
          <table:table-cell table:style-name="ce170" table:formula="of:=RANDBETWEEN(0;12)" office:value-type="float" office:value="11" calcext:value-type="float">
            <text:p>1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3]&lt;500000;&quot;+&quot;;&quot;-&quot;)" office:value-type="string" office:string-value="-" calcext:value-type="string">
            <text:p>-</text:p>
          </table:table-cell>
          <table:table-cell table:style-name="ce180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8x/9-11" calcext:value-type="string">
            <text:p>y=8x/9-11</text:p>
          </table:table-cell>
          <table:table-cell table:style-name="ce170" table:formula="of:=RANK([.A43];[.$A$32:.$A$51];0)" office:value-type="float" office:value="9" calcext:value-type="float">
            <text:p>9</text:p>
          </table:table-cell>
          <table:table-cell table:style-name="ce172" table:formula="of:=INDEX([.$I$32:.$I$51];[.J43])" office:value-type="string" office:string-value="y=4x/11-12" calcext:value-type="string">
            <text:p>y=4x/11-1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3])*[.M43]/INDEX([.$E$32:.$E$51];[.J43])+IF(INDEX([.$H$32:.$H$51];[.J43])=&quot;-&quot;;-1;1)*INDEX([.$F$32:.$F$51];[.J43])/INDEX([.$G$32:.$G$51];[.J43])" office:value-type="float" office:value="-16" calcext:value-type="float">
            <text:p>-16</text:p>
          </table:table-cell>
          <table:table-cell table:style-name="ce169" table:formula="of:=INDEX([.$D$32:.$D$51];[.J43])*[.N43]/INDEX([.$E$32:.$E$51];[.J43])+IF(INDEX([.$H$32:.$H$51];[.J43])=&quot;-&quot;;-1;1)*INDEX([.$F$32:.$F$51];[.J43])/INDEX([.$G$32:.$G$51];[.J43])" office:value-type="float" office:value="-8" calcext:value-type="float">
            <text:p>-8</text:p>
          </table:table-cell>
          <table:table-cell/>
          <table:table-cell table:style-name="ce188" table:formula="of:=IF([.A43]&lt;500000;-1;1)*2*RANDBETWEEN(1;5)" office:value-type="float" office:value="8" calcext:value-type="float">
            <text:p>8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3]);ABS([.S43]))" office:value-type="float" office:value="1" calcext:value-type="float">
            <text:p>1</text:p>
          </table:table-cell>
          <table:table-cell table:style-name="ce188" table:formula="of:=[.R43]/[.T43]" office:value-type="float" office:value="8" calcext:value-type="float">
            <text:p>8</text:p>
          </table:table-cell>
          <table:table-cell table:style-name="ce188" table:formula="of:=[.S43]/[.T43]" office:value-type="float" office:value="9" calcext:value-type="float">
            <text:p>9</text:p>
          </table:table-cell>
          <table:table-cell table:style-name="ce203" table:formula="of:=[.U43]/[.V43]" office:value-type="float" office:value="0.888888888888889" calcext:value-type="float">
            <text:p><text:s/>8/9 </text:p>
          </table:table-cell>
          <table:table-cell table:style-name="ce203" table:formula="of:=IF([.D43]=0;&quot;0&quot;;(IF([.D43]=[.E43];&quot;1&quot;;(IF([.D43]=-[.E43];&quot;-1&quot;;IF([.E43]=1;TEXT([.D43];10);[.W43]))))))" office:value-type="float" office:value="0.888888888888889" calcext:value-type="float">
            <text:p><text:s/>8/9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537055" calcext:value-type="float">
            <text:p>537055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4]/[.T44]" office:value-type="float" office:value="2" calcext:value-type="float">
            <text:p>2</text:p>
          </table:table-cell>
          <table:table-cell table:style-name="ce188" table:formula="of:=[.S44]/[.T44]" office:value-type="float" office:value="11" calcext:value-type="float">
            <text:p>11</text:p>
          </table:table-cell>
          <table:table-cell table:style-name="ce170" table:formula="of:=RANDBETWEEN(0;12)" office:value-type="float" office:value="9" calcext:value-type="float">
            <text:p>9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4]&lt;500000;&quot;+&quot;;&quot;-&quot;)" office:value-type="string" office:string-value="-" calcext:value-type="string">
            <text:p>-</text:p>
          </table:table-cell>
          <table:table-cell table:style-name="ce180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2x/11-9" calcext:value-type="string">
            <text:p>y=2x/11-9</text:p>
          </table:table-cell>
          <table:table-cell table:style-name="ce170" table:formula="of:=RANK([.A44];[.$A$32:.$A$51];0)" office:value-type="float" office:value="12" calcext:value-type="float">
            <text:p>12</text:p>
          </table:table-cell>
          <table:table-cell table:style-name="ce172" table:formula="of:=INDEX([.$I$32:.$I$51];[.J44])" office:value-type="string" office:string-value="y=8x/9-11" calcext:value-type="string">
            <text:p>y=8x/9-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4])*[.M44]/INDEX([.$E$32:.$E$51];[.J44])+IF(INDEX([.$H$32:.$H$51];[.J44])=&quot;-&quot;;-1;1)*INDEX([.$F$32:.$F$51];[.J44])/INDEX([.$G$32:.$G$51];[.J44])" office:value-type="float" office:value="-20.7777777777778" calcext:value-type="float">
            <text:p>-20,7777777777778</text:p>
          </table:table-cell>
          <table:table-cell table:style-name="ce169" table:formula="of:=INDEX([.$D$32:.$D$51];[.J44])*[.N44]/INDEX([.$E$32:.$E$51];[.J44])+IF(INDEX([.$H$32:.$H$51];[.J44])=&quot;-&quot;;-1;1)*INDEX([.$F$32:.$F$51];[.J44])/INDEX([.$G$32:.$G$51];[.J44])" office:value-type="float" office:value="-1.22222222222222" calcext:value-type="float">
            <text:p>-1,22222222222222</text:p>
          </table:table-cell>
          <table:table-cell/>
          <table:table-cell table:style-name="ce188" table:formula="of:=IF([.A44]&lt;500000;-1;1)*2*RANDBETWEEN(1;5)" office:value-type="float" office:value="2" calcext:value-type="float">
            <text:p>2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4]);ABS([.S44]))" office:value-type="float" office:value="1" calcext:value-type="float">
            <text:p>1</text:p>
          </table:table-cell>
          <table:table-cell table:style-name="ce188" table:formula="of:=[.R44]/[.T44]" office:value-type="float" office:value="2" calcext:value-type="float">
            <text:p>2</text:p>
          </table:table-cell>
          <table:table-cell table:style-name="ce188" table:formula="of:=[.S44]/[.T44]" office:value-type="float" office:value="11" calcext:value-type="float">
            <text:p>11</text:p>
          </table:table-cell>
          <table:table-cell table:style-name="ce203" table:formula="of:=[.U44]/[.V44]" office:value-type="float" office:value="0.181818181818182" calcext:value-type="float">
            <text:p><text:s/>2/11</text:p>
          </table:table-cell>
          <table:table-cell table:style-name="ce203" table:formula="of:=IF([.D44]=0;&quot;0&quot;;(IF([.D44]=[.E44];&quot;1&quot;;(IF([.D44]=-[.E44];&quot;-1&quot;;IF([.E44]=1;TEXT([.D44];10);[.W44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145998" calcext:value-type="float">
            <text:p>145998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5]/[.T45]" office:value-type="float" office:value="-2" calcext:value-type="float">
            <text:p>-2</text:p>
          </table:table-cell>
          <table:table-cell table:style-name="ce188" table:formula="of:=[.S45]/[.T45]" office:value-type="float" office:value="7" calcext:value-type="float">
            <text:p>7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5]&lt;500000;&quot;+&quot;;&quot;-&quot;)" office:value-type="string" office:string-value="+" calcext:value-type="string">
            <text:p>+</text:p>
          </table:table-cell>
          <table:table-cell table:style-name="ce180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-2x/7+7" calcext:value-type="string">
            <text:p>y=-2x/7+7</text:p>
          </table:table-cell>
          <table:table-cell table:style-name="ce170" table:formula="of:=RANK([.A45];[.$A$32:.$A$51];0)" office:value-type="float" office:value="16" calcext:value-type="float">
            <text:p>16</text:p>
          </table:table-cell>
          <table:table-cell table:style-name="ce172" table:formula="of:=INDEX([.$I$32:.$I$51];[.J45])" office:value-type="string" office:string-value="y=11x/8-12" calcext:value-type="string">
            <text:p>y=11x/8-1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5])*[.M45]/INDEX([.$E$32:.$E$51];[.J45])+IF(INDEX([.$H$32:.$H$51];[.J45])=&quot;-&quot;;-1;1)*INDEX([.$F$32:.$F$51];[.J45])/INDEX([.$G$32:.$G$51];[.J45])" office:value-type="float" office:value="-27.125" calcext:value-type="float">
            <text:p>-27,125</text:p>
          </table:table-cell>
          <table:table-cell table:style-name="ce169" table:formula="of:=INDEX([.$D$32:.$D$51];[.J45])*[.N45]/INDEX([.$E$32:.$E$51];[.J45])+IF(INDEX([.$H$32:.$H$51];[.J45])=&quot;-&quot;;-1;1)*INDEX([.$F$32:.$F$51];[.J45])/INDEX([.$G$32:.$G$51];[.J45])" office:value-type="float" office:value="3.125" calcext:value-type="float">
            <text:p>3,125</text:p>
          </table:table-cell>
          <table:table-cell/>
          <table:table-cell table:style-name="ce188" table:formula="of:=IF([.A45]&lt;500000;-1;1)*2*RANDBETWEEN(1;5)" office:value-type="float" office:value="-2" calcext:value-type="float">
            <text:p>-2</text:p>
          </table:table-cell>
          <table:table-cell table:style-name="ce188" table:formula="of:=2*RANDBETWEEN(1;5)+1" office:value-type="float" office:value="7" calcext:value-type="float">
            <text:p>7</text:p>
          </table:table-cell>
          <table:table-cell table:style-name="ce188" table:formula="of:=GCD(ABS([.R45]);ABS([.S45]))" office:value-type="float" office:value="1" calcext:value-type="float">
            <text:p>1</text:p>
          </table:table-cell>
          <table:table-cell table:style-name="ce188" table:formula="of:=[.R45]/[.T45]" office:value-type="float" office:value="-2" calcext:value-type="float">
            <text:p>-2</text:p>
          </table:table-cell>
          <table:table-cell table:style-name="ce188" table:formula="of:=[.S45]/[.T45]" office:value-type="float" office:value="7" calcext:value-type="float">
            <text:p>7</text:p>
          </table:table-cell>
          <table:table-cell table:style-name="ce203" table:formula="of:=[.U45]/[.V45]" office:value-type="float" office:value="-0.285714285714286" calcext:value-type="float">
            <text:p>- 2/7 </text:p>
          </table:table-cell>
          <table:table-cell table:style-name="ce203" table:formula="of:=IF([.D45]=0;&quot;0&quot;;(IF([.D45]=[.E45];&quot;1&quot;;(IF([.D45]=-[.E45];&quot;-1&quot;;IF([.E45]=1;TEXT([.D45];10);[.W45]))))))" office:value-type="float" office:value="-0.285714285714286" calcext:value-type="float">
            <text:p>- 2/7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589763" calcext:value-type="float">
            <text:p>589763</text:p>
          </table:table-cell>
          <table:table-cell table:style-name="ce170" office:value-type="float" office:value="15" calcext:value-type="float">
            <text:p>15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6]/[.T46]" office:value-type="float" office:value="11" calcext:value-type="float">
            <text:p>11</text:p>
          </table:table-cell>
          <table:table-cell table:style-name="ce188" table:formula="of:=[.S46]/[.T46]" office:value-type="float" office:value="10" calcext:value-type="float">
            <text:p>10</text:p>
          </table:table-cell>
          <table:table-cell table:style-name="ce170" table:formula="of:=RANDBETWEEN(0;12)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6]&lt;500000;&quot;+&quot;;&quot;-&quot;)" office:value-type="string" office:string-value="-" calcext:value-type="string">
            <text:p>-</text:p>
          </table:table-cell>
          <table:table-cell table:style-name="ce180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11x/10-6" calcext:value-type="string">
            <text:p>y=11x/10-6</text:p>
          </table:table-cell>
          <table:table-cell table:style-name="ce170" table:formula="of:=RANK([.A46];[.$A$32:.$A$51];0)" office:value-type="float" office:value="10" calcext:value-type="float">
            <text:p>10</text:p>
          </table:table-cell>
          <table:table-cell table:style-name="ce172" table:formula="of:=INDEX([.$I$32:.$I$51];[.J46])" office:value-type="string" office:string-value="y=-2x/3+7" calcext:value-type="string">
            <text:p>y=-2x/3+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6])*[.M46]/INDEX([.$E$32:.$E$51];[.J46])+IF(INDEX([.$H$32:.$H$51];[.J46])=&quot;-&quot;;-1;1)*INDEX([.$F$32:.$F$51];[.J46])/INDEX([.$G$32:.$G$51];[.J46])" office:value-type="float" office:value="14.3333333333333" calcext:value-type="float">
            <text:p>14,3333333333333</text:p>
          </table:table-cell>
          <table:table-cell table:style-name="ce169" table:formula="of:=INDEX([.$D$32:.$D$51];[.J46])*[.N46]/INDEX([.$E$32:.$E$51];[.J46])+IF(INDEX([.$H$32:.$H$51];[.J46])=&quot;-&quot;;-1;1)*INDEX([.$F$32:.$F$51];[.J46])/INDEX([.$G$32:.$G$51];[.J46])" office:value-type="float" office:value="-0.333333333333333" calcext:value-type="float">
            <text:p>-0,333333333333333</text:p>
          </table:table-cell>
          <table:table-cell/>
          <table:table-cell table:style-name="ce188" table:formula="of:=IF([.A46]&lt;500000;-1;1)*2*RANDBETWEEN(1;5)+1" office:value-type="float" office:value="11" calcext:value-type="float">
            <text:p>11</text:p>
          </table:table-cell>
          <table:table-cell table:style-name="ce188" table:formula="of:=2*RANDBETWEEN(1;5)" office:value-type="float" office:value="10" calcext:value-type="float">
            <text:p>10</text:p>
          </table:table-cell>
          <table:table-cell table:style-name="ce188" table:formula="of:=GCD(ABS([.R46]);ABS([.S46]))" office:value-type="float" office:value="1" calcext:value-type="float">
            <text:p>1</text:p>
          </table:table-cell>
          <table:table-cell table:style-name="ce188" table:formula="of:=[.R46]/[.T46]" office:value-type="float" office:value="11" calcext:value-type="float">
            <text:p>11</text:p>
          </table:table-cell>
          <table:table-cell table:style-name="ce188" table:formula="of:=[.S46]/[.T46]" office:value-type="float" office:value="10" calcext:value-type="float">
            <text:p>10</text:p>
          </table:table-cell>
          <table:table-cell table:style-name="ce203" table:formula="of:=[.U46]/[.V46]" office:value-type="float" office:value="1.1" calcext:value-type="float">
            <text:p>11/10</text:p>
          </table:table-cell>
          <table:table-cell table:style-name="ce203" table:formula="of:=IF([.D46]=0;&quot;0&quot;;(IF([.D46]=[.E46];&quot;1&quot;;(IF([.D46]=-[.E46];&quot;-1&quot;;IF([.E46]=1;TEXT([.D46];10);[.W46]))))))" office:value-type="float" office:value="1.1" calcext:value-type="float">
            <text:p>11/10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66708" calcext:value-type="float">
            <text:p>866708</text:p>
          </table:table-cell>
          <table:table-cell table:style-name="ce170" office:value-type="float" office:value="16" calcext:value-type="float">
            <text:p>16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7]/[.T47]" office:value-type="float" office:value="11" calcext:value-type="float">
            <text:p>11</text:p>
          </table:table-cell>
          <table:table-cell table:style-name="ce188" table:formula="of:=[.S47]/[.T47]" office:value-type="float" office:value="8" calcext:value-type="float">
            <text:p>8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7]&lt;500000;&quot;+&quot;;&quot;-&quot;)" office:value-type="string" office:string-value="-" calcext:value-type="string">
            <text:p>-</text:p>
          </table:table-cell>
          <table:table-cell table:style-name="ce180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11x/8-12" calcext:value-type="string">
            <text:p>y=11x/8-12</text:p>
          </table:table-cell>
          <table:table-cell table:style-name="ce170" table:formula="of:=RANK([.A47];[.$A$32:.$A$51];0)" office:value-type="float" office:value="1" calcext:value-type="float">
            <text:p>1</text:p>
          </table:table-cell>
          <table:table-cell table:style-name="ce172" table:formula="of:=INDEX([.$I$32:.$I$51];[.J47])" office:value-type="string" office:string-value="y=19x/9+14/9" calcext:value-type="string">
            <text:p>y=19x/9+14/9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7])*[.M47]/INDEX([.$E$32:.$E$51];[.J47])+IF(INDEX([.$H$32:.$H$51];[.J47])=&quot;-&quot;;-1;1)*INDEX([.$F$32:.$F$51];[.J47])/INDEX([.$G$32:.$G$51];[.J47])" office:value-type="float" office:value="-21.6666666666667" calcext:value-type="float">
            <text:p>-21,6666666666667</text:p>
          </table:table-cell>
          <table:table-cell table:style-name="ce169" table:formula="of:=INDEX([.$D$32:.$D$51];[.J47])*[.N47]/INDEX([.$E$32:.$E$51];[.J47])+IF(INDEX([.$H$32:.$H$51];[.J47])=&quot;-&quot;;-1;1)*INDEX([.$F$32:.$F$51];[.J47])/INDEX([.$G$32:.$G$51];[.J47])" office:value-type="float" office:value="24.7777777777778" calcext:value-type="float">
            <text:p>24,7777777777778</text:p>
          </table:table-cell>
          <table:table-cell/>
          <table:table-cell table:style-name="ce188" table:formula="of:=IF([.A47]&lt;500000;-1;1)*2*RANDBETWEEN(1;5)+1" office:value-type="float" office:value="11" calcext:value-type="float">
            <text:p>11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47]);ABS([.S47]))" office:value-type="float" office:value="1" calcext:value-type="float">
            <text:p>1</text:p>
          </table:table-cell>
          <table:table-cell table:style-name="ce188" table:formula="of:=[.R47]/[.T47]" office:value-type="float" office:value="11" calcext:value-type="float">
            <text:p>11</text:p>
          </table:table-cell>
          <table:table-cell table:style-name="ce188" table:formula="of:=[.S47]/[.T47]" office:value-type="float" office:value="8" calcext:value-type="float">
            <text:p>8</text:p>
          </table:table-cell>
          <table:table-cell table:style-name="ce203" table:formula="of:=[.U47]/[.V47]" office:value-type="float" office:value="1.375" calcext:value-type="float">
            <text:p>11/8 </text:p>
          </table:table-cell>
          <table:table-cell table:style-name="ce203" table:formula="of:=IF([.D47]=0;&quot;0&quot;;(IF([.D47]=[.E47];&quot;1&quot;;(IF([.D47]=-[.E47];&quot;-1&quot;;IF([.E47]=1;TEXT([.D47];10);[.W47]))))))" office:value-type="float" office:value="1.375" calcext:value-type="float">
            <text:p>11/8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637094" calcext:value-type="float">
            <text:p>637094</text:p>
          </table:table-cell>
          <table:table-cell table:style-name="ce170" office:value-type="float" office:value="17" calcext:value-type="float">
            <text:p>17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8]/[.T48]" office:value-type="float" office:value="3" calcext:value-type="float">
            <text:p>3</text:p>
          </table:table-cell>
          <table:table-cell table:style-name="ce188" table:formula="of:=[.S48]/[.T48]" office:value-type="float" office:value="4" calcext:value-type="float">
            <text:p>4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8]&lt;500000;&quot;+&quot;;&quot;-&quot;)" office:value-type="string" office:string-value="-" calcext:value-type="string">
            <text:p>-</text:p>
          </table:table-cell>
          <table:table-cell table:style-name="ce180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3x/4-10" calcext:value-type="string">
            <text:p>y=3x/4-10</text:p>
          </table:table-cell>
          <table:table-cell table:style-name="ce170" table:formula="of:=RANK([.A48];[.$A$32:.$A$51];0)" office:value-type="float" office:value="8" calcext:value-type="float">
            <text:p>8</text:p>
          </table:table-cell>
          <table:table-cell table:style-name="ce172" table:formula="of:=INDEX([.$I$32:.$I$51];[.J48])" office:value-type="string" office:string-value="y=-5x-14" calcext:value-type="string">
            <text:p>y=-5x-1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8])*[.M48]/INDEX([.$E$32:.$E$51];[.J48])+IF(INDEX([.$H$32:.$H$51];[.J48])=&quot;-&quot;;-1;1)*INDEX([.$F$32:.$F$51];[.J48])/INDEX([.$G$32:.$G$51];[.J48])" office:value-type="float" office:value="41" calcext:value-type="float">
            <text:p>41</text:p>
          </table:table-cell>
          <table:table-cell table:style-name="ce169" table:formula="of:=INDEX([.$D$32:.$D$51];[.J48])*[.N48]/INDEX([.$E$32:.$E$51];[.J48])+IF(INDEX([.$H$32:.$H$51];[.J48])=&quot;-&quot;;-1;1)*INDEX([.$F$32:.$F$51];[.J48])/INDEX([.$G$32:.$G$51];[.J48])" office:value-type="float" office:value="-69" calcext:value-type="float">
            <text:p>-69</text:p>
          </table:table-cell>
          <table:table-cell/>
          <table:table-cell table:style-name="ce188" table:formula="of:=IF([.A48]&lt;500000;-1;1)*2*RANDBETWEEN(1;5)+1" office:value-type="float" office:value="3" calcext:value-type="float">
            <text:p>3</text:p>
          </table:table-cell>
          <table:table-cell table:style-name="ce188" table:formula="of:=2*RANDBETWEEN(1;5)" office:value-type="float" office:value="4" calcext:value-type="float">
            <text:p>4</text:p>
          </table:table-cell>
          <table:table-cell table:style-name="ce188" table:formula="of:=GCD(ABS([.R48]);ABS([.S48]))" office:value-type="float" office:value="1" calcext:value-type="float">
            <text:p>1</text:p>
          </table:table-cell>
          <table:table-cell table:style-name="ce188" table:formula="of:=[.R48]/[.T48]" office:value-type="float" office:value="3" calcext:value-type="float">
            <text:p>3</text:p>
          </table:table-cell>
          <table:table-cell table:style-name="ce188" table:formula="of:=[.S48]/[.T48]" office:value-type="float" office:value="4" calcext:value-type="float">
            <text:p>4</text:p>
          </table:table-cell>
          <table:table-cell table:style-name="ce203" table:formula="of:=[.U48]/[.V48]" office:value-type="float" office:value="0.75" calcext:value-type="float">
            <text:p><text:s/>3/4 </text:p>
          </table:table-cell>
          <table:table-cell table:style-name="ce203" table:formula="of:=IF([.D48]=0;&quot;0&quot;;(IF([.D48]=[.E48];&quot;1&quot;;(IF([.D48]=-[.E48];&quot;-1&quot;;IF([.E48]=1;TEXT([.D48];10);[.W48]))))))" office:value-type="float" office:value="0.75" calcext:value-type="float">
            <text:p><text:s/>3/4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02105" calcext:value-type="float">
            <text:p>302105</text:p>
          </table:table-cell>
          <table:table-cell table:style-name="ce170" office:value-type="float" office:value="18" calcext:value-type="float">
            <text:p>18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9]/[.T49]" office:value-type="float" office:value="-3" calcext:value-type="float">
            <text:p>-3</text:p>
          </table:table-cell>
          <table:table-cell table:style-name="ce188" table:formula="of:=[.S49]/[.T49]" office:value-type="float" office:value="2" calcext:value-type="float">
            <text:p>2</text:p>
          </table:table-cell>
          <table:table-cell table:style-name="ce170" table:formula="of:=RANDBETWEEN(0;12)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9]&lt;500000;&quot;+&quot;;&quot;-&quot;)" office:value-type="string" office:string-value="+" calcext:value-type="string">
            <text:p>+</text:p>
          </table:table-cell>
          <table:table-cell table:style-name="ce180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-3x/2+2" calcext:value-type="string">
            <text:p>y=-3x/2+2</text:p>
          </table:table-cell>
          <table:table-cell table:style-name="ce170" table:formula="of:=RANK([.A49];[.$A$32:.$A$51];0)" office:value-type="float" office:value="14" calcext:value-type="float">
            <text:p>14</text:p>
          </table:table-cell>
          <table:table-cell table:style-name="ce172" table:formula="of:=INDEX([.$I$32:.$I$51];[.J49])" office:value-type="string" office:string-value="y=-2x/7+7" calcext:value-type="string">
            <text:p>y=-2x/7+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9])*[.M49]/INDEX([.$E$32:.$E$51];[.J49])+IF(INDEX([.$H$32:.$H$51];[.J49])=&quot;-&quot;;-1;1)*INDEX([.$F$32:.$F$51];[.J49])/INDEX([.$G$32:.$G$51];[.J49])" office:value-type="float" office:value="10.1428571428571" calcext:value-type="float">
            <text:p>10,1428571428571</text:p>
          </table:table-cell>
          <table:table-cell table:style-name="ce169" table:formula="of:=INDEX([.$D$32:.$D$51];[.J49])*[.N49]/INDEX([.$E$32:.$E$51];[.J49])+IF(INDEX([.$H$32:.$H$51];[.J49])=&quot;-&quot;;-1;1)*INDEX([.$F$32:.$F$51];[.J49])/INDEX([.$G$32:.$G$51];[.J49])" office:value-type="float" office:value="3.85714285714286" calcext:value-type="float">
            <text:p>3,85714285714286</text:p>
          </table:table-cell>
          <table:table-cell/>
          <table:table-cell table:style-name="ce188" table:formula="of:=IF([.A49]&lt;500000;-1;1)*2*RANDBETWEEN(1;5)+1" office:value-type="float" office:value="-3" calcext:value-type="float">
            <text:p>-3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49]);ABS([.S49]))" office:value-type="float" office:value="1" calcext:value-type="float">
            <text:p>1</text:p>
          </table:table-cell>
          <table:table-cell table:style-name="ce188" table:formula="of:=[.R49]/[.T49]" office:value-type="float" office:value="-3" calcext:value-type="float">
            <text:p>-3</text:p>
          </table:table-cell>
          <table:table-cell table:style-name="ce188" table:formula="of:=[.S49]/[.T49]" office:value-type="float" office:value="2" calcext:value-type="float">
            <text:p>2</text:p>
          </table:table-cell>
          <table:table-cell table:style-name="ce203" table:formula="of:=[.U49]/[.V49]" office:value-type="float" office:value="-1.5" calcext:value-type="float">
            <text:p>- 3/2 </text:p>
          </table:table-cell>
          <table:table-cell table:style-name="ce203" table:formula="of:=IF([.D49]=0;&quot;0&quot;;(IF([.D49]=[.E49];&quot;1&quot;;(IF([.D49]=-[.E49];&quot;-1&quot;;IF([.E49]=1;TEXT([.D49];10);[.W49]))))))" office:value-type="float" office:value="-1.5" calcext:value-type="float">
            <text:p>- 3/2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61012" calcext:value-type="float">
            <text:p>761012</text:p>
          </table:table-cell>
          <table:table-cell table:style-name="ce170" office:value-type="float" office:value="19" calcext:value-type="float">
            <text:p>1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0]/[.T50]" office:value-type="float" office:value="3" calcext:value-type="float">
            <text:p>3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170" table:formula="of:=RANDBETWEEN(0;12)" office:value-type="float" office:value="11" calcext:value-type="float">
            <text:p>1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0]&lt;500000;&quot;+&quot;;&quot;-&quot;)" office:value-type="string" office:string-value="-" calcext:value-type="string">
            <text:p>-</text:p>
          </table:table-cell>
          <table:table-cell table:style-name="ce180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3x/8-11" calcext:value-type="string">
            <text:p>y=3x/8-11</text:p>
          </table:table-cell>
          <table:table-cell table:style-name="ce170" table:formula="of:=RANK([.A50];[.$A$32:.$A$51];0)" office:value-type="float" office:value="4" calcext:value-type="float">
            <text:p>4</text:p>
          </table:table-cell>
          <table:table-cell table:style-name="ce172" table:formula="of:=INDEX([.$I$32:.$I$51];[.J50])" office:value-type="string" office:string-value="y=-x/3+23/3" calcext:value-type="string">
            <text:p>y=-x/3+23/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0])*[.M50]/INDEX([.$E$32:.$E$51];[.J50])+IF(INDEX([.$H$32:.$H$51];[.J50])=&quot;-&quot;;-1;1)*INDEX([.$F$32:.$F$51];[.J50])/INDEX([.$G$32:.$G$51];[.J50])" office:value-type="float" office:value="11.3333333333333" calcext:value-type="float">
            <text:p>11,3333333333333</text:p>
          </table:table-cell>
          <table:table-cell table:style-name="ce169" table:formula="of:=INDEX([.$D$32:.$D$51];[.J50])*[.N50]/INDEX([.$E$32:.$E$51];[.J50])+IF(INDEX([.$H$32:.$H$51];[.J50])=&quot;-&quot;;-1;1)*INDEX([.$F$32:.$F$51];[.J50])/INDEX([.$G$32:.$G$51];[.J50])" office:value-type="float" office:value="4" calcext:value-type="float">
            <text:p>4</text:p>
          </table:table-cell>
          <table:table-cell/>
          <table:table-cell table:style-name="ce188" table:formula="of:=IF([.A50]&lt;500000;-1;1)*2*RANDBETWEEN(1;5)+1" office:value-type="float" office:value="3" calcext:value-type="float">
            <text:p>3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50]);ABS([.S50]))" office:value-type="float" office:value="1" calcext:value-type="float">
            <text:p>1</text:p>
          </table:table-cell>
          <table:table-cell table:style-name="ce188" table:formula="of:=[.R50]/[.T50]" office:value-type="float" office:value="3" calcext:value-type="float">
            <text:p>3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203" table:formula="of:=[.U50]/[.V50]" office:value-type="float" office:value="0.375" calcext:value-type="float">
            <text:p><text:s/>3/8 </text:p>
          </table:table-cell>
          <table:table-cell table:style-name="ce203" table:formula="of:=IF([.D50]=0;&quot;0&quot;;(IF([.D50]=[.E50];&quot;1&quot;;(IF([.D50]=-[.E50];&quot;-1&quot;;IF([.E50]=1;TEXT([.D50];10);[.W50]))))))" office:value-type="float" office:value="0.375" calcext:value-type="float">
            <text:p><text:s/>3/8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33921" calcext:value-type="float">
            <text:p>833921</text:p>
          </table:table-cell>
          <table:table-cell table:style-name="ce170" office:value-type="float" office:value="20" calcext:value-type="float">
            <text:p>2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1]/[.T51]" office:value-type="float" office:value="7" calcext:value-type="float">
            <text:p>7</text:p>
          </table:table-cell>
          <table:table-cell table:style-name="ce188" table:formula="of:=[.S51]/[.T51]" office:value-type="float" office:value="10" calcext:value-type="float">
            <text:p>10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1]&lt;500000;&quot;+&quot;;&quot;-&quot;)" office:value-type="string" office:string-value="-" calcext:value-type="string">
            <text:p>-</text:p>
          </table:table-cell>
          <table:table-cell table:style-name="ce180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7x/10-10" calcext:value-type="string">
            <text:p>y=7x/10-10</text:p>
          </table:table-cell>
          <table:table-cell table:style-name="ce170" table:formula="of:=RANK([.A51];[.$A$32:.$A$51];0)" office:value-type="float" office:value="2" calcext:value-type="float">
            <text:p>2</text:p>
          </table:table-cell>
          <table:table-cell table:style-name="ce172" table:formula="of:=INDEX([.$I$32:.$I$51];[.J51])" office:value-type="string" office:string-value="y=3x/5-24/5" calcext:value-type="string">
            <text:p>y=3x/5-24/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1])*[.M51]/INDEX([.$E$32:.$E$51];[.J51])+IF(INDEX([.$H$32:.$H$51];[.J51])=&quot;-&quot;;-1;1)*INDEX([.$F$32:.$F$51];[.J51])/INDEX([.$G$32:.$G$51];[.J51])" office:value-type="float" office:value="-11.4" calcext:value-type="float">
            <text:p>-11,4</text:p>
          </table:table-cell>
          <table:table-cell table:style-name="ce169" table:formula="of:=INDEX([.$D$32:.$D$51];[.J51])*[.N51]/INDEX([.$E$32:.$E$51];[.J51])+IF(INDEX([.$H$32:.$H$51];[.J51])=&quot;-&quot;;-1;1)*INDEX([.$F$32:.$F$51];[.J51])/INDEX([.$G$32:.$G$51];[.J51])" office:value-type="float" office:value="1.8" calcext:value-type="float">
            <text:p>1,8</text:p>
          </table:table-cell>
          <table:table-cell/>
          <table:table-cell table:style-name="ce188" table:formula="of:=IF([.A51]&lt;500000;-1;1)*2*RANDBETWEEN(1;5)+1" office:value-type="float" office:value="7" calcext:value-type="float">
            <text:p>7</text:p>
          </table:table-cell>
          <table:table-cell table:style-name="ce188" table:formula="of:=2*RANDBETWEEN(1;5)" office:value-type="float" office:value="10" calcext:value-type="float">
            <text:p>10</text:p>
          </table:table-cell>
          <table:table-cell table:style-name="ce188" table:formula="of:=GCD(ABS([.R51]);ABS([.S51]))" office:value-type="float" office:value="1" calcext:value-type="float">
            <text:p>1</text:p>
          </table:table-cell>
          <table:table-cell table:style-name="ce188" table:formula="of:=[.R51]/[.T51]" office:value-type="float" office:value="7" calcext:value-type="float">
            <text:p>7</text:p>
          </table:table-cell>
          <table:table-cell table:style-name="ce188" table:formula="of:=[.S51]/[.T51]" office:value-type="float" office:value="10" calcext:value-type="float">
            <text:p>10</text:p>
          </table:table-cell>
          <table:table-cell table:style-name="ce203" table:formula="of:=[.U51]/[.V51]" office:value-type="float" office:value="0.7" calcext:value-type="float">
            <text:p><text:s/>7/10</text:p>
          </table:table-cell>
          <table:table-cell table:style-name="ce203" table:formula="of:=IF([.D51]=0;&quot;0&quot;;(IF([.D51]=[.E51];&quot;1&quot;;(IF([.D51]=-[.E51];&quot;-1&quot;;IF([.E51]=1;TEXT([.D51];10);[.W51]))))))" office:value-type="float" office:value="0.7" calcext:value-type="float">
            <text:p><text:s/>7/10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8" office:value-type="string" calcext:value-type="string">
            <text:p>x<text:span text:style-name="T10">A</text:span></text:p>
          </table:table-cell>
          <table:table-cell table:style-name="ce178" office:value-type="string" calcext:value-type="string">
            <text:p>y<text:span text:style-name="T11">A</text:span></text:p>
          </table:table-cell>
          <table:table-cell table:style-name="ce178" office:value-type="string" calcext:value-type="string">
            <text:p>x<text:span text:style-name="T11">B</text:span></text:p>
          </table:table-cell>
          <table:table-cell table:style-name="ce178" office:value-type="string" calcext:value-type="string">
            <text:p>y<text:span text:style-name="T11">B</text:span></text:p>
          </table:table-cell>
          <table:table-cell table:number-columns-repeated="16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5" calcext:value-type="float">
            <text:p>-5</text:p>
          </table:table-cell>
          <table:table-cell table:style-name="ce172" table:formula="of:=RANDBETWEEN(-11;-1)" office:value-type="float" office:value="-9" calcext:value-type="float">
            <text:p>-9</text:p>
          </table:table-cell>
          <table:table-cell table:style-name="ce172" table:formula="of:=RANDBETWEEN(1;11)" office:value-type="float" office:value="4" calcext:value-type="float">
            <text:p>4</text:p>
          </table:table-cell>
          <table:table-cell table:style-name="ce172" table:formula="of:=RANDBETWEEN(1;11)" office:value-type="float" office:value="10" calcext:value-type="float">
            <text:p>10</text:p>
          </table:table-cell>
          <table:table-cell table:number-columns-repeated="12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7" calcext:value-type="float">
            <text:p>-7</text:p>
          </table:table-cell>
          <table:table-cell table:style-name="ce172" table:formula="of:=RANDBETWEEN(-11;-6)" office:value-type="float" office:value="-9" calcext:value-type="float">
            <text:p>-9</text:p>
          </table:table-cell>
          <table:table-cell table:style-name="ce172" table:formula="of:=RANDBETWEEN(1;11)" office:value-type="float" office:value="3" calcext:value-type="float">
            <text:p>3</text:p>
          </table:table-cell>
          <table:table-cell table:style-name="ce172" table:formula="of:=RANDBETWEEN(-5;-1)" office:value-type="float" office:value="-3" calcext:value-type="float">
            <text:p>-3</text:p>
          </table:table-cell>
          <table:table-cell table:number-columns-repeated="12"/>
          <table:table-cell table:style-name="ce172" table:formula="of:=[.C54]*([.D54]-[.B54])-[.B54]*([.E54]-[.C54])" office:value-type="float" office:value="14" calcext:value-type="float">
            <text:p>14</text:p>
          </table:table-cell>
          <table:table-cell table:style-name="ce172" table:formula="of:=[.D54]-[.B54]" office:value-type="float" office:value="9" calcext:value-type="float">
            <text:p>9</text:p>
          </table:table-cell>
          <table:table-cell table:style-name="ce194" table:formula="of:=GCD(ABS([.R55]);ABS([.S55]))" office:value-type="float" office:value="1" calcext:value-type="float">
            <text:p>1</text:p>
          </table:table-cell>
          <table:table-cell table:style-name="ce194" table:formula="of:=[.R55]/[.T55]" office:value-type="float" office:value="14" calcext:value-type="float">
            <text:p>14</text:p>
          </table:table-cell>
          <table:table-cell table:style-name="ce194" table:formula="of:=[.S55]/[.T55]" office:value-type="float" office:value="9" calcext:value-type="float">
            <text:p>9</text:p>
          </table:table-cell>
          <table:table-cell table:style-name="ce207" table:formula="of:=[.U55]/[.V55]" office:value-type="float" office:value="1.55555555555556" calcext:value-type="float">
            <text:p>14/9 </text:p>
          </table:table-cell>
          <table:table-cell table:style-name="ce207" table:formula="of:=IF([.U55]=0;&quot;0&quot;;(IF([.U55]=[.V55];&quot;1&quot;;(IF([.U55]=-[.V55];&quot;-1&quot;;IF([.V55]=1;TEXT([.U55];10);[.W55]))))))" office:value-type="float" office:value="1.55555555555556" calcext:value-type="float">
            <text:p>14/9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8" calcext:value-type="float">
            <text:p>-8</text:p>
          </table:table-cell>
          <table:table-cell table:style-name="ce172" table:formula="of:=RANDBETWEEN(1;11)" office:value-type="float" office:value="7" calcext:value-type="float">
            <text:p>7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style-name="ce172" table:formula="of:=RANDBETWEEN(-11;1)" office:value-type="float" office:value="-10" calcext:value-type="float">
            <text:p>-10</text:p>
          </table:table-cell>
          <table:table-cell table:number-columns-repeated="12"/>
          <table:table-cell table:style-name="ce172" table:formula="of:=[.C55]*([.D55]-[.B55])-[.B55]*([.E55]-[.C55])" office:value-type="float" office:value="-48" calcext:value-type="float">
            <text:p>-48</text:p>
          </table:table-cell>
          <table:table-cell table:style-name="ce172" table:formula="of:=[.D55]-[.B55]" office:value-type="float" office:value="10" calcext:value-type="float">
            <text:p>10</text:p>
          </table:table-cell>
          <table:table-cell table:style-name="ce194" table:formula="of:=GCD(ABS([.R56]);ABS([.S56]))" office:value-type="float" office:value="2" calcext:value-type="float">
            <text:p>2</text:p>
          </table:table-cell>
          <table:table-cell table:style-name="ce194" table:formula="of:=[.R56]/[.T56]" office:value-type="float" office:value="-24" calcext:value-type="float">
            <text:p>-24</text:p>
          </table:table-cell>
          <table:table-cell table:style-name="ce194" table:formula="of:=[.S56]/[.T56]" office:value-type="float" office:value="5" calcext:value-type="float">
            <text:p>5</text:p>
          </table:table-cell>
          <table:table-cell table:style-name="ce207" table:formula="of:=[.U56]/[.V56]" office:value-type="float" office:value="-4.8" calcext:value-type="float">
            <text:p>-24/5 </text:p>
          </table:table-cell>
          <table:table-cell table:style-name="ce207" table:formula="of:=IF([.U56]=0;&quot;0&quot;;(IF([.U56]=[.V56];&quot;1&quot;;(IF([.U56]=-[.V56];&quot;-1&quot;;IF([.V56]=1;TEXT([.U56];10);[.W56]))))))" office:value-type="float" office:value="-4.8" calcext:value-type="float">
            <text:p>-24/5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4" calcext:value-type="float">
            <text:p>-4</text:p>
          </table:table-cell>
          <table:table-cell table:style-name="ce172" table:formula="of:=RANDBETWEEN(6;11)" office:value-type="float" office:value="9" calcext:value-type="float">
            <text:p>9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style-name="ce172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172" table:formula="of:=[.C56]*([.D56]-[.B56])-[.B56]*([.E56]-[.C56])" office:value-type="float" office:value="-3" calcext:value-type="float">
            <text:p>-3</text:p>
          </table:table-cell>
          <table:table-cell table:style-name="ce172" table:formula="of:=[.D56]-[.B56]" office:value-type="float" office:value="19" calcext:value-type="float">
            <text:p>19</text:p>
          </table:table-cell>
          <table:table-cell table:style-name="ce194" table:formula="of:=GCD(ABS([.R57]);ABS([.S57]))" office:value-type="float" office:value="1" calcext:value-type="float">
            <text:p>1</text:p>
          </table:table-cell>
          <table:table-cell table:style-name="ce194" table:formula="of:=[.R57]/[.T57]" office:value-type="float" office:value="-3" calcext:value-type="float">
            <text:p>-3</text:p>
          </table:table-cell>
          <table:table-cell table:style-name="ce194" table:formula="of:=[.S57]/[.T57]" office:value-type="float" office:value="19" calcext:value-type="float">
            <text:p>19</text:p>
          </table:table-cell>
          <table:table-cell table:style-name="ce207" table:formula="of:=[.U57]/[.V57]" office:value-type="float" office:value="-0.157894736842105" calcext:value-type="float">
            <text:p>- 3/19</text:p>
          </table:table-cell>
          <table:table-cell table:style-name="ce207" table:formula="of:=IF([.U57]=0;&quot;0&quot;;(IF([.U57]=[.V57];&quot;1&quot;;(IF([.U57]=-[.V57];&quot;-1&quot;;IF([.V57]=1;TEXT([.U57];10);[.W57]))))))" office:value-type="float" office:value="-0.157894736842105" calcext:value-type="float">
            <text:p>- 3/19</text:p>
          </table:table-cell>
          <table:table-cell table:number-columns-repeated="1000"/>
        </table:table-row>
        <table:table-row table:style-name="ro3">
          <table:table-cell/>
          <table:table-cell table:style-name="ce226" table:number-columns-repeated="4"/>
          <table:table-cell table:number-columns-repeated="12"/>
          <table:table-cell table:style-name="ce172" table:formula="of:=[.C57]*([.D57]-[.B57])-[.B57]*([.E57]-[.C57])" office:value-type="float" office:value="115" calcext:value-type="float">
            <text:p>115</text:p>
          </table:table-cell>
          <table:table-cell table:style-name="ce172" table:formula="of:=[.D57]-[.B57]" office:value-type="float" office:value="15" calcext:value-type="float">
            <text:p>15</text:p>
          </table:table-cell>
          <table:table-cell table:style-name="ce194" table:formula="of:=GCD(ABS([.R58]);ABS([.S58]))" office:value-type="float" office:value="5" calcext:value-type="float">
            <text:p>5</text:p>
          </table:table-cell>
          <table:table-cell table:style-name="ce194" table:formula="of:=[.R58]/[.T58]" office:value-type="float" office:value="23" calcext:value-type="float">
            <text:p>23</text:p>
          </table:table-cell>
          <table:table-cell table:style-name="ce194" table:formula="of:=[.S58]/[.T58]" office:value-type="float" office:value="3" calcext:value-type="float">
            <text:p>3</text:p>
          </table:table-cell>
          <table:table-cell table:style-name="ce207" table:formula="of:=[.U58]/[.V58]" office:value-type="float" office:value="7.66666666666667" calcext:value-type="float">
            <text:p>23/3 </text:p>
          </table:table-cell>
          <table:table-cell table:style-name="ce207" table:formula="of:=IF([.U58]=0;&quot;0&quot;;(IF([.U58]=[.V58];&quot;1&quot;;(IF([.U58]=-[.V58];&quot;-1&quot;;IF([.V58]=1;TEXT([.U58];10);[.W58]))))))" office:value-type="float" office:value="7.66666666666667" calcext:value-type="float">
            <text:p>23/3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6"/>
          <table:table-cell table:number-columns-repeated="1023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 table:style-name="ce239" table:number-columns-repeated="2"/>
          <table:table-cell table:number-columns-repeated="1002"/>
          <table:table-cell table:style-name="ce224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411632" calcext:value-type="float">
            <text:p>411632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4" calcext:value-type="float">
            <text:p>4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6" calcext:value-type="float">
            <text:p>6</text:p>
          </table:table-cell>
          <table:table-cell table:style-name="ce23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4x-y+6=0" calcext:value-type="string">
            <text:p>4x-y+6=0</text:p>
          </table:table-cell>
          <table:table-cell table:style-name="ce185" table:formula="of:=-[.C62]/[.D62]" office:value-type="float" office:value="4" calcext:value-type="float">
            <text:p>4</text:p>
          </table:table-cell>
          <table:table-cell table:style-name="ce185" table:formula="of:=-[.E62]/[.D62]" office:value-type="float" office:value="6" calcext:value-type="float">
            <text:p>6</text:p>
          </table:table-cell>
          <table:table-cell table:style-name="ce185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4x+6" calcext:value-type="string">
            <text:p>y=4x+6</text:p>
          </table:table-cell>
          <table:table-cell table:style-name="ce185"/>
          <table:table-cell table:number-columns-repeated="1004"/>
          <table:table-cell table:style-name="ce224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909875" calcext:value-type="float">
            <text:p>909875</text:p>
          </table:table-cell>
          <table:table-cell table:style-name="ce218" office:value-type="float" office:value="2" calcext:value-type="float">
            <text:p>2</text:p>
          </table:table-cell>
          <table:table-cell table:style-name="ce185" table:formula="of:=IF(RANDBETWEEN(1;2)=1;-1;1)*RANDBETWEEN(1;10)" office:value-type="float" office:value="9" calcext:value-type="float">
            <text:p>9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10" calcext:value-type="float">
            <text:p>10</text:p>
          </table:table-cell>
          <table:table-cell table:style-name="ce23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10=0" calcext:value-type="string">
            <text:p>9x+y+10=0</text:p>
          </table:table-cell>
          <table:table-cell table:style-name="ce185" table:formula="of:=-[.C63]/[.D63]" office:value-type="float" office:value="-9" calcext:value-type="float">
            <text:p>-9</text:p>
          </table:table-cell>
          <table:table-cell table:style-name="ce185" table:formula="of:=-[.E63]/[.D63]" office:value-type="float" office:value="-10" calcext:value-type="float">
            <text:p>-10</text:p>
          </table:table-cell>
          <table:table-cell table:style-name="ce185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10" calcext:value-type="string">
            <text:p>y=-9x-10</text:p>
          </table:table-cell>
          <table:table-cell table:style-name="ce185"/>
          <table:table-cell table:style-name="ce240" table:number-columns-repeated="8"/>
          <table:table-cell table:number-columns-repeated="996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769928" calcext:value-type="float">
            <text:p>769928</text:p>
          </table:table-cell>
          <table:table-cell table:style-name="ce218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-6" calcext:value-type="float">
            <text:p>-6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8" calcext:value-type="float">
            <text:p>8</text:p>
          </table:table-cell>
          <table:table-cell table:style-name="ce23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6x+y+8=0" calcext:value-type="string">
            <text:p>-6x+y+8=0</text:p>
          </table:table-cell>
          <table:table-cell table:style-name="ce185" table:formula="of:=-[.C64]/[.D64]" office:value-type="float" office:value="6" calcext:value-type="float">
            <text:p>6</text:p>
          </table:table-cell>
          <table:table-cell table:style-name="ce185" table:formula="of:=-[.E64]/[.D64]" office:value-type="float" office:value="-8" calcext:value-type="float">
            <text:p>-8</text:p>
          </table:table-cell>
          <table:table-cell table:style-name="ce185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6x-8" calcext:value-type="string">
            <text:p>y=6x-8</text:p>
          </table:table-cell>
          <table:table-cell table:style-name="ce185"/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832920" calcext:value-type="float">
            <text:p>832920</text:p>
          </table:table-cell>
          <table:table-cell table:style-name="ce218" office:value-type="float" office:value="4" calcext:value-type="float">
            <text:p>4</text:p>
          </table:table-cell>
          <table:table-cell table:style-name="ce185" table:formula="of:=IF(RANDBETWEEN(1;2)=1;-1;1)*RANDBETWEEN(1;10)" office:value-type="float" office:value="-6" calcext:value-type="float">
            <text:p>-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23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6x-y-2=0" calcext:value-type="string">
            <text:p>-6x-y-2=0</text:p>
          </table:table-cell>
          <table:table-cell table:style-name="ce185" table:formula="of:=-[.C65]/[.D65]" office:value-type="float" office:value="-6" calcext:value-type="float">
            <text:p>-6</text:p>
          </table:table-cell>
          <table:table-cell table:style-name="ce185" table:formula="of:=-[.E65]/[.D65]" office:value-type="float" office:value="-2" calcext:value-type="float">
            <text:p>-2</text:p>
          </table:table-cell>
          <table:table-cell table:style-name="ce185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6x-2" calcext:value-type="string">
            <text:p>y=-6x-2</text:p>
          </table:table-cell>
          <table:table-cell table:style-name="ce185"/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90"/>
          <table:table-cell table:style-name="ce224" table:number-columns-repeated="2"/>
          <table:table-cell table:number-columns-repeated="8"/>
        </table:table-row>
        <table:table-row table:style-name="ro3">
          <table:table-cell table:style-name="ce219" table:formula="of:=RANDBETWEEN(1;1000000)" office:value-type="float" office:value="579272" calcext:value-type="float">
            <text:p>579272</text:p>
          </table:table-cell>
          <table:table-cell table:style-name="ce219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233" table:formula="of:=CONCATENATE([.C66];&quot;x&quot;;IF([.D66]&gt;0;&quot;+&quot;;&quot;&quot;);[.D66];&quot;y&quot;;IF([.E66]&gt;0;&quot;+&quot;;&quot;&quot;);[.E66];&quot;=0&quot;)" office:value-type="string" office:string-value="7x-8y+16=0" calcext:value-type="string">
            <text:p>7x-8y+16=0</text:p>
          </table:table-cell>
          <table:table-cell table:style-name="ce193" table:formula="of:=-[.C66]/[.D66]" office:value-type="float" office:value="0.875" calcext:value-type="float">
            <text:p><text:s/>7/8 </text:p>
          </table:table-cell>
          <table:table-cell table:style-name="ce193" table:formula="of:=-[.E66]/[.D66]" office:value-type="float" office:value="2" calcext:value-type="float">
            <text:p><text:s/>2/1 </text:p>
          </table:table-cell>
          <table:table-cell table:style-name="ce193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7x/8+2" calcext:value-type="string">
            <text:p>y=7x/8+2</text:p>
          </table:table-cell>
          <table:table-cell table:style-name="ce186" table:formula="of:=RANK([.A66];[.$A$66:.$A$85];0)" office:value-type="float" office:value="10" calcext:value-type="float">
            <text:p>10</text:p>
          </table:table-cell>
          <table:table-cell table:style-name="ce170" table:formula="of:=-ABS([.C66])*SIGN([.C66]*[.D66])" office:value-type="float" office:value="7" calcext:value-type="float">
            <text:p>7</text:p>
          </table:table-cell>
          <table:table-cell table:style-name="ce170" table:formula="of:=ABS([.D66])" office:value-type="float" office:value="8" calcext:value-type="float">
            <text:p>8</text:p>
          </table:table-cell>
          <table:table-cell table:style-name="ce170" table:formula="of:=GCD(ABS([.K66]);ABS([.L66]))" office:value-type="float" office:value="1" calcext:value-type="float">
            <text:p>1</text:p>
          </table:table-cell>
          <table:table-cell table:style-name="ce202" table:formula="of:=[.K66]/[.M66]" office:value-type="float" office:value="7" calcext:value-type="float">
            <text:p>7</text:p>
          </table:table-cell>
          <table:table-cell table:style-name="ce202" table:formula="of:=[.L66]/[.M66]" office:value-type="float" office:value="8" calcext:value-type="float">
            <text:p>8</text:p>
          </table:table-cell>
          <table:table-cell table:style-name="ce203" table:formula="of:=[.N66]/[.O66]" office:value-type="float" office:value="0.875" calcext:value-type="float">
            <text:p><text:s/>7/8 </text:p>
          </table:table-cell>
          <table:table-cell table:style-name="ce203" table:formula="of:=IF([.K66]=0;&quot;0&quot;;(IF([.K66]=[.L66];&quot;1&quot;;(IF([.K66]=-[.L66];&quot;-1&quot;;IF([.O66]=1;TEXT([.N66];10);[.P66]))))))" office:value-type="float" office:value="0.875" calcext:value-type="float">
            <text:p><text:s/>7/8 </text:p>
          </table:table-cell>
          <table:table-cell table:style-name="ce170" table:formula="of:=-ABS([.E66])*SIGN([.D66]*[.E66])" office:value-type="float" office:value="16" calcext:value-type="float">
            <text:p>16</text:p>
          </table:table-cell>
          <table:table-cell table:style-name="ce170" table:formula="of:=ABS([.D66])" office:value-type="float" office:value="8" calcext:value-type="float">
            <text:p>8</text:p>
          </table:table-cell>
          <table:table-cell table:style-name="ce170" table:formula="of:=GCD(ABS([.R66]);ABS([.S66]))" office:value-type="float" office:value="8" calcext:value-type="float">
            <text:p>8</text:p>
          </table:table-cell>
          <table:table-cell table:style-name="ce202" table:formula="of:=[.R66]/[.T66]" office:value-type="float" office:value="2" calcext:value-type="float">
            <text:p>2</text:p>
          </table:table-cell>
          <table:table-cell table:style-name="ce202" table:formula="of:=[.S66]/[.T66]" office:value-type="float" office:value="1" calcext:value-type="float">
            <text:p>1</text:p>
          </table:table-cell>
          <table:table-cell table:style-name="ce203" table:formula="of:=[.U66]/[.V66]" office:value-type="float" office:value="2" calcext:value-type="float">
            <text:p><text:s/>2/1 </text:p>
          </table:table-cell>
          <table:table-cell table:style-name="ce203" table:formula="of:=IF([.R66]=0;&quot;0&quot;;(IF([.R66]=[.S66];&quot;1&quot;;(IF([.R66]=-[.S66];&quot;-1&quot;;IF([.V66]=1;TEXT([.U66];10);[.W66]))))))" office:value-type="string" office:string-value="2" calcext:value-type="string">
            <text:p>2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937447" calcext:value-type="float">
            <text:p>937447</text:p>
          </table:table-cell>
          <table:table-cell table:style-name="ce219" office:value-type="float" office:value="22" calcext:value-type="float">
            <text:p>22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233" table:formula="of:=CONCATENATE([.C67];&quot;x&quot;;IF([.D67]&gt;0;&quot;+&quot;;&quot;&quot;);[.D67];&quot;y&quot;;IF([.E67]&gt;0;&quot;+&quot;;&quot;&quot;);[.E67];&quot;=0&quot;)" office:value-type="string" office:string-value="-15x-3y+16=0" calcext:value-type="string">
            <text:p>-15x-3y+16=0</text:p>
          </table:table-cell>
          <table:table-cell table:style-name="ce193" table:formula="of:=-[.C67]/[.D67]" office:value-type="float" office:value="-5" calcext:value-type="float">
            <text:p>- 5/1 </text:p>
          </table:table-cell>
          <table:table-cell table:style-name="ce193" table:formula="of:=-[.E67]/[.D67]" office:value-type="float" office:value="5.33333333333333" calcext:value-type="float">
            <text:p>16/3 </text:p>
          </table:table-cell>
          <table:table-cell table:style-name="ce193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5x+16/3" calcext:value-type="string">
            <text:p>y=-5x+16/3</text:p>
          </table:table-cell>
          <table:table-cell table:style-name="ce186" table:formula="of:=RANK([.A67];[.$A$66:.$A$85];0)" office:value-type="float" office:value="2" calcext:value-type="float">
            <text:p>2</text:p>
          </table:table-cell>
          <table:table-cell table:style-name="ce170" table:formula="of:=-ABS([.C67])*SIGN([.C67]*[.D67])" office:value-type="float" office:value="-15" calcext:value-type="float">
            <text:p>-15</text:p>
          </table:table-cell>
          <table:table-cell table:style-name="ce170" table:formula="of:=ABS([.D67])" office:value-type="float" office:value="3" calcext:value-type="float">
            <text:p>3</text:p>
          </table:table-cell>
          <table:table-cell table:style-name="ce170" table:formula="of:=GCD(ABS([.K67]);ABS([.L67]))" office:value-type="float" office:value="3" calcext:value-type="float">
            <text:p>3</text:p>
          </table:table-cell>
          <table:table-cell table:style-name="ce202" table:formula="of:=[.K67]/[.M67]" office:value-type="float" office:value="-5" calcext:value-type="float">
            <text:p>-5</text:p>
          </table:table-cell>
          <table:table-cell table:style-name="ce202" table:formula="of:=[.L67]/[.M67]" office:value-type="float" office:value="1" calcext:value-type="float">
            <text:p>1</text:p>
          </table:table-cell>
          <table:table-cell table:style-name="ce203" table:formula="of:=[.N67]/[.O67]" office:value-type="float" office:value="-5" calcext:value-type="float">
            <text:p>- 5/1 </text:p>
          </table:table-cell>
          <table:table-cell table:style-name="ce203" table:formula="of:=IF([.K67]=0;&quot;0&quot;;(IF([.K67]=[.L67];&quot;1&quot;;(IF([.K67]=-[.L67];&quot;-1&quot;;IF([.O67]=1;TEXT([.N67];10);[.P67]))))))" office:value-type="string" office:string-value="-5" calcext:value-type="string">
            <text:p>-5</text:p>
          </table:table-cell>
          <table:table-cell table:style-name="ce170" table:formula="of:=-ABS([.E67])*SIGN([.D67]*[.E67])" office:value-type="float" office:value="16" calcext:value-type="float">
            <text:p>16</text:p>
          </table:table-cell>
          <table:table-cell table:style-name="ce170" table:formula="of:=ABS([.D67])" office:value-type="float" office:value="3" calcext:value-type="float">
            <text:p>3</text:p>
          </table:table-cell>
          <table:table-cell table:style-name="ce170" table:formula="of:=GCD(ABS([.R67]);ABS([.S67]))" office:value-type="float" office:value="1" calcext:value-type="float">
            <text:p>1</text:p>
          </table:table-cell>
          <table:table-cell table:style-name="ce202" table:formula="of:=[.R67]/[.T67]" office:value-type="float" office:value="16" calcext:value-type="float">
            <text:p>16</text:p>
          </table:table-cell>
          <table:table-cell table:style-name="ce202" table:formula="of:=[.S67]/[.T67]" office:value-type="float" office:value="3" calcext:value-type="float">
            <text:p>3</text:p>
          </table:table-cell>
          <table:table-cell table:style-name="ce203" table:formula="of:=[.U67]/[.V67]" office:value-type="float" office:value="5.33333333333333" calcext:value-type="float">
            <text:p>16/3 </text:p>
          </table:table-cell>
          <table:table-cell table:style-name="ce203" table:formula="of:=IF([.R67]=0;&quot;0&quot;;(IF([.R67]=[.S67];&quot;1&quot;;(IF([.R67]=-[.S67];&quot;-1&quot;;IF([.V67]=1;TEXT([.U67];10);[.W67]))))))" office:value-type="float" office:value="5.33333333333333" calcext:value-type="float">
            <text:p>16/3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838202" calcext:value-type="float">
            <text:p>838202</text:p>
          </table:table-cell>
          <table:table-cell table:style-name="ce219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233" table:formula="of:=CONCATENATE([.C68];&quot;x&quot;;IF([.D68]&gt;0;&quot;+&quot;;&quot;&quot;);[.D68];&quot;y&quot;;IF([.E68]&gt;0;&quot;+&quot;;&quot;&quot;);[.E68];&quot;=0&quot;)" office:value-type="string" office:string-value="14x-2y+19=0" calcext:value-type="string">
            <text:p>14x-2y+19=0</text:p>
          </table:table-cell>
          <table:table-cell table:style-name="ce193" table:formula="of:=-[.C68]/[.D68]" office:value-type="float" office:value="7" calcext:value-type="float">
            <text:p><text:s/>7/1 </text:p>
          </table:table-cell>
          <table:table-cell table:style-name="ce193" table:formula="of:=-[.E68]/[.D68]" office:value-type="float" office:value="9.5" calcext:value-type="float">
            <text:p>19/2 </text:p>
          </table:table-cell>
          <table:table-cell table:style-name="ce193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7x+19/2" calcext:value-type="string">
            <text:p>y=7x+19/2</text:p>
          </table:table-cell>
          <table:table-cell table:style-name="ce186" table:formula="of:=RANK([.A68];[.$A$66:.$A$85];0)" office:value-type="float" office:value="7" calcext:value-type="float">
            <text:p>7</text:p>
          </table:table-cell>
          <table:table-cell table:style-name="ce170" table:formula="of:=-ABS([.C68])*SIGN([.C68]*[.D68])" office:value-type="float" office:value="14" calcext:value-type="float">
            <text:p>14</text:p>
          </table:table-cell>
          <table:table-cell table:style-name="ce170" table:formula="of:=ABS([.D68])" office:value-type="float" office:value="2" calcext:value-type="float">
            <text:p>2</text:p>
          </table:table-cell>
          <table:table-cell table:style-name="ce170" table:formula="of:=GCD(ABS([.K68]);ABS([.L68]))" office:value-type="float" office:value="2" calcext:value-type="float">
            <text:p>2</text:p>
          </table:table-cell>
          <table:table-cell table:style-name="ce202" table:formula="of:=[.K68]/[.M68]" office:value-type="float" office:value="7" calcext:value-type="float">
            <text:p>7</text:p>
          </table:table-cell>
          <table:table-cell table:style-name="ce202" table:formula="of:=[.L68]/[.M68]" office:value-type="float" office:value="1" calcext:value-type="float">
            <text:p>1</text:p>
          </table:table-cell>
          <table:table-cell table:style-name="ce203" table:formula="of:=[.N68]/[.O68]" office:value-type="float" office:value="7" calcext:value-type="float">
            <text:p><text:s/>7/1 </text:p>
          </table:table-cell>
          <table:table-cell table:style-name="ce203" table:formula="of:=IF([.K68]=0;&quot;0&quot;;(IF([.K68]=[.L68];&quot;1&quot;;(IF([.K68]=-[.L68];&quot;-1&quot;;IF([.O68]=1;TEXT([.N68];10);[.P68]))))))" office:value-type="string" office:string-value="7" calcext:value-type="string">
            <text:p>7</text:p>
          </table:table-cell>
          <table:table-cell table:style-name="ce170" table:formula="of:=-ABS([.E68])*SIGN([.D68]*[.E68])" office:value-type="float" office:value="19" calcext:value-type="float">
            <text:p>19</text:p>
          </table:table-cell>
          <table:table-cell table:style-name="ce170" table:formula="of:=ABS([.D68])" office:value-type="float" office:value="2" calcext:value-type="float">
            <text:p>2</text:p>
          </table:table-cell>
          <table:table-cell table:style-name="ce170" table:formula="of:=GCD(ABS([.R68]);ABS([.S68]))" office:value-type="float" office:value="1" calcext:value-type="float">
            <text:p>1</text:p>
          </table:table-cell>
          <table:table-cell table:style-name="ce202" table:formula="of:=[.R68]/[.T68]" office:value-type="float" office:value="19" calcext:value-type="float">
            <text:p>19</text:p>
          </table:table-cell>
          <table:table-cell table:style-name="ce202" table:formula="of:=[.S68]/[.T68]" office:value-type="float" office:value="2" calcext:value-type="float">
            <text:p>2</text:p>
          </table:table-cell>
          <table:table-cell table:style-name="ce203" table:formula="of:=[.U68]/[.V68]" office:value-type="float" office:value="9.5" calcext:value-type="float">
            <text:p>19/2 </text:p>
          </table:table-cell>
          <table:table-cell table:style-name="ce203" table:formula="of:=IF([.R68]=0;&quot;0&quot;;(IF([.R68]=[.S68];&quot;1&quot;;(IF([.R68]=-[.S68];&quot;-1&quot;;IF([.V68]=1;TEXT([.U68];10);[.W68]))))))" office:value-type="float" office:value="9.5" calcext:value-type="float">
            <text:p>19/2 </text:p>
          </table:table-cell>
          <table:table-cell table:number-columns-repeated="990"/>
          <table:table-cell table:style-name="ce224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361399" calcext:value-type="float">
            <text:p>361399</text:p>
          </table:table-cell>
          <table:table-cell table:style-name="ce219" office:value-type="float" office:value="24" calcext:value-type="float">
            <text:p>24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233" table:formula="of:=CONCATENATE([.C69];&quot;x&quot;;IF([.D69]&gt;0;&quot;+&quot;;&quot;&quot;);[.D69];&quot;y&quot;;IF([.E69]&gt;0;&quot;+&quot;;&quot;&quot;);[.E69];&quot;=0&quot;)" office:value-type="string" office:string-value="-12x+2y-4=0" calcext:value-type="string">
            <text:p>-12x+2y-4=0</text:p>
          </table:table-cell>
          <table:table-cell table:style-name="ce193" table:formula="of:=-[.C69]/[.D69]" office:value-type="float" office:value="6" calcext:value-type="float">
            <text:p><text:s/>6/1 </text:p>
          </table:table-cell>
          <table:table-cell table:style-name="ce193" table:formula="of:=-[.E69]/[.D69]" office:value-type="float" office:value="2" calcext:value-type="float">
            <text:p><text:s/>2/1 </text:p>
          </table:table-cell>
          <table:table-cell table:style-name="ce193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6x+2" calcext:value-type="string">
            <text:p>y=6x+2</text:p>
          </table:table-cell>
          <table:table-cell table:style-name="ce186" table:formula="of:=RANK([.A69];[.$A$66:.$A$85];0)" office:value-type="float" office:value="13" calcext:value-type="float">
            <text:p>13</text:p>
          </table:table-cell>
          <table:table-cell table:style-name="ce170" table:formula="of:=-ABS([.C69])*SIGN([.C69]*[.D69])" office:value-type="float" office:value="12" calcext:value-type="float">
            <text:p>12</text:p>
          </table:table-cell>
          <table:table-cell table:style-name="ce170" table:formula="of:=ABS([.D69])" office:value-type="float" office:value="2" calcext:value-type="float">
            <text:p>2</text:p>
          </table:table-cell>
          <table:table-cell table:style-name="ce170" table:formula="of:=GCD(ABS([.K69]);ABS([.L69]))" office:value-type="float" office:value="2" calcext:value-type="float">
            <text:p>2</text:p>
          </table:table-cell>
          <table:table-cell table:style-name="ce202" table:formula="of:=[.K69]/[.M69]" office:value-type="float" office:value="6" calcext:value-type="float">
            <text:p>6</text:p>
          </table:table-cell>
          <table:table-cell table:style-name="ce202" table:formula="of:=[.L69]/[.M69]" office:value-type="float" office:value="1" calcext:value-type="float">
            <text:p>1</text:p>
          </table:table-cell>
          <table:table-cell table:style-name="ce203" table:formula="of:=[.N69]/[.O69]" office:value-type="float" office:value="6" calcext:value-type="float">
            <text:p><text:s/>6/1 </text:p>
          </table:table-cell>
          <table:table-cell table:style-name="ce203" table:formula="of:=IF([.K69]=0;&quot;0&quot;;(IF([.K69]=[.L69];&quot;1&quot;;(IF([.K69]=-[.L69];&quot;-1&quot;;IF([.O69]=1;TEXT([.N69];10);[.P69]))))))" office:value-type="string" office:string-value="6" calcext:value-type="string">
            <text:p>6</text:p>
          </table:table-cell>
          <table:table-cell table:style-name="ce170" table:formula="of:=-ABS([.E69])*SIGN([.D69]*[.E69])" office:value-type="float" office:value="4" calcext:value-type="float">
            <text:p>4</text:p>
          </table:table-cell>
          <table:table-cell table:style-name="ce170" table:formula="of:=ABS([.D69])" office:value-type="float" office:value="2" calcext:value-type="float">
            <text:p>2</text:p>
          </table:table-cell>
          <table:table-cell table:style-name="ce170" table:formula="of:=GCD(ABS([.R69]);ABS([.S69]))" office:value-type="float" office:value="2" calcext:value-type="float">
            <text:p>2</text:p>
          </table:table-cell>
          <table:table-cell table:style-name="ce202" table:formula="of:=[.R69]/[.T69]" office:value-type="float" office:value="2" calcext:value-type="float">
            <text:p>2</text:p>
          </table:table-cell>
          <table:table-cell table:style-name="ce202" table:formula="of:=[.S69]/[.T69]" office:value-type="float" office:value="1" calcext:value-type="float">
            <text:p>1</text:p>
          </table:table-cell>
          <table:table-cell table:style-name="ce203" table:formula="of:=[.U69]/[.V69]" office:value-type="float" office:value="2" calcext:value-type="float">
            <text:p><text:s/>2/1 </text:p>
          </table:table-cell>
          <table:table-cell table:style-name="ce203" table:formula="of:=IF([.R69]=0;&quot;0&quot;;(IF([.R69]=[.S69];&quot;1&quot;;(IF([.R69]=-[.S69];&quot;-1&quot;;IF([.V69]=1;TEXT([.U69];10);[.W69]))))))" office:value-type="string" office:string-value="2" calcext:value-type="string">
            <text:p>2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82026" calcext:value-type="float">
            <text:p>882026</text:p>
          </table:table-cell>
          <table:table-cell table:style-name="ce219" office:value-type="float" office:value="25" calcext:value-type="float">
            <text:p>25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70];&quot;x&quot;;IF([.D70]&gt;0;&quot;+&quot;;&quot;&quot;);[.D70];&quot;y&quot;;IF([.E70]&gt;0;&quot;+&quot;;&quot;&quot;);[.E70];&quot;=0&quot;)" office:value-type="string" office:string-value="20x-8y+9=0" calcext:value-type="string">
            <text:p>20x-8y+9=0</text:p>
          </table:table-cell>
          <table:table-cell table:style-name="ce193" table:formula="of:=-[.C70]/[.D70]" office:value-type="float" office:value="2.5" calcext:value-type="float">
            <text:p><text:s/>5/2 </text:p>
          </table:table-cell>
          <table:table-cell table:style-name="ce193" table:formula="of:=-[.E70]/[.D70]" office:value-type="float" office:value="1.125" calcext:value-type="float">
            <text:p><text:s/>9/8 </text:p>
          </table:table-cell>
          <table:table-cell table:style-name="ce193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5x/2+9/8" calcext:value-type="string">
            <text:p>y=5x/2+9/8</text:p>
          </table:table-cell>
          <table:table-cell table:style-name="ce186" table:formula="of:=RANK([.A70];[.$A$66:.$A$85];0)" office:value-type="float" office:value="3" calcext:value-type="float">
            <text:p>3</text:p>
          </table:table-cell>
          <table:table-cell table:style-name="ce170" table:formula="of:=-ABS([.C70])*SIGN([.C70]*[.D70])" office:value-type="float" office:value="20" calcext:value-type="float">
            <text:p>20</text:p>
          </table:table-cell>
          <table:table-cell table:style-name="ce170" table:formula="of:=ABS([.D70])" office:value-type="float" office:value="8" calcext:value-type="float">
            <text:p>8</text:p>
          </table:table-cell>
          <table:table-cell table:style-name="ce170" table:formula="of:=GCD(ABS([.K70]);ABS([.L70]))" office:value-type="float" office:value="4" calcext:value-type="float">
            <text:p>4</text:p>
          </table:table-cell>
          <table:table-cell table:style-name="ce202" table:formula="of:=[.K70]/[.M70]" office:value-type="float" office:value="5" calcext:value-type="float">
            <text:p>5</text:p>
          </table:table-cell>
          <table:table-cell table:style-name="ce202" table:formula="of:=[.L70]/[.M70]" office:value-type="float" office:value="2" calcext:value-type="float">
            <text:p>2</text:p>
          </table:table-cell>
          <table:table-cell table:style-name="ce203" table:formula="of:=[.N70]/[.O70]" office:value-type="float" office:value="2.5" calcext:value-type="float">
            <text:p><text:s/>5/2 </text:p>
          </table:table-cell>
          <table:table-cell table:style-name="ce203" table:formula="of:=IF([.K70]=0;&quot;0&quot;;(IF([.K70]=[.L70];&quot;1&quot;;(IF([.K70]=-[.L70];&quot;-1&quot;;IF([.O70]=1;TEXT([.N70];10);[.P70]))))))" office:value-type="float" office:value="2.5" calcext:value-type="float">
            <text:p><text:s/>5/2 </text:p>
          </table:table-cell>
          <table:table-cell table:style-name="ce170" table:formula="of:=-ABS([.E70])*SIGN([.D70]*[.E70])" office:value-type="float" office:value="9" calcext:value-type="float">
            <text:p>9</text:p>
          </table:table-cell>
          <table:table-cell table:style-name="ce170" table:formula="of:=ABS([.D70])" office:value-type="float" office:value="8" calcext:value-type="float">
            <text:p>8</text:p>
          </table:table-cell>
          <table:table-cell table:style-name="ce170" table:formula="of:=GCD(ABS([.R70]);ABS([.S70]))" office:value-type="float" office:value="1" calcext:value-type="float">
            <text:p>1</text:p>
          </table:table-cell>
          <table:table-cell table:style-name="ce202" table:formula="of:=[.R70]/[.T70]" office:value-type="float" office:value="9" calcext:value-type="float">
            <text:p>9</text:p>
          </table:table-cell>
          <table:table-cell table:style-name="ce202" table:formula="of:=[.S70]/[.T70]" office:value-type="float" office:value="8" calcext:value-type="float">
            <text:p>8</text:p>
          </table:table-cell>
          <table:table-cell table:style-name="ce203" table:formula="of:=[.U70]/[.V70]" office:value-type="float" office:value="1.125" calcext:value-type="float">
            <text:p><text:s/>9/8 </text:p>
          </table:table-cell>
          <table:table-cell table:style-name="ce203" table:formula="of:=IF([.R70]=0;&quot;0&quot;;(IF([.R70]=[.S70];&quot;1&quot;;(IF([.R70]=-[.S70];&quot;-1&quot;;IF([.V70]=1;TEXT([.U70];10);[.W70]))))))" office:value-type="float" office:value="1.125" calcext:value-type="float">
            <text:p><text:s/>9/8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84712" calcext:value-type="float">
            <text:p>284712</text:p>
          </table:table-cell>
          <table:table-cell table:style-name="ce219" office:value-type="float" office:value="26" calcext:value-type="float">
            <text:p>26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71];&quot;x&quot;;IF([.D71]&gt;0;&quot;+&quot;;&quot;&quot;);[.D71];&quot;y&quot;;IF([.E71]&gt;0;&quot;+&quot;;&quot;&quot;);[.E71];&quot;=0&quot;)" office:value-type="string" office:string-value="-9x+3y-14=0" calcext:value-type="string">
            <text:p>-9x+3y-14=0</text:p>
          </table:table-cell>
          <table:table-cell table:style-name="ce193" table:formula="of:=-[.C71]/[.D71]" office:value-type="float" office:value="3" calcext:value-type="float">
            <text:p><text:s/>3/1 </text:p>
          </table:table-cell>
          <table:table-cell table:style-name="ce193" table:formula="of:=-[.E71]/[.D71]" office:value-type="float" office:value="4.66666666666667" calcext:value-type="float">
            <text:p>14/3 </text:p>
          </table:table-cell>
          <table:table-cell table:style-name="ce193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3x+14/3" calcext:value-type="string">
            <text:p>y=3x+14/3</text:p>
          </table:table-cell>
          <table:table-cell table:style-name="ce186" table:formula="of:=RANK([.A71];[.$A$66:.$A$85];0)" office:value-type="float" office:value="15" calcext:value-type="float">
            <text:p>15</text:p>
          </table:table-cell>
          <table:table-cell table:style-name="ce170" table:formula="of:=-ABS([.C71])*SIGN([.C71]*[.D71])" office:value-type="float" office:value="9" calcext:value-type="float">
            <text:p>9</text:p>
          </table:table-cell>
          <table:table-cell table:style-name="ce170" table:formula="of:=ABS([.D71])" office:value-type="float" office:value="3" calcext:value-type="float">
            <text:p>3</text:p>
          </table:table-cell>
          <table:table-cell table:style-name="ce170" table:formula="of:=GCD(ABS([.K71]);ABS([.L71]))" office:value-type="float" office:value="3" calcext:value-type="float">
            <text:p>3</text:p>
          </table:table-cell>
          <table:table-cell table:style-name="ce202" table:formula="of:=[.K71]/[.M71]" office:value-type="float" office:value="3" calcext:value-type="float">
            <text:p>3</text:p>
          </table:table-cell>
          <table:table-cell table:style-name="ce202" table:formula="of:=[.L71]/[.M71]" office:value-type="float" office:value="1" calcext:value-type="float">
            <text:p>1</text:p>
          </table:table-cell>
          <table:table-cell table:style-name="ce203" table:formula="of:=[.N71]/[.O71]" office:value-type="float" office:value="3" calcext:value-type="float">
            <text:p><text:s/>3/1 </text:p>
          </table:table-cell>
          <table:table-cell table:style-name="ce203" table:formula="of:=IF([.K71]=0;&quot;0&quot;;(IF([.K71]=[.L71];&quot;1&quot;;(IF([.K71]=-[.L71];&quot;-1&quot;;IF([.O71]=1;TEXT([.N71];10);[.P71]))))))" office:value-type="string" office:string-value="3" calcext:value-type="string">
            <text:p>3</text:p>
          </table:table-cell>
          <table:table-cell table:style-name="ce170" table:formula="of:=-ABS([.E71])*SIGN([.D71]*[.E71])" office:value-type="float" office:value="14" calcext:value-type="float">
            <text:p>14</text:p>
          </table:table-cell>
          <table:table-cell table:style-name="ce170" table:formula="of:=ABS([.D71])" office:value-type="float" office:value="3" calcext:value-type="float">
            <text:p>3</text:p>
          </table:table-cell>
          <table:table-cell table:style-name="ce170" table:formula="of:=GCD(ABS([.R71]);ABS([.S71]))" office:value-type="float" office:value="1" calcext:value-type="float">
            <text:p>1</text:p>
          </table:table-cell>
          <table:table-cell table:style-name="ce202" table:formula="of:=[.R71]/[.T71]" office:value-type="float" office:value="14" calcext:value-type="float">
            <text:p>14</text:p>
          </table:table-cell>
          <table:table-cell table:style-name="ce202" table:formula="of:=[.S71]/[.T71]" office:value-type="float" office:value="3" calcext:value-type="float">
            <text:p>3</text:p>
          </table:table-cell>
          <table:table-cell table:style-name="ce203" table:formula="of:=[.U71]/[.V71]" office:value-type="float" office:value="4.66666666666667" calcext:value-type="float">
            <text:p>14/3 </text:p>
          </table:table-cell>
          <table:table-cell table:style-name="ce203" table:formula="of:=IF([.R71]=0;&quot;0&quot;;(IF([.R71]=[.S71];&quot;1&quot;;(IF([.R71]=-[.S71];&quot;-1&quot;;IF([.V71]=1;TEXT([.U71];10);[.W71]))))))" office:value-type="float" office:value="4.66666666666667" calcext:value-type="float">
            <text:p>14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75685" calcext:value-type="float">
            <text:p>875685</text:p>
          </table:table-cell>
          <table:table-cell table:style-name="ce219" office:value-type="float" office:value="27" calcext:value-type="float">
            <text:p>27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72];&quot;x&quot;;IF([.D72]&gt;0;&quot;+&quot;;&quot;&quot;);[.D72];&quot;y&quot;;IF([.E72]&gt;0;&quot;+&quot;;&quot;&quot;);[.E72];&quot;=0&quot;)" office:value-type="string" office:string-value="19x+8y+9=0" calcext:value-type="string">
            <text:p>19x+8y+9=0</text:p>
          </table:table-cell>
          <table:table-cell table:style-name="ce193" table:formula="of:=-[.C72]/[.D72]" office:value-type="float" office:value="-2.375" calcext:value-type="float">
            <text:p>-19/8 </text:p>
          </table:table-cell>
          <table:table-cell table:style-name="ce193" table:formula="of:=-[.E72]/[.D72]" office:value-type="float" office:value="-1.125" calcext:value-type="float">
            <text:p>- 9/8 </text:p>
          </table:table-cell>
          <table:table-cell table:style-name="ce193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9x/8-9/8" calcext:value-type="string">
            <text:p>y=-19x/8-9/8</text:p>
          </table:table-cell>
          <table:table-cell table:style-name="ce186" table:formula="of:=RANK([.A72];[.$A$66:.$A$85];0)" office:value-type="float" office:value="4" calcext:value-type="float">
            <text:p>4</text:p>
          </table:table-cell>
          <table:table-cell table:style-name="ce170" table:formula="of:=-ABS([.C72])*SIGN([.C72]*[.D72])" office:value-type="float" office:value="-19" calcext:value-type="float">
            <text:p>-19</text:p>
          </table:table-cell>
          <table:table-cell table:style-name="ce170" table:formula="of:=ABS([.D72])" office:value-type="float" office:value="8" calcext:value-type="float">
            <text:p>8</text:p>
          </table:table-cell>
          <table:table-cell table:style-name="ce170" table:formula="of:=GCD(ABS([.K72]);ABS([.L72]))" office:value-type="float" office:value="1" calcext:value-type="float">
            <text:p>1</text:p>
          </table:table-cell>
          <table:table-cell table:style-name="ce202" table:formula="of:=[.K72]/[.M72]" office:value-type="float" office:value="-19" calcext:value-type="float">
            <text:p>-19</text:p>
          </table:table-cell>
          <table:table-cell table:style-name="ce202" table:formula="of:=[.L72]/[.M72]" office:value-type="float" office:value="8" calcext:value-type="float">
            <text:p>8</text:p>
          </table:table-cell>
          <table:table-cell table:style-name="ce203" table:formula="of:=[.N72]/[.O72]" office:value-type="float" office:value="-2.375" calcext:value-type="float">
            <text:p>-19/8 </text:p>
          </table:table-cell>
          <table:table-cell table:style-name="ce203" table:formula="of:=IF([.K72]=0;&quot;0&quot;;(IF([.K72]=[.L72];&quot;1&quot;;(IF([.K72]=-[.L72];&quot;-1&quot;;IF([.O72]=1;TEXT([.N72];10);[.P72]))))))" office:value-type="float" office:value="-2.375" calcext:value-type="float">
            <text:p>-19/8 </text:p>
          </table:table-cell>
          <table:table-cell table:style-name="ce170" table:formula="of:=-ABS([.E72])*SIGN([.D72]*[.E72])" office:value-type="float" office:value="-9" calcext:value-type="float">
            <text:p>-9</text:p>
          </table:table-cell>
          <table:table-cell table:style-name="ce170" table:formula="of:=ABS([.D72])" office:value-type="float" office:value="8" calcext:value-type="float">
            <text:p>8</text:p>
          </table:table-cell>
          <table:table-cell table:style-name="ce170" table:formula="of:=GCD(ABS([.R72]);ABS([.S72]))" office:value-type="float" office:value="1" calcext:value-type="float">
            <text:p>1</text:p>
          </table:table-cell>
          <table:table-cell table:style-name="ce202" table:formula="of:=[.R72]/[.T72]" office:value-type="float" office:value="-9" calcext:value-type="float">
            <text:p>-9</text:p>
          </table:table-cell>
          <table:table-cell table:style-name="ce202" table:formula="of:=[.S72]/[.T72]" office:value-type="float" office:value="8" calcext:value-type="float">
            <text:p>8</text:p>
          </table:table-cell>
          <table:table-cell table:style-name="ce203" table:formula="of:=[.U72]/[.V72]" office:value-type="float" office:value="-1.125" calcext:value-type="float">
            <text:p>- 9/8 </text:p>
          </table:table-cell>
          <table:table-cell table:style-name="ce203" table:formula="of:=IF([.R72]=0;&quot;0&quot;;(IF([.R72]=[.S72];&quot;1&quot;;(IF([.R72]=-[.S72];&quot;-1&quot;;IF([.V72]=1;TEXT([.U72];10);[.W72]))))))" office:value-type="float" office:value="-1.125" calcext:value-type="float">
            <text:p>- 9/8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9129" calcext:value-type="float">
            <text:p>89129</text:p>
          </table:table-cell>
          <table:table-cell table:style-name="ce219" office:value-type="float" office:value="28" calcext:value-type="float">
            <text:p>28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233" table:formula="of:=CONCATENATE([.C73];&quot;x&quot;;IF([.D73]&gt;0;&quot;+&quot;;&quot;&quot;);[.D73];&quot;y&quot;;IF([.E73]&gt;0;&quot;+&quot;;&quot;&quot;);[.E73];&quot;=0&quot;)" office:value-type="string" office:string-value="-11x+9y+8=0" calcext:value-type="string">
            <text:p>-11x+9y+8=0</text:p>
          </table:table-cell>
          <table:table-cell table:style-name="ce193" table:formula="of:=-[.C73]/[.D73]" office:value-type="float" office:value="1.22222222222222" calcext:value-type="float">
            <text:p>11/9 </text:p>
          </table:table-cell>
          <table:table-cell table:style-name="ce193" table:formula="of:=-[.E73]/[.D73]" office:value-type="float" office:value="-0.888888888888889" calcext:value-type="float">
            <text:p>- 8/9 </text:p>
          </table:table-cell>
          <table:table-cell table:style-name="ce193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11x/9-8/9" calcext:value-type="string">
            <text:p>y=11x/9-8/9</text:p>
          </table:table-cell>
          <table:table-cell table:style-name="ce186" table:formula="of:=RANK([.A73];[.$A$66:.$A$85];0)" office:value-type="float" office:value="18" calcext:value-type="float">
            <text:p>18</text:p>
          </table:table-cell>
          <table:table-cell table:style-name="ce170" table:formula="of:=-ABS([.C73])*SIGN([.C73]*[.D73])" office:value-type="float" office:value="11" calcext:value-type="float">
            <text:p>11</text:p>
          </table:table-cell>
          <table:table-cell table:style-name="ce170" table:formula="of:=ABS([.D73])" office:value-type="float" office:value="9" calcext:value-type="float">
            <text:p>9</text:p>
          </table:table-cell>
          <table:table-cell table:style-name="ce170" table:formula="of:=GCD(ABS([.K73]);ABS([.L73]))" office:value-type="float" office:value="1" calcext:value-type="float">
            <text:p>1</text:p>
          </table:table-cell>
          <table:table-cell table:style-name="ce202" table:formula="of:=[.K73]/[.M73]" office:value-type="float" office:value="11" calcext:value-type="float">
            <text:p>11</text:p>
          </table:table-cell>
          <table:table-cell table:style-name="ce202" table:formula="of:=[.L73]/[.M73]" office:value-type="float" office:value="9" calcext:value-type="float">
            <text:p>9</text:p>
          </table:table-cell>
          <table:table-cell table:style-name="ce203" table:formula="of:=[.N73]/[.O73]" office:value-type="float" office:value="1.22222222222222" calcext:value-type="float">
            <text:p>11/9 </text:p>
          </table:table-cell>
          <table:table-cell table:style-name="ce203" table:formula="of:=IF([.K73]=0;&quot;0&quot;;(IF([.K73]=[.L73];&quot;1&quot;;(IF([.K73]=-[.L73];&quot;-1&quot;;IF([.O73]=1;TEXT([.N73];10);[.P73]))))))" office:value-type="float" office:value="1.22222222222222" calcext:value-type="float">
            <text:p>11/9 </text:p>
          </table:table-cell>
          <table:table-cell table:style-name="ce170" table:formula="of:=-ABS([.E73])*SIGN([.D73]*[.E73])" office:value-type="float" office:value="-8" calcext:value-type="float">
            <text:p>-8</text:p>
          </table:table-cell>
          <table:table-cell table:style-name="ce170" table:formula="of:=ABS([.D73])" office:value-type="float" office:value="9" calcext:value-type="float">
            <text:p>9</text:p>
          </table:table-cell>
          <table:table-cell table:style-name="ce170" table:formula="of:=GCD(ABS([.R73]);ABS([.S73]))" office:value-type="float" office:value="1" calcext:value-type="float">
            <text:p>1</text:p>
          </table:table-cell>
          <table:table-cell table:style-name="ce202" table:formula="of:=[.R73]/[.T73]" office:value-type="float" office:value="-8" calcext:value-type="float">
            <text:p>-8</text:p>
          </table:table-cell>
          <table:table-cell table:style-name="ce202" table:formula="of:=[.S73]/[.T73]" office:value-type="float" office:value="9" calcext:value-type="float">
            <text:p>9</text:p>
          </table:table-cell>
          <table:table-cell table:style-name="ce203" table:formula="of:=[.U73]/[.V73]" office:value-type="float" office:value="-0.888888888888889" calcext:value-type="float">
            <text:p>- 8/9 </text:p>
          </table:table-cell>
          <table:table-cell table:style-name="ce203" table:formula="of:=IF([.R73]=0;&quot;0&quot;;(IF([.R73]=[.S73];&quot;1&quot;;(IF([.R73]=-[.S73];&quot;-1&quot;;IF([.V73]=1;TEXT([.U73];10);[.W73]))))))" office:value-type="float" office:value="-0.888888888888889" calcext:value-type="float">
            <text:p>- 8/9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12265" calcext:value-type="float">
            <text:p>112265</text:p>
          </table:table-cell>
          <table:table-cell table:style-name="ce219" office:value-type="float" office:value="29" calcext:value-type="float">
            <text:p>29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74];&quot;x&quot;;IF([.D74]&gt;0;&quot;+&quot;;&quot;&quot;);[.D74];&quot;y&quot;;IF([.E74]&gt;0;&quot;+&quot;;&quot;&quot;);[.E74];&quot;=0&quot;)" office:value-type="string" office:string-value="4x-13y-14=0" calcext:value-type="string">
            <text:p>4x-13y-14=0</text:p>
          </table:table-cell>
          <table:table-cell table:style-name="ce193" table:formula="of:=-[.C74]/[.D74]" office:value-type="float" office:value="0.307692307692308" calcext:value-type="float">
            <text:p><text:s/>4/13</text:p>
          </table:table-cell>
          <table:table-cell table:style-name="ce193" table:formula="of:=-[.E74]/[.D74]" office:value-type="float" office:value="-1.07692307692308" calcext:value-type="float">
            <text:p>-14/13</text:p>
          </table:table-cell>
          <table:table-cell table:style-name="ce193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4x/13-14/13" calcext:value-type="string">
            <text:p>y=4x/13-14/13</text:p>
          </table:table-cell>
          <table:table-cell table:style-name="ce186" table:formula="of:=RANK([.A74];[.$A$66:.$A$85];0)" office:value-type="float" office:value="17" calcext:value-type="float">
            <text:p>17</text:p>
          </table:table-cell>
          <table:table-cell table:style-name="ce170" table:formula="of:=-ABS([.C74])*SIGN([.C74]*[.D74])" office:value-type="float" office:value="4" calcext:value-type="float">
            <text:p>4</text:p>
          </table:table-cell>
          <table:table-cell table:style-name="ce170" table:formula="of:=ABS([.D74])" office:value-type="float" office:value="13" calcext:value-type="float">
            <text:p>13</text:p>
          </table:table-cell>
          <table:table-cell table:style-name="ce170" table:formula="of:=GCD(ABS([.K74]);ABS([.L74]))" office:value-type="float" office:value="1" calcext:value-type="float">
            <text:p>1</text:p>
          </table:table-cell>
          <table:table-cell table:style-name="ce202" table:formula="of:=[.K74]/[.M74]" office:value-type="float" office:value="4" calcext:value-type="float">
            <text:p>4</text:p>
          </table:table-cell>
          <table:table-cell table:style-name="ce202" table:formula="of:=[.L74]/[.M74]" office:value-type="float" office:value="13" calcext:value-type="float">
            <text:p>13</text:p>
          </table:table-cell>
          <table:table-cell table:style-name="ce203" table:formula="of:=[.N74]/[.O74]" office:value-type="float" office:value="0.307692307692308" calcext:value-type="float">
            <text:p><text:s/>4/13</text:p>
          </table:table-cell>
          <table:table-cell table:style-name="ce203" table:formula="of:=IF([.K74]=0;&quot;0&quot;;(IF([.K74]=[.L74];&quot;1&quot;;(IF([.K74]=-[.L74];&quot;-1&quot;;IF([.O74]=1;TEXT([.N74];10);[.P74]))))))" office:value-type="float" office:value="0.307692307692308" calcext:value-type="float">
            <text:p><text:s/>4/13</text:p>
          </table:table-cell>
          <table:table-cell table:style-name="ce170" table:formula="of:=-ABS([.E74])*SIGN([.D74]*[.E74])" office:value-type="float" office:value="-14" calcext:value-type="float">
            <text:p>-14</text:p>
          </table:table-cell>
          <table:table-cell table:style-name="ce170" table:formula="of:=ABS([.D74])" office:value-type="float" office:value="13" calcext:value-type="float">
            <text:p>13</text:p>
          </table:table-cell>
          <table:table-cell table:style-name="ce170" table:formula="of:=GCD(ABS([.R74]);ABS([.S74]))" office:value-type="float" office:value="1" calcext:value-type="float">
            <text:p>1</text:p>
          </table:table-cell>
          <table:table-cell table:style-name="ce202" table:formula="of:=[.R74]/[.T74]" office:value-type="float" office:value="-14" calcext:value-type="float">
            <text:p>-14</text:p>
          </table:table-cell>
          <table:table-cell table:style-name="ce202" table:formula="of:=[.S74]/[.T74]" office:value-type="float" office:value="13" calcext:value-type="float">
            <text:p>13</text:p>
          </table:table-cell>
          <table:table-cell table:style-name="ce203" table:formula="of:=[.U74]/[.V74]" office:value-type="float" office:value="-1.07692307692308" calcext:value-type="float">
            <text:p>-14/13</text:p>
          </table:table-cell>
          <table:table-cell table:style-name="ce203" table:formula="of:=IF([.R74]=0;&quot;0&quot;;(IF([.R74]=[.S74];&quot;1&quot;;(IF([.R74]=-[.S74];&quot;-1&quot;;IF([.V74]=1;TEXT([.U74];10);[.W74]))))))" office:value-type="float" office:value="-1.07692307692308" calcext:value-type="float">
            <text:p>-14/1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368551" calcext:value-type="float">
            <text:p>368551</text:p>
          </table:table-cell>
          <table:table-cell table:style-name="ce219" office:value-type="float" office:value="30" calcext:value-type="float">
            <text:p>30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7" calcext:value-type="float">
            <text:p>17</text:p>
          </table:table-cell>
          <table:table-cell table:style-name="ce233" table:formula="of:=CONCATENATE([.C75];&quot;x&quot;;IF([.D75]&gt;0;&quot;+&quot;;&quot;&quot;);[.D75];&quot;y&quot;;IF([.E75]&gt;0;&quot;+&quot;;&quot;&quot;);[.E75];&quot;=0&quot;)" office:value-type="string" office:string-value="15x+19y+17=0" calcext:value-type="string">
            <text:p>15x+19y+17=0</text:p>
          </table:table-cell>
          <table:table-cell table:style-name="ce193" table:formula="of:=-[.C75]/[.D75]" office:value-type="float" office:value="-0.789473684210526" calcext:value-type="float">
            <text:p>-15/19</text:p>
          </table:table-cell>
          <table:table-cell table:style-name="ce193" table:formula="of:=-[.E75]/[.D75]" office:value-type="float" office:value="-0.894736842105263" calcext:value-type="float">
            <text:p>-17/19</text:p>
          </table:table-cell>
          <table:table-cell table:style-name="ce193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5x/19-17/19" calcext:value-type="string">
            <text:p>y=-15x/19-17/19</text:p>
          </table:table-cell>
          <table:table-cell table:style-name="ce186" table:formula="of:=RANK([.A75];[.$A$66:.$A$85];0)" office:value-type="float" office:value="12" calcext:value-type="float">
            <text:p>12</text:p>
          </table:table-cell>
          <table:table-cell table:style-name="ce170" table:formula="of:=-ABS([.C75])*SIGN([.C75]*[.D75])" office:value-type="float" office:value="-15" calcext:value-type="float">
            <text:p>-15</text:p>
          </table:table-cell>
          <table:table-cell table:style-name="ce170" table:formula="of:=ABS([.D75])" office:value-type="float" office:value="19" calcext:value-type="float">
            <text:p>19</text:p>
          </table:table-cell>
          <table:table-cell table:style-name="ce170" table:formula="of:=GCD(ABS([.K75]);ABS([.L75]))" office:value-type="float" office:value="1" calcext:value-type="float">
            <text:p>1</text:p>
          </table:table-cell>
          <table:table-cell table:style-name="ce202" table:formula="of:=[.K75]/[.M75]" office:value-type="float" office:value="-15" calcext:value-type="float">
            <text:p>-15</text:p>
          </table:table-cell>
          <table:table-cell table:style-name="ce202" table:formula="of:=[.L75]/[.M75]" office:value-type="float" office:value="19" calcext:value-type="float">
            <text:p>19</text:p>
          </table:table-cell>
          <table:table-cell table:style-name="ce203" table:formula="of:=[.N75]/[.O75]" office:value-type="float" office:value="-0.789473684210526" calcext:value-type="float">
            <text:p>-15/19</text:p>
          </table:table-cell>
          <table:table-cell table:style-name="ce203" table:formula="of:=IF([.K75]=0;&quot;0&quot;;(IF([.K75]=[.L75];&quot;1&quot;;(IF([.K75]=-[.L75];&quot;-1&quot;;IF([.O75]=1;TEXT([.N75];10);[.P75]))))))" office:value-type="float" office:value="-0.789473684210526" calcext:value-type="float">
            <text:p>-15/19</text:p>
          </table:table-cell>
          <table:table-cell table:style-name="ce170" table:formula="of:=-ABS([.E75])*SIGN([.D75]*[.E75])" office:value-type="float" office:value="-17" calcext:value-type="float">
            <text:p>-17</text:p>
          </table:table-cell>
          <table:table-cell table:style-name="ce170" table:formula="of:=ABS([.D75])" office:value-type="float" office:value="19" calcext:value-type="float">
            <text:p>19</text:p>
          </table:table-cell>
          <table:table-cell table:style-name="ce170" table:formula="of:=GCD(ABS([.R75]);ABS([.S75]))" office:value-type="float" office:value="1" calcext:value-type="float">
            <text:p>1</text:p>
          </table:table-cell>
          <table:table-cell table:style-name="ce202" table:formula="of:=[.R75]/[.T75]" office:value-type="float" office:value="-17" calcext:value-type="float">
            <text:p>-17</text:p>
          </table:table-cell>
          <table:table-cell table:style-name="ce202" table:formula="of:=[.S75]/[.T75]" office:value-type="float" office:value="19" calcext:value-type="float">
            <text:p>19</text:p>
          </table:table-cell>
          <table:table-cell table:style-name="ce203" table:formula="of:=[.U75]/[.V75]" office:value-type="float" office:value="-0.894736842105263" calcext:value-type="float">
            <text:p>-17/19</text:p>
          </table:table-cell>
          <table:table-cell table:style-name="ce203" table:formula="of:=IF([.R75]=0;&quot;0&quot;;(IF([.R75]=[.S75];&quot;1&quot;;(IF([.R75]=-[.S75];&quot;-1&quot;;IF([.V75]=1;TEXT([.U75];10);[.W75]))))))" office:value-type="float" office:value="-0.894736842105263" calcext:value-type="float">
            <text:p>-17/19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66263" calcext:value-type="float">
            <text:p>866263</text:p>
          </table:table-cell>
          <table:table-cell table:style-name="ce219" office:value-type="float" office:value="31" calcext:value-type="float">
            <text:p>31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76];&quot;x&quot;;IF([.D76]&gt;0;&quot;+&quot;;&quot;&quot;);[.D76];&quot;y&quot;;IF([.E76]&gt;0;&quot;+&quot;;&quot;&quot;);[.E76];&quot;=0&quot;)" office:value-type="string" office:string-value="-3x+14y+9=0" calcext:value-type="string">
            <text:p>-3x+14y+9=0</text:p>
          </table:table-cell>
          <table:table-cell table:style-name="ce193" table:formula="of:=-[.C76]/[.D76]" office:value-type="float" office:value="0.214285714285714" calcext:value-type="float">
            <text:p><text:s/>3/14</text:p>
          </table:table-cell>
          <table:table-cell table:style-name="ce193" table:formula="of:=-[.E76]/[.D76]" office:value-type="float" office:value="-0.642857142857143" calcext:value-type="float">
            <text:p>- 9/14</text:p>
          </table:table-cell>
          <table:table-cell table:style-name="ce193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3x/14-9/14" calcext:value-type="string">
            <text:p>y=3x/14-9/14</text:p>
          </table:table-cell>
          <table:table-cell table:style-name="ce186" table:formula="of:=RANK([.A76];[.$A$66:.$A$85];0)" office:value-type="float" office:value="5" calcext:value-type="float">
            <text:p>5</text:p>
          </table:table-cell>
          <table:table-cell table:style-name="ce170" table:formula="of:=-ABS([.C76])*SIGN([.C76]*[.D76])" office:value-type="float" office:value="3" calcext:value-type="float">
            <text:p>3</text:p>
          </table:table-cell>
          <table:table-cell table:style-name="ce170" table:formula="of:=ABS([.D76])" office:value-type="float" office:value="14" calcext:value-type="float">
            <text:p>14</text:p>
          </table:table-cell>
          <table:table-cell table:style-name="ce170" table:formula="of:=GCD(ABS([.K76]);ABS([.L76]))" office:value-type="float" office:value="1" calcext:value-type="float">
            <text:p>1</text:p>
          </table:table-cell>
          <table:table-cell table:style-name="ce202" table:formula="of:=[.K76]/[.M76]" office:value-type="float" office:value="3" calcext:value-type="float">
            <text:p>3</text:p>
          </table:table-cell>
          <table:table-cell table:style-name="ce202" table:formula="of:=[.L76]/[.M76]" office:value-type="float" office:value="14" calcext:value-type="float">
            <text:p>14</text:p>
          </table:table-cell>
          <table:table-cell table:style-name="ce203" table:formula="of:=[.N76]/[.O76]" office:value-type="float" office:value="0.214285714285714" calcext:value-type="float">
            <text:p><text:s/>3/14</text:p>
          </table:table-cell>
          <table:table-cell table:style-name="ce203" table:formula="of:=IF([.K76]=0;&quot;0&quot;;(IF([.K76]=[.L76];&quot;1&quot;;(IF([.K76]=-[.L76];&quot;-1&quot;;IF([.O76]=1;TEXT([.N76];10);[.P76]))))))" office:value-type="float" office:value="0.214285714285714" calcext:value-type="float">
            <text:p><text:s/>3/14</text:p>
          </table:table-cell>
          <table:table-cell table:style-name="ce170" table:formula="of:=-ABS([.E76])*SIGN([.D76]*[.E76])" office:value-type="float" office:value="-9" calcext:value-type="float">
            <text:p>-9</text:p>
          </table:table-cell>
          <table:table-cell table:style-name="ce170" table:formula="of:=ABS([.D76])" office:value-type="float" office:value="14" calcext:value-type="float">
            <text:p>14</text:p>
          </table:table-cell>
          <table:table-cell table:style-name="ce170" table:formula="of:=GCD(ABS([.R76]);ABS([.S76]))" office:value-type="float" office:value="1" calcext:value-type="float">
            <text:p>1</text:p>
          </table:table-cell>
          <table:table-cell table:style-name="ce202" table:formula="of:=[.R76]/[.T76]" office:value-type="float" office:value="-9" calcext:value-type="float">
            <text:p>-9</text:p>
          </table:table-cell>
          <table:table-cell table:style-name="ce202" table:formula="of:=[.S76]/[.T76]" office:value-type="float" office:value="14" calcext:value-type="float">
            <text:p>14</text:p>
          </table:table-cell>
          <table:table-cell table:style-name="ce203" table:formula="of:=[.U76]/[.V76]" office:value-type="float" office:value="-0.642857142857143" calcext:value-type="float">
            <text:p>- 9/14</text:p>
          </table:table-cell>
          <table:table-cell table:style-name="ce203" table:formula="of:=IF([.R76]=0;&quot;0&quot;;(IF([.R76]=[.S76];&quot;1&quot;;(IF([.R76]=-[.S76];&quot;-1&quot;;IF([.V76]=1;TEXT([.U76];10);[.W76]))))))" office:value-type="float" office:value="-0.642857142857143" calcext:value-type="float">
            <text:p>- 9/14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530979" calcext:value-type="float">
            <text:p>530979</text:p>
          </table:table-cell>
          <table:table-cell table:style-name="ce219" office:value-type="float" office:value="32" calcext:value-type="float">
            <text:p>32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77];&quot;x&quot;;IF([.D77]&gt;0;&quot;+&quot;;&quot;&quot;);[.D77];&quot;y&quot;;IF([.E77]&gt;0;&quot;+&quot;;&quot;&quot;);[.E77];&quot;=0&quot;)" office:value-type="string" office:string-value="19x+5y-13=0" calcext:value-type="string">
            <text:p>19x+5y-13=0</text:p>
          </table:table-cell>
          <table:table-cell table:style-name="ce193" table:formula="of:=-[.C77]/[.D77]" office:value-type="float" office:value="-3.8" calcext:value-type="float">
            <text:p>-19/5 </text:p>
          </table:table-cell>
          <table:table-cell table:style-name="ce193" table:formula="of:=-[.E77]/[.D77]" office:value-type="float" office:value="2.6" calcext:value-type="float">
            <text:p>13/5 </text:p>
          </table:table-cell>
          <table:table-cell table:style-name="ce193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9x/5+13/5" calcext:value-type="string">
            <text:p>y=-19x/5+13/5</text:p>
          </table:table-cell>
          <table:table-cell table:style-name="ce186" table:formula="of:=RANK([.A77];[.$A$66:.$A$85];0)" office:value-type="float" office:value="11" calcext:value-type="float">
            <text:p>11</text:p>
          </table:table-cell>
          <table:table-cell table:style-name="ce170" table:formula="of:=-ABS([.C77])*SIGN([.C77]*[.D77])" office:value-type="float" office:value="-19" calcext:value-type="float">
            <text:p>-19</text:p>
          </table:table-cell>
          <table:table-cell table:style-name="ce170" table:formula="of:=ABS([.D77])" office:value-type="float" office:value="5" calcext:value-type="float">
            <text:p>5</text:p>
          </table:table-cell>
          <table:table-cell table:style-name="ce170" table:formula="of:=GCD(ABS([.K77]);ABS([.L77]))" office:value-type="float" office:value="1" calcext:value-type="float">
            <text:p>1</text:p>
          </table:table-cell>
          <table:table-cell table:style-name="ce202" table:formula="of:=[.K77]/[.M77]" office:value-type="float" office:value="-19" calcext:value-type="float">
            <text:p>-19</text:p>
          </table:table-cell>
          <table:table-cell table:style-name="ce202" table:formula="of:=[.L77]/[.M77]" office:value-type="float" office:value="5" calcext:value-type="float">
            <text:p>5</text:p>
          </table:table-cell>
          <table:table-cell table:style-name="ce203" table:formula="of:=[.N77]/[.O77]" office:value-type="float" office:value="-3.8" calcext:value-type="float">
            <text:p>-19/5 </text:p>
          </table:table-cell>
          <table:table-cell table:style-name="ce203" table:formula="of:=IF([.K77]=0;&quot;0&quot;;(IF([.K77]=[.L77];&quot;1&quot;;(IF([.K77]=-[.L77];&quot;-1&quot;;IF([.O77]=1;TEXT([.N77];10);[.P77]))))))" office:value-type="float" office:value="-3.8" calcext:value-type="float">
            <text:p>-19/5 </text:p>
          </table:table-cell>
          <table:table-cell table:style-name="ce170" table:formula="of:=-ABS([.E77])*SIGN([.D77]*[.E77])" office:value-type="float" office:value="13" calcext:value-type="float">
            <text:p>13</text:p>
          </table:table-cell>
          <table:table-cell table:style-name="ce170" table:formula="of:=ABS([.D77])" office:value-type="float" office:value="5" calcext:value-type="float">
            <text:p>5</text:p>
          </table:table-cell>
          <table:table-cell table:style-name="ce170" table:formula="of:=GCD(ABS([.R77]);ABS([.S77]))" office:value-type="float" office:value="1" calcext:value-type="float">
            <text:p>1</text:p>
          </table:table-cell>
          <table:table-cell table:style-name="ce202" table:formula="of:=[.R77]/[.T77]" office:value-type="float" office:value="13" calcext:value-type="float">
            <text:p>13</text:p>
          </table:table-cell>
          <table:table-cell table:style-name="ce202" table:formula="of:=[.S77]/[.T77]" office:value-type="float" office:value="5" calcext:value-type="float">
            <text:p>5</text:p>
          </table:table-cell>
          <table:table-cell table:style-name="ce203" table:formula="of:=[.U77]/[.V77]" office:value-type="float" office:value="2.6" calcext:value-type="float">
            <text:p>13/5 </text:p>
          </table:table-cell>
          <table:table-cell table:style-name="ce203" table:formula="of:=IF([.R77]=0;&quot;0&quot;;(IF([.R77]=[.S77];&quot;1&quot;;(IF([.R77]=-[.S77];&quot;-1&quot;;IF([.V77]=1;TEXT([.U77];10);[.W77]))))))" office:value-type="float" office:value="2.6" calcext:value-type="float">
            <text:p>13/5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30129" calcext:value-type="float">
            <text:p>730129</text:p>
          </table:table-cell>
          <table:table-cell table:style-name="ce219" office:value-type="float" office:value="33" calcext:value-type="float">
            <text:p>33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233" table:formula="of:=CONCATENATE([.C78];&quot;x&quot;;IF([.D78]&gt;0;&quot;+&quot;;&quot;&quot;);[.D78];&quot;y&quot;;IF([.E78]&gt;0;&quot;+&quot;;&quot;&quot;);[.E78];&quot;=0&quot;)" office:value-type="string" office:string-value="-17x-19y-20=0" calcext:value-type="string">
            <text:p>-17x-19y-20=0</text:p>
          </table:table-cell>
          <table:table-cell table:style-name="ce193" table:formula="of:=-[.C78]/[.D78]" office:value-type="float" office:value="-0.894736842105263" calcext:value-type="float">
            <text:p>-17/19</text:p>
          </table:table-cell>
          <table:table-cell table:style-name="ce193" table:formula="of:=-[.E78]/[.D78]" office:value-type="float" office:value="-1.05263157894737" calcext:value-type="float">
            <text:p>-20/19</text:p>
          </table:table-cell>
          <table:table-cell table:style-name="ce193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17x/19-20/19" calcext:value-type="string">
            <text:p>y=-17x/19-20/19</text:p>
          </table:table-cell>
          <table:table-cell table:style-name="ce186" table:formula="of:=RANK([.A78];[.$A$66:.$A$85];0)" office:value-type="float" office:value="8" calcext:value-type="float">
            <text:p>8</text:p>
          </table:table-cell>
          <table:table-cell table:style-name="ce170" table:formula="of:=-ABS([.C78])*SIGN([.C78]*[.D78])" office:value-type="float" office:value="-17" calcext:value-type="float">
            <text:p>-17</text:p>
          </table:table-cell>
          <table:table-cell table:style-name="ce170" table:formula="of:=ABS([.D78])" office:value-type="float" office:value="19" calcext:value-type="float">
            <text:p>19</text:p>
          </table:table-cell>
          <table:table-cell table:style-name="ce170" table:formula="of:=GCD(ABS([.K78]);ABS([.L78]))" office:value-type="float" office:value="1" calcext:value-type="float">
            <text:p>1</text:p>
          </table:table-cell>
          <table:table-cell table:style-name="ce202" table:formula="of:=[.K78]/[.M78]" office:value-type="float" office:value="-17" calcext:value-type="float">
            <text:p>-17</text:p>
          </table:table-cell>
          <table:table-cell table:style-name="ce202" table:formula="of:=[.L78]/[.M78]" office:value-type="float" office:value="19" calcext:value-type="float">
            <text:p>19</text:p>
          </table:table-cell>
          <table:table-cell table:style-name="ce203" table:formula="of:=[.N78]/[.O78]" office:value-type="float" office:value="-0.894736842105263" calcext:value-type="float">
            <text:p>-17/19</text:p>
          </table:table-cell>
          <table:table-cell table:style-name="ce203" table:formula="of:=IF([.K78]=0;&quot;0&quot;;(IF([.K78]=[.L78];&quot;1&quot;;(IF([.K78]=-[.L78];&quot;-1&quot;;IF([.O78]=1;TEXT([.N78];10);[.P78]))))))" office:value-type="float" office:value="-0.894736842105263" calcext:value-type="float">
            <text:p>-17/19</text:p>
          </table:table-cell>
          <table:table-cell table:style-name="ce170" table:formula="of:=-ABS([.E78])*SIGN([.D78]*[.E78])" office:value-type="float" office:value="-20" calcext:value-type="float">
            <text:p>-20</text:p>
          </table:table-cell>
          <table:table-cell table:style-name="ce170" table:formula="of:=ABS([.D78])" office:value-type="float" office:value="19" calcext:value-type="float">
            <text:p>19</text:p>
          </table:table-cell>
          <table:table-cell table:style-name="ce170" table:formula="of:=GCD(ABS([.R78]);ABS([.S78]))" office:value-type="float" office:value="1" calcext:value-type="float">
            <text:p>1</text:p>
          </table:table-cell>
          <table:table-cell table:style-name="ce202" table:formula="of:=[.R78]/[.T78]" office:value-type="float" office:value="-20" calcext:value-type="float">
            <text:p>-20</text:p>
          </table:table-cell>
          <table:table-cell table:style-name="ce202" table:formula="of:=[.S78]/[.T78]" office:value-type="float" office:value="19" calcext:value-type="float">
            <text:p>19</text:p>
          </table:table-cell>
          <table:table-cell table:style-name="ce203" table:formula="of:=[.U78]/[.V78]" office:value-type="float" office:value="-1.05263157894737" calcext:value-type="float">
            <text:p>-20/19</text:p>
          </table:table-cell>
          <table:table-cell table:style-name="ce203" table:formula="of:=IF([.R78]=0;&quot;0&quot;;(IF([.R78]=[.S78];&quot;1&quot;;(IF([.R78]=-[.S78];&quot;-1&quot;;IF([.V78]=1;TEXT([.U78];10);[.W78]))))))" office:value-type="float" office:value="-1.05263157894737" calcext:value-type="float">
            <text:p>-20/19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44805" calcext:value-type="float">
            <text:p>844805</text:p>
          </table:table-cell>
          <table:table-cell table:style-name="ce219" office:value-type="float" office:value="34" calcext:value-type="float">
            <text:p>34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233" table:formula="of:=CONCATENATE([.C79];&quot;x&quot;;IF([.D79]&gt;0;&quot;+&quot;;&quot;&quot;);[.D79];&quot;y&quot;;IF([.E79]&gt;0;&quot;+&quot;;&quot;&quot;);[.E79];&quot;=0&quot;)" office:value-type="string" office:string-value="2x-7y+13=0" calcext:value-type="string">
            <text:p>2x-7y+13=0</text:p>
          </table:table-cell>
          <table:table-cell table:style-name="ce193" table:formula="of:=-[.C79]/[.D79]" office:value-type="float" office:value="0.285714285714286" calcext:value-type="float">
            <text:p><text:s/>2/7 </text:p>
          </table:table-cell>
          <table:table-cell table:style-name="ce193" table:formula="of:=-[.E79]/[.D79]" office:value-type="float" office:value="1.85714285714286" calcext:value-type="float">
            <text:p>13/7 </text:p>
          </table:table-cell>
          <table:table-cell table:style-name="ce193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2x/7+13/7" calcext:value-type="string">
            <text:p>y=2x/7+13/7</text:p>
          </table:table-cell>
          <table:table-cell table:style-name="ce186" table:formula="of:=RANK([.A79];[.$A$66:.$A$85];0)" office:value-type="float" office:value="6" calcext:value-type="float">
            <text:p>6</text:p>
          </table:table-cell>
          <table:table-cell table:style-name="ce170" table:formula="of:=-ABS([.C79])*SIGN([.C79]*[.D79])" office:value-type="float" office:value="2" calcext:value-type="float">
            <text:p>2</text:p>
          </table:table-cell>
          <table:table-cell table:style-name="ce170" table:formula="of:=ABS([.D79])" office:value-type="float" office:value="7" calcext:value-type="float">
            <text:p>7</text:p>
          </table:table-cell>
          <table:table-cell table:style-name="ce170" table:formula="of:=GCD(ABS([.K79]);ABS([.L79]))" office:value-type="float" office:value="1" calcext:value-type="float">
            <text:p>1</text:p>
          </table:table-cell>
          <table:table-cell table:style-name="ce202" table:formula="of:=[.K79]/[.M79]" office:value-type="float" office:value="2" calcext:value-type="float">
            <text:p>2</text:p>
          </table:table-cell>
          <table:table-cell table:style-name="ce202" table:formula="of:=[.L79]/[.M79]" office:value-type="float" office:value="7" calcext:value-type="float">
            <text:p>7</text:p>
          </table:table-cell>
          <table:table-cell table:style-name="ce203" table:formula="of:=[.N79]/[.O79]" office:value-type="float" office:value="0.285714285714286" calcext:value-type="float">
            <text:p><text:s/>2/7 </text:p>
          </table:table-cell>
          <table:table-cell table:style-name="ce203" table:formula="of:=IF([.K79]=0;&quot;0&quot;;(IF([.K79]=[.L79];&quot;1&quot;;(IF([.K79]=-[.L79];&quot;-1&quot;;IF([.O79]=1;TEXT([.N79];10);[.P79]))))))" office:value-type="float" office:value="0.285714285714286" calcext:value-type="float">
            <text:p><text:s/>2/7 </text:p>
          </table:table-cell>
          <table:table-cell table:style-name="ce170" table:formula="of:=-ABS([.E79])*SIGN([.D79]*[.E79])" office:value-type="float" office:value="13" calcext:value-type="float">
            <text:p>13</text:p>
          </table:table-cell>
          <table:table-cell table:style-name="ce170" table:formula="of:=ABS([.D79])" office:value-type="float" office:value="7" calcext:value-type="float">
            <text:p>7</text:p>
          </table:table-cell>
          <table:table-cell table:style-name="ce170" table:formula="of:=GCD(ABS([.R79]);ABS([.S79]))" office:value-type="float" office:value="1" calcext:value-type="float">
            <text:p>1</text:p>
          </table:table-cell>
          <table:table-cell table:style-name="ce202" table:formula="of:=[.R79]/[.T79]" office:value-type="float" office:value="13" calcext:value-type="float">
            <text:p>13</text:p>
          </table:table-cell>
          <table:table-cell table:style-name="ce202" table:formula="of:=[.S79]/[.T79]" office:value-type="float" office:value="7" calcext:value-type="float">
            <text:p>7</text:p>
          </table:table-cell>
          <table:table-cell table:style-name="ce203" table:formula="of:=[.U79]/[.V79]" office:value-type="float" office:value="1.85714285714286" calcext:value-type="float">
            <text:p>13/7 </text:p>
          </table:table-cell>
          <table:table-cell table:style-name="ce203" table:formula="of:=IF([.R79]=0;&quot;0&quot;;(IF([.R79]=[.S79];&quot;1&quot;;(IF([.R79]=-[.S79];&quot;-1&quot;;IF([.V79]=1;TEXT([.U79];10);[.W79]))))))" office:value-type="float" office:value="1.85714285714286" calcext:value-type="float">
            <text:p>13/7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0897" calcext:value-type="float">
            <text:p>80897</text:p>
          </table:table-cell>
          <table:table-cell table:style-name="ce219" office:value-type="float" office:value="35" calcext:value-type="float">
            <text:p>35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80];&quot;x&quot;;IF([.D80]&gt;0;&quot;+&quot;;&quot;&quot;);[.D80];&quot;y&quot;;IF([.E80]&gt;0;&quot;+&quot;;&quot;&quot;);[.E80];&quot;=0&quot;)" office:value-type="string" office:string-value="-15x+12y-14=0" calcext:value-type="string">
            <text:p>-15x+12y-14=0</text:p>
          </table:table-cell>
          <table:table-cell table:style-name="ce193" table:formula="of:=-[.C80]/[.D80]" office:value-type="float" office:value="1.25" calcext:value-type="float">
            <text:p><text:s/>5/4 </text:p>
          </table:table-cell>
          <table:table-cell table:style-name="ce193" table:formula="of:=-[.E80]/[.D80]" office:value-type="float" office:value="1.16666666666667" calcext:value-type="float">
            <text:p><text:s/>7/6 </text:p>
          </table:table-cell>
          <table:table-cell table:style-name="ce193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5x/4+7/6" calcext:value-type="string">
            <text:p>y=5x/4+7/6</text:p>
          </table:table-cell>
          <table:table-cell table:style-name="ce186" table:formula="of:=RANK([.A80];[.$A$66:.$A$85];0)" office:value-type="float" office:value="19" calcext:value-type="float">
            <text:p>19</text:p>
          </table:table-cell>
          <table:table-cell table:style-name="ce170" table:formula="of:=-ABS([.C80])*SIGN([.C80]*[.D80])" office:value-type="float" office:value="15" calcext:value-type="float">
            <text:p>15</text:p>
          </table:table-cell>
          <table:table-cell table:style-name="ce170" table:formula="of:=ABS([.D80])" office:value-type="float" office:value="12" calcext:value-type="float">
            <text:p>12</text:p>
          </table:table-cell>
          <table:table-cell table:style-name="ce170" table:formula="of:=GCD(ABS([.K80]);ABS([.L80]))" office:value-type="float" office:value="3" calcext:value-type="float">
            <text:p>3</text:p>
          </table:table-cell>
          <table:table-cell table:style-name="ce202" table:formula="of:=[.K80]/[.M80]" office:value-type="float" office:value="5" calcext:value-type="float">
            <text:p>5</text:p>
          </table:table-cell>
          <table:table-cell table:style-name="ce202" table:formula="of:=[.L80]/[.M80]" office:value-type="float" office:value="4" calcext:value-type="float">
            <text:p>4</text:p>
          </table:table-cell>
          <table:table-cell table:style-name="ce203" table:formula="of:=[.N80]/[.O80]" office:value-type="float" office:value="1.25" calcext:value-type="float">
            <text:p><text:s/>5/4 </text:p>
          </table:table-cell>
          <table:table-cell table:style-name="ce203" table:formula="of:=IF([.K80]=0;&quot;0&quot;;(IF([.K80]=[.L80];&quot;1&quot;;(IF([.K80]=-[.L80];&quot;-1&quot;;IF([.O80]=1;TEXT([.N80];10);[.P80]))))))" office:value-type="float" office:value="1.25" calcext:value-type="float">
            <text:p><text:s/>5/4 </text:p>
          </table:table-cell>
          <table:table-cell table:style-name="ce170" table:formula="of:=-ABS([.E80])*SIGN([.D80]*[.E80])" office:value-type="float" office:value="14" calcext:value-type="float">
            <text:p>14</text:p>
          </table:table-cell>
          <table:table-cell table:style-name="ce170" table:formula="of:=ABS([.D80])" office:value-type="float" office:value="12" calcext:value-type="float">
            <text:p>12</text:p>
          </table:table-cell>
          <table:table-cell table:style-name="ce170" table:formula="of:=GCD(ABS([.R80]);ABS([.S80]))" office:value-type="float" office:value="2" calcext:value-type="float">
            <text:p>2</text:p>
          </table:table-cell>
          <table:table-cell table:style-name="ce202" table:formula="of:=[.R80]/[.T80]" office:value-type="float" office:value="7" calcext:value-type="float">
            <text:p>7</text:p>
          </table:table-cell>
          <table:table-cell table:style-name="ce202" table:formula="of:=[.S80]/[.T80]" office:value-type="float" office:value="6" calcext:value-type="float">
            <text:p>6</text:p>
          </table:table-cell>
          <table:table-cell table:style-name="ce203" table:formula="of:=[.U80]/[.V80]" office:value-type="float" office:value="1.16666666666667" calcext:value-type="float">
            <text:p><text:s/>7/6 </text:p>
          </table:table-cell>
          <table:table-cell table:style-name="ce203" table:formula="of:=IF([.R80]=0;&quot;0&quot;;(IF([.R80]=[.S80];&quot;1&quot;;(IF([.R80]=-[.S80];&quot;-1&quot;;IF([.V80]=1;TEXT([.U80];10);[.W80]))))))" office:value-type="float" office:value="1.16666666666667" calcext:value-type="float">
            <text:p><text:s/>7/6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01902" calcext:value-type="float">
            <text:p>701902</text:p>
          </table:table-cell>
          <table:table-cell table:style-name="ce219" office:value-type="float" office:value="36" calcext:value-type="float">
            <text:p>36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233" table:formula="of:=CONCATENATE([.C81];&quot;x&quot;;IF([.D81]&gt;0;&quot;+&quot;;&quot;&quot;);[.D81];&quot;y&quot;;IF([.E81]&gt;0;&quot;+&quot;;&quot;&quot;);[.E81];&quot;=0&quot;)" office:value-type="string" office:string-value="4x-14y+4=0" calcext:value-type="string">
            <text:p>4x-14y+4=0</text:p>
          </table:table-cell>
          <table:table-cell table:style-name="ce193" table:formula="of:=-[.C81]/[.D81]" office:value-type="float" office:value="0.285714285714286" calcext:value-type="float">
            <text:p><text:s/>2/7 </text:p>
          </table:table-cell>
          <table:table-cell table:style-name="ce193" table:formula="of:=-[.E81]/[.D81]" office:value-type="float" office:value="0.285714285714286" calcext:value-type="float">
            <text:p><text:s/>2/7 </text:p>
          </table:table-cell>
          <table:table-cell table:style-name="ce193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2x/7+2/7" calcext:value-type="string">
            <text:p>y=2x/7+2/7</text:p>
          </table:table-cell>
          <table:table-cell table:style-name="ce186" table:formula="of:=RANK([.A81];[.$A$66:.$A$85];0)" office:value-type="float" office:value="9" calcext:value-type="float">
            <text:p>9</text:p>
          </table:table-cell>
          <table:table-cell table:style-name="ce170" table:formula="of:=-ABS([.C81])*SIGN([.C81]*[.D81])" office:value-type="float" office:value="4" calcext:value-type="float">
            <text:p>4</text:p>
          </table:table-cell>
          <table:table-cell table:style-name="ce170" table:formula="of:=ABS([.D81])" office:value-type="float" office:value="14" calcext:value-type="float">
            <text:p>14</text:p>
          </table:table-cell>
          <table:table-cell table:style-name="ce170" table:formula="of:=GCD(ABS([.K81]);ABS([.L81]))" office:value-type="float" office:value="2" calcext:value-type="float">
            <text:p>2</text:p>
          </table:table-cell>
          <table:table-cell table:style-name="ce202" table:formula="of:=[.K81]/[.M81]" office:value-type="float" office:value="2" calcext:value-type="float">
            <text:p>2</text:p>
          </table:table-cell>
          <table:table-cell table:style-name="ce202" table:formula="of:=[.L81]/[.M81]" office:value-type="float" office:value="7" calcext:value-type="float">
            <text:p>7</text:p>
          </table:table-cell>
          <table:table-cell table:style-name="ce203" table:formula="of:=[.N81]/[.O81]" office:value-type="float" office:value="0.285714285714286" calcext:value-type="float">
            <text:p><text:s/>2/7 </text:p>
          </table:table-cell>
          <table:table-cell table:style-name="ce203" table:formula="of:=IF([.K81]=0;&quot;0&quot;;(IF([.K81]=[.L81];&quot;1&quot;;(IF([.K81]=-[.L81];&quot;-1&quot;;IF([.O81]=1;TEXT([.N81];10);[.P81]))))))" office:value-type="float" office:value="0.285714285714286" calcext:value-type="float">
            <text:p><text:s/>2/7 </text:p>
          </table:table-cell>
          <table:table-cell table:style-name="ce170" table:formula="of:=-ABS([.E81])*SIGN([.D81]*[.E81])" office:value-type="float" office:value="4" calcext:value-type="float">
            <text:p>4</text:p>
          </table:table-cell>
          <table:table-cell table:style-name="ce170" table:formula="of:=ABS([.D81])" office:value-type="float" office:value="14" calcext:value-type="float">
            <text:p>14</text:p>
          </table:table-cell>
          <table:table-cell table:style-name="ce170" table:formula="of:=GCD(ABS([.R81]);ABS([.S81]))" office:value-type="float" office:value="2" calcext:value-type="float">
            <text:p>2</text:p>
          </table:table-cell>
          <table:table-cell table:style-name="ce202" table:formula="of:=[.R81]/[.T81]" office:value-type="float" office:value="2" calcext:value-type="float">
            <text:p>2</text:p>
          </table:table-cell>
          <table:table-cell table:style-name="ce202" table:formula="of:=[.S81]/[.T81]" office:value-type="float" office:value="7" calcext:value-type="float">
            <text:p>7</text:p>
          </table:table-cell>
          <table:table-cell table:style-name="ce203" table:formula="of:=[.U81]/[.V81]" office:value-type="float" office:value="0.285714285714286" calcext:value-type="float">
            <text:p><text:s/>2/7 </text:p>
          </table:table-cell>
          <table:table-cell table:style-name="ce203" table:formula="of:=IF([.R81]=0;&quot;0&quot;;(IF([.R81]=[.S81];&quot;1&quot;;(IF([.R81]=-[.S81];&quot;-1&quot;;IF([.V81]=1;TEXT([.U81];10);[.W81]))))))" office:value-type="float" office:value="0.285714285714286" calcext:value-type="float">
            <text:p><text:s/>2/7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85285" calcext:value-type="float">
            <text:p>285285</text:p>
          </table:table-cell>
          <table:table-cell table:style-name="ce219" office:value-type="float" office:value="37" calcext:value-type="float">
            <text:p>37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233" table:formula="of:=CONCATENATE([.C82];&quot;x&quot;;IF([.D82]&gt;0;&quot;+&quot;;&quot;&quot;);[.D82];&quot;y&quot;;IF([.E82]&gt;0;&quot;+&quot;;&quot;&quot;);[.E82];&quot;=0&quot;)" office:value-type="string" office:string-value="12x-4y+10=0" calcext:value-type="string">
            <text:p>12x-4y+10=0</text:p>
          </table:table-cell>
          <table:table-cell table:style-name="ce193" table:formula="of:=-[.C82]/[.D82]" office:value-type="float" office:value="3" calcext:value-type="float">
            <text:p><text:s/>3/1 </text:p>
          </table:table-cell>
          <table:table-cell table:style-name="ce193" table:formula="of:=-[.E82]/[.D82]" office:value-type="float" office:value="2.5" calcext:value-type="float">
            <text:p><text:s/>5/2 </text:p>
          </table:table-cell>
          <table:table-cell table:style-name="ce193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3x+5/2" calcext:value-type="string">
            <text:p>y=3x+5/2</text:p>
          </table:table-cell>
          <table:table-cell table:style-name="ce186" table:formula="of:=RANK([.A82];[.$A$66:.$A$85];0)" office:value-type="float" office:value="14" calcext:value-type="float">
            <text:p>14</text:p>
          </table:table-cell>
          <table:table-cell table:style-name="ce170" table:formula="of:=-ABS([.C82])*SIGN([.C82]*[.D82])" office:value-type="float" office:value="12" calcext:value-type="float">
            <text:p>12</text:p>
          </table:table-cell>
          <table:table-cell table:style-name="ce170" table:formula="of:=ABS([.D82])" office:value-type="float" office:value="4" calcext:value-type="float">
            <text:p>4</text:p>
          </table:table-cell>
          <table:table-cell table:style-name="ce170" table:formula="of:=GCD(ABS([.K82]);ABS([.L82]))" office:value-type="float" office:value="4" calcext:value-type="float">
            <text:p>4</text:p>
          </table:table-cell>
          <table:table-cell table:style-name="ce202" table:formula="of:=[.K82]/[.M82]" office:value-type="float" office:value="3" calcext:value-type="float">
            <text:p>3</text:p>
          </table:table-cell>
          <table:table-cell table:style-name="ce202" table:formula="of:=[.L82]/[.M82]" office:value-type="float" office:value="1" calcext:value-type="float">
            <text:p>1</text:p>
          </table:table-cell>
          <table:table-cell table:style-name="ce203" table:formula="of:=[.N82]/[.O82]" office:value-type="float" office:value="3" calcext:value-type="float">
            <text:p><text:s/>3/1 </text:p>
          </table:table-cell>
          <table:table-cell table:style-name="ce203" table:formula="of:=IF([.K82]=0;&quot;0&quot;;(IF([.K82]=[.L82];&quot;1&quot;;(IF([.K82]=-[.L82];&quot;-1&quot;;IF([.O82]=1;TEXT([.N82];10);[.P82]))))))" office:value-type="string" office:string-value="3" calcext:value-type="string">
            <text:p>3</text:p>
          </table:table-cell>
          <table:table-cell table:style-name="ce170" table:formula="of:=-ABS([.E82])*SIGN([.D82]*[.E82])" office:value-type="float" office:value="10" calcext:value-type="float">
            <text:p>10</text:p>
          </table:table-cell>
          <table:table-cell table:style-name="ce170" table:formula="of:=ABS([.D82])" office:value-type="float" office:value="4" calcext:value-type="float">
            <text:p>4</text:p>
          </table:table-cell>
          <table:table-cell table:style-name="ce170" table:formula="of:=GCD(ABS([.R82]);ABS([.S82]))" office:value-type="float" office:value="2" calcext:value-type="float">
            <text:p>2</text:p>
          </table:table-cell>
          <table:table-cell table:style-name="ce202" table:formula="of:=[.R82]/[.T82]" office:value-type="float" office:value="5" calcext:value-type="float">
            <text:p>5</text:p>
          </table:table-cell>
          <table:table-cell table:style-name="ce202" table:formula="of:=[.S82]/[.T82]" office:value-type="float" office:value="2" calcext:value-type="float">
            <text:p>2</text:p>
          </table:table-cell>
          <table:table-cell table:style-name="ce203" table:formula="of:=[.U82]/[.V82]" office:value-type="float" office:value="2.5" calcext:value-type="float">
            <text:p><text:s/>5/2 </text:p>
          </table:table-cell>
          <table:table-cell table:style-name="ce203" table:formula="of:=IF([.R82]=0;&quot;0&quot;;(IF([.R82]=[.S82];&quot;1&quot;;(IF([.R82]=-[.S82];&quot;-1&quot;;IF([.V82]=1;TEXT([.U82];10);[.W82]))))))" office:value-type="float" office:value="2.5" calcext:value-type="float">
            <text:p><text:s/>5/2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27506" calcext:value-type="float">
            <text:p>127506</text:p>
          </table:table-cell>
          <table:table-cell table:style-name="ce219" office:value-type="float" office:value="38" calcext:value-type="float">
            <text:p>38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233" table:formula="of:=CONCATENATE([.C83];&quot;x&quot;;IF([.D83]&gt;0;&quot;+&quot;;&quot;&quot;);[.D83];&quot;y&quot;;IF([.E83]&gt;0;&quot;+&quot;;&quot;&quot;);[.E83];&quot;=0&quot;)" office:value-type="string" office:string-value="7x-14y-9=0" calcext:value-type="string">
            <text:p>7x-14y-9=0</text:p>
          </table:table-cell>
          <table:table-cell table:style-name="ce193" table:formula="of:=-[.C83]/[.D83]" office:value-type="float" office:value="0.5" calcext:value-type="float">
            <text:p><text:s/>1/2 </text:p>
          </table:table-cell>
          <table:table-cell table:style-name="ce193" table:formula="of:=-[.E83]/[.D83]" office:value-type="float" office:value="-0.642857142857143" calcext:value-type="float">
            <text:p>- 9/14</text:p>
          </table:table-cell>
          <table:table-cell table:style-name="ce193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x/2-9/14" calcext:value-type="string">
            <text:p>y=x/2-9/14</text:p>
          </table:table-cell>
          <table:table-cell table:style-name="ce186" table:formula="of:=RANK([.A83];[.$A$66:.$A$85];0)" office:value-type="float" office:value="16" calcext:value-type="float">
            <text:p>16</text:p>
          </table:table-cell>
          <table:table-cell table:style-name="ce170" table:formula="of:=-ABS([.C83])*SIGN([.C83]*[.D83])" office:value-type="float" office:value="7" calcext:value-type="float">
            <text:p>7</text:p>
          </table:table-cell>
          <table:table-cell table:style-name="ce170" table:formula="of:=ABS([.D83])" office:value-type="float" office:value="14" calcext:value-type="float">
            <text:p>14</text:p>
          </table:table-cell>
          <table:table-cell table:style-name="ce170" table:formula="of:=GCD(ABS([.K83]);ABS([.L83]))" office:value-type="float" office:value="7" calcext:value-type="float">
            <text:p>7</text:p>
          </table:table-cell>
          <table:table-cell table:style-name="ce202" table:formula="of:=[.K83]/[.M83]" office:value-type="float" office:value="1" calcext:value-type="float">
            <text:p>1</text:p>
          </table:table-cell>
          <table:table-cell table:style-name="ce202" table:formula="of:=[.L83]/[.M83]" office:value-type="float" office:value="2" calcext:value-type="float">
            <text:p>2</text:p>
          </table:table-cell>
          <table:table-cell table:style-name="ce203" table:formula="of:=[.N83]/[.O83]" office:value-type="float" office:value="0.5" calcext:value-type="float">
            <text:p><text:s/>1/2 </text:p>
          </table:table-cell>
          <table:table-cell table:style-name="ce203" table:formula="of:=IF([.K83]=0;&quot;0&quot;;(IF([.K83]=[.L83];&quot;1&quot;;(IF([.K83]=-[.L83];&quot;-1&quot;;IF([.O83]=1;TEXT([.N83];10);[.P83]))))))" office:value-type="float" office:value="0.5" calcext:value-type="float">
            <text:p><text:s/>1/2 </text:p>
          </table:table-cell>
          <table:table-cell table:style-name="ce170" table:formula="of:=-ABS([.E83])*SIGN([.D83]*[.E83])" office:value-type="float" office:value="-9" calcext:value-type="float">
            <text:p>-9</text:p>
          </table:table-cell>
          <table:table-cell table:style-name="ce170" table:formula="of:=ABS([.D83])" office:value-type="float" office:value="14" calcext:value-type="float">
            <text:p>14</text:p>
          </table:table-cell>
          <table:table-cell table:style-name="ce170" table:formula="of:=GCD(ABS([.R83]);ABS([.S83]))" office:value-type="float" office:value="1" calcext:value-type="float">
            <text:p>1</text:p>
          </table:table-cell>
          <table:table-cell table:style-name="ce202" table:formula="of:=[.R83]/[.T83]" office:value-type="float" office:value="-9" calcext:value-type="float">
            <text:p>-9</text:p>
          </table:table-cell>
          <table:table-cell table:style-name="ce202" table:formula="of:=[.S83]/[.T83]" office:value-type="float" office:value="14" calcext:value-type="float">
            <text:p>14</text:p>
          </table:table-cell>
          <table:table-cell table:style-name="ce203" table:formula="of:=[.U83]/[.V83]" office:value-type="float" office:value="-0.642857142857143" calcext:value-type="float">
            <text:p>- 9/14</text:p>
          </table:table-cell>
          <table:table-cell table:style-name="ce203" table:formula="of:=IF([.R83]=0;&quot;0&quot;;(IF([.R83]=[.S83];&quot;1&quot;;(IF([.R83]=-[.S83];&quot;-1&quot;;IF([.V83]=1;TEXT([.U83];10);[.W83]))))))" office:value-type="float" office:value="-0.642857142857143" calcext:value-type="float">
            <text:p>- 9/14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4391" calcext:value-type="float">
            <text:p>74391</text:p>
          </table:table-cell>
          <table:table-cell table:style-name="ce219" office:value-type="float" office:value="39" calcext:value-type="float">
            <text:p>39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233" table:formula="of:=CONCATENATE([.C84];&quot;x&quot;;IF([.D84]&gt;0;&quot;+&quot;;&quot;&quot;);[.D84];&quot;y&quot;;IF([.E84]&gt;0;&quot;+&quot;;&quot;&quot;);[.E84];&quot;=0&quot;)" office:value-type="string" office:string-value="-17x-15y+13=0" calcext:value-type="string">
            <text:p>-17x-15y+13=0</text:p>
          </table:table-cell>
          <table:table-cell table:style-name="ce193" table:formula="of:=-[.C84]/[.D84]" office:value-type="float" office:value="-1.13333333333333" calcext:value-type="float">
            <text:p>-17/15</text:p>
          </table:table-cell>
          <table:table-cell table:style-name="ce193" table:formula="of:=-[.E84]/[.D84]" office:value-type="float" office:value="0.866666666666667" calcext:value-type="float">
            <text:p>13/15</text:p>
          </table:table-cell>
          <table:table-cell table:style-name="ce193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7x/15+13/15" calcext:value-type="string">
            <text:p>y=-17x/15+13/15</text:p>
          </table:table-cell>
          <table:table-cell table:style-name="ce186" table:formula="of:=RANK([.A84];[.$A$66:.$A$85];0)" office:value-type="float" office:value="20" calcext:value-type="float">
            <text:p>20</text:p>
          </table:table-cell>
          <table:table-cell table:style-name="ce170" table:formula="of:=-ABS([.C84])*SIGN([.C84]*[.D84])" office:value-type="float" office:value="-17" calcext:value-type="float">
            <text:p>-17</text:p>
          </table:table-cell>
          <table:table-cell table:style-name="ce170" table:formula="of:=ABS([.D84])" office:value-type="float" office:value="15" calcext:value-type="float">
            <text:p>15</text:p>
          </table:table-cell>
          <table:table-cell table:style-name="ce170" table:formula="of:=GCD(ABS([.K84]);ABS([.L84]))" office:value-type="float" office:value="1" calcext:value-type="float">
            <text:p>1</text:p>
          </table:table-cell>
          <table:table-cell table:style-name="ce202" table:formula="of:=[.K84]/[.M84]" office:value-type="float" office:value="-17" calcext:value-type="float">
            <text:p>-17</text:p>
          </table:table-cell>
          <table:table-cell table:style-name="ce202" table:formula="of:=[.L84]/[.M84]" office:value-type="float" office:value="15" calcext:value-type="float">
            <text:p>15</text:p>
          </table:table-cell>
          <table:table-cell table:style-name="ce203" table:formula="of:=[.N84]/[.O84]" office:value-type="float" office:value="-1.13333333333333" calcext:value-type="float">
            <text:p>-17/15</text:p>
          </table:table-cell>
          <table:table-cell table:style-name="ce203" table:formula="of:=IF([.K84]=0;&quot;0&quot;;(IF([.K84]=[.L84];&quot;1&quot;;(IF([.K84]=-[.L84];&quot;-1&quot;;IF([.O84]=1;TEXT([.N84];10);[.P84]))))))" office:value-type="float" office:value="-1.13333333333333" calcext:value-type="float">
            <text:p>-17/15</text:p>
          </table:table-cell>
          <table:table-cell table:style-name="ce170" table:formula="of:=-ABS([.E84])*SIGN([.D84]*[.E84])" office:value-type="float" office:value="13" calcext:value-type="float">
            <text:p>13</text:p>
          </table:table-cell>
          <table:table-cell table:style-name="ce170" table:formula="of:=ABS([.D84])" office:value-type="float" office:value="15" calcext:value-type="float">
            <text:p>15</text:p>
          </table:table-cell>
          <table:table-cell table:style-name="ce170" table:formula="of:=GCD(ABS([.R84]);ABS([.S84]))" office:value-type="float" office:value="1" calcext:value-type="float">
            <text:p>1</text:p>
          </table:table-cell>
          <table:table-cell table:style-name="ce202" table:formula="of:=[.R84]/[.T84]" office:value-type="float" office:value="13" calcext:value-type="float">
            <text:p>13</text:p>
          </table:table-cell>
          <table:table-cell table:style-name="ce202" table:formula="of:=[.S84]/[.T84]" office:value-type="float" office:value="15" calcext:value-type="float">
            <text:p>15</text:p>
          </table:table-cell>
          <table:table-cell table:style-name="ce203" table:formula="of:=[.U84]/[.V84]" office:value-type="float" office:value="0.866666666666667" calcext:value-type="float">
            <text:p>13/15</text:p>
          </table:table-cell>
          <table:table-cell table:style-name="ce203" table:formula="of:=IF([.R84]=0;&quot;0&quot;;(IF([.R84]=[.S84];&quot;1&quot;;(IF([.R84]=-[.S84];&quot;-1&quot;;IF([.V84]=1;TEXT([.U84];10);[.W84]))))))" office:value-type="float" office:value="0.866666666666667" calcext:value-type="float">
            <text:p>13/15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987859" calcext:value-type="float">
            <text:p>987859</text:p>
          </table:table-cell>
          <table:table-cell table:style-name="ce219" office:value-type="float" office:value="40" calcext:value-type="float">
            <text:p>40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233" table:formula="of:=CONCATENATE([.C85];&quot;x&quot;;IF([.D85]&gt;0;&quot;+&quot;;&quot;&quot;);[.D85];&quot;y&quot;;IF([.E85]&gt;0;&quot;+&quot;;&quot;&quot;);[.E85];&quot;=0&quot;)" office:value-type="string" office:string-value="18x-13y+14=0" calcext:value-type="string">
            <text:p>18x-13y+14=0</text:p>
          </table:table-cell>
          <table:table-cell table:style-name="ce193" table:formula="of:=-[.C85]/[.D85]" office:value-type="float" office:value="1.38461538461538" calcext:value-type="float">
            <text:p>18/13</text:p>
          </table:table-cell>
          <table:table-cell table:style-name="ce193" table:formula="of:=-[.E85]/[.D85]" office:value-type="float" office:value="1.07692307692308" calcext:value-type="float">
            <text:p>14/13</text:p>
          </table:table-cell>
          <table:table-cell table:style-name="ce193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18x/13+14/13" calcext:value-type="string">
            <text:p>y=18x/13+14/13</text:p>
          </table:table-cell>
          <table:table-cell table:style-name="ce186" table:formula="of:=RANK([.A85];[.$A$66:.$A$85];0)" office:value-type="float" office:value="1" calcext:value-type="float">
            <text:p>1</text:p>
          </table:table-cell>
          <table:table-cell table:style-name="ce170" table:formula="of:=-ABS([.C85])*SIGN([.C85]*[.D85])" office:value-type="float" office:value="18" calcext:value-type="float">
            <text:p>18</text:p>
          </table:table-cell>
          <table:table-cell table:style-name="ce170" table:formula="of:=ABS([.D85])" office:value-type="float" office:value="13" calcext:value-type="float">
            <text:p>13</text:p>
          </table:table-cell>
          <table:table-cell table:style-name="ce170" table:formula="of:=GCD(ABS([.K85]);ABS([.L85]))" office:value-type="float" office:value="1" calcext:value-type="float">
            <text:p>1</text:p>
          </table:table-cell>
          <table:table-cell table:style-name="ce202" table:formula="of:=[.K85]/[.M85]" office:value-type="float" office:value="18" calcext:value-type="float">
            <text:p>18</text:p>
          </table:table-cell>
          <table:table-cell table:style-name="ce202" table:formula="of:=[.L85]/[.M85]" office:value-type="float" office:value="13" calcext:value-type="float">
            <text:p>13</text:p>
          </table:table-cell>
          <table:table-cell table:style-name="ce203" table:formula="of:=[.N85]/[.O85]" office:value-type="float" office:value="1.38461538461538" calcext:value-type="float">
            <text:p>18/13</text:p>
          </table:table-cell>
          <table:table-cell table:style-name="ce203" table:formula="of:=IF([.K85]=0;&quot;0&quot;;(IF([.K85]=[.L85];&quot;1&quot;;(IF([.K85]=-[.L85];&quot;-1&quot;;IF([.O85]=1;TEXT([.N85];10);[.P85]))))))" office:value-type="float" office:value="1.38461538461538" calcext:value-type="float">
            <text:p>18/13</text:p>
          </table:table-cell>
          <table:table-cell table:style-name="ce170" table:formula="of:=-ABS([.E85])*SIGN([.D85]*[.E85])" office:value-type="float" office:value="14" calcext:value-type="float">
            <text:p>14</text:p>
          </table:table-cell>
          <table:table-cell table:style-name="ce170" table:formula="of:=ABS([.D85])" office:value-type="float" office:value="13" calcext:value-type="float">
            <text:p>13</text:p>
          </table:table-cell>
          <table:table-cell table:style-name="ce170" table:formula="of:=GCD(ABS([.R85]);ABS([.S85]))" office:value-type="float" office:value="1" calcext:value-type="float">
            <text:p>1</text:p>
          </table:table-cell>
          <table:table-cell table:style-name="ce202" table:formula="of:=[.R85]/[.T85]" office:value-type="float" office:value="14" calcext:value-type="float">
            <text:p>14</text:p>
          </table:table-cell>
          <table:table-cell table:style-name="ce202" table:formula="of:=[.S85]/[.T85]" office:value-type="float" office:value="13" calcext:value-type="float">
            <text:p>13</text:p>
          </table:table-cell>
          <table:table-cell table:style-name="ce203" table:formula="of:=[.U85]/[.V85]" office:value-type="float" office:value="1.07692307692308" calcext:value-type="float">
            <text:p>14/13</text:p>
          </table:table-cell>
          <table:table-cell table:style-name="ce203" table:formula="of:=IF([.R85]=0;&quot;0&quot;;(IF([.R85]=[.S85];&quot;1&quot;;(IF([.R85]=-[.S85];&quot;-1&quot;;IF([.V85]=1;TEXT([.U85];10);[.W85]))))))" office:value-type="float" office:value="1.07692307692308" calcext:value-type="float">
            <text:p>14/13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number-columns-repeated="2" table:style-name="ce168" office:value-type="string" calcext:value-type="string">
            <text:p>Choix</text:p>
          </table:table-cell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199" office:value-type="string" calcext:value-type="string">
            <text:p>A</text:p>
          </table:table-cell>
          <table:table-cell table:style-name="ce246" office:value-type="string" calcext:value-type="string">
            <text:p>Réponse</text:p>
          </table:table-cell>
          <table:table-cell table:style-name="ce248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590147" calcext:value-type="float">
            <text:p>590147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4" calcext:value-type="float">
            <text:p>4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0" calcext:value-type="float">
            <text:p>0</text:p>
          </table:table-cell>
          <table:table-cell table:style-name="ce23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4x-y=0" calcext:value-type="string">
            <text:p>4x-y=0</text:p>
          </table:table-cell>
          <table:table-cell table:style-name="ce185" table:formula="of:=-[.C88]/[.D88]" office:value-type="float" office:value="4" calcext:value-type="float">
            <text:p>4</text:p>
          </table:table-cell>
          <table:table-cell table:style-name="ce185" table:formula="of:=-[.E88]/[.D88]" office:value-type="float" office:value="0" calcext:value-type="float">
            <text:p>0</text:p>
          </table:table-cell>
          <table:table-cell table:style-name="ce185" table:formula="of:=CONCATENATE(&quot;y=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=4x" calcext:value-type="string">
            <text:p>y=4x</text:p>
          </table:table-cell>
          <table:table-cell table:style-name="ce185" table:formula="of:=RANK([.A88];[.$A$88:.$A$107];0)" office:value-type="float" office:value="12" calcext:value-type="float">
            <text:p>1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88]*[.L88]+[.H88]" office:value-type="float" office:value="0" calcext:value-type="float">
            <text:p>0</text:p>
          </table:table-cell>
          <table:table-cell table:style-name="ce170" table:formula="of:=CONCATENATE(&quot;(&quot;;[.L88];&quot; ; &quot;;[.M88];&quot;)&quot;)" office:value-type="string" office:string-value="(0 ; 0)" calcext:value-type="string">
            <text:p>(0 ; 0)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678125" calcext:value-type="float">
            <text:p>678125</text:p>
          </table:table-cell>
          <table:table-cell table:style-name="ce218" table:formula="of:=[.B88]+1" office:value-type="float" office:value="2" calcext:value-type="float">
            <text:p>2</text:p>
          </table:table-cell>
          <table:table-cell table:style-name="ce218" table:formula="of:=[.C88]" office:value-type="float" office:value="4" calcext:value-type="float">
            <text:p>4</text:p>
          </table:table-cell>
          <table:table-cell table:style-name="ce218" table:formula="of:=[.D88]" office:value-type="float" office:value="-1" calcext:value-type="float">
            <text:p>-1</text:p>
          </table:table-cell>
          <table:table-cell table:style-name="ce218" table:formula="of:=[.E88]" office:value-type="float" office:value="0" calcext:value-type="float">
            <text:p>0</text:p>
          </table:table-cell>
          <table:table-cell table:style-name="ce218" table:formula="of:=[.F88]" office:value-type="string" office:string-value="4x-y=0" calcext:value-type="string">
            <text:p>4x-y=0</text:p>
          </table:table-cell>
          <table:table-cell table:style-name="ce218" table:formula="of:=[.G88]" office:value-type="float" office:value="4" calcext:value-type="float">
            <text:p>4</text:p>
          </table:table-cell>
          <table:table-cell table:style-name="ce218" table:formula="of:=[.H88]" office:value-type="float" office:value="0" calcext:value-type="float">
            <text:p>0</text:p>
          </table:table-cell>
          <table:table-cell table:style-name="ce218" table:formula="of:=[.I88]" office:value-type="string" office:string-value="y=4x" calcext:value-type="string">
            <text:p>y=4x</text:p>
          </table:table-cell>
          <table:table-cell table:style-name="ce185" table:formula="of:=RANK([.A89];[.$A$88:.$A$107];0)" office:value-type="float" office:value="10" calcext:value-type="float">
            <text:p>1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7" calcext:value-type="float">
            <text:p>-7</text:p>
          </table:table-cell>
          <table:table-cell table:style-name="ce170" table:formula="of:=[.G89]*[.L89]+[.H89]" office:value-type="float" office:value="-28" calcext:value-type="float">
            <text:p>-28</text:p>
          </table:table-cell>
          <table:table-cell table:style-name="ce170" table:formula="of:=CONCATENATE(&quot;(&quot;;[.L89];&quot; ; &quot;;[.M89];&quot;)&quot;)" office:value-type="string" office:string-value="(-7 ; -28)" calcext:value-type="string">
            <text:p>(-7 ; -28)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33097" calcext:value-type="float">
            <text:p>33097</text:p>
          </table:table-cell>
          <table:table-cell table:style-name="ce218" table:formula="of:=[.B89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9" calcext:value-type="float">
            <text:p>9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23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9x-y-2=0" calcext:value-type="string">
            <text:p>9x-y-2=0</text:p>
          </table:table-cell>
          <table:table-cell table:style-name="ce185" table:formula="of:=-[.C90]/[.D90]" office:value-type="float" office:value="9" calcext:value-type="float">
            <text:p>9</text:p>
          </table:table-cell>
          <table:table-cell table:style-name="ce185" table:formula="of:=-[.E90]/[.D90]" office:value-type="float" office:value="-2" calcext:value-type="float">
            <text:p>-2</text:p>
          </table:table-cell>
          <table:table-cell table:style-name="ce185" table:formula="of:=CONCATENATE(&quot;y=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=9x-2" calcext:value-type="string">
            <text:p>y=9x-2</text:p>
          </table:table-cell>
          <table:table-cell table:style-name="ce185" table:formula="of:=RANK([.A90];[.$A$88:.$A$107];0)" office:value-type="float" office:value="20" calcext:value-type="float">
            <text:p>20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170" table:formula="of:=[.G90]*[.L90]+[.H90]" office:value-type="float" office:value="70" calcext:value-type="float">
            <text:p>70</text:p>
          </table:table-cell>
          <table:table-cell table:style-name="ce170" table:formula="of:=CONCATENATE(&quot;(&quot;;[.L90];&quot; ; &quot;;[.M90];&quot;)&quot;)" office:value-type="string" office:string-value="(8 ; 70)" calcext:value-type="string">
            <text:p>(8 ; 70)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867064" calcext:value-type="float">
            <text:p>867064</text:p>
          </table:table-cell>
          <table:table-cell table:style-name="ce218" table:formula="of:=[.B90]+1" office:value-type="float" office:value="4" calcext:value-type="float">
            <text:p>4</text:p>
          </table:table-cell>
          <table:table-cell table:style-name="ce218" table:formula="of:=[.C90]" office:value-type="float" office:value="9" calcext:value-type="float">
            <text:p>9</text:p>
          </table:table-cell>
          <table:table-cell table:style-name="ce218" table:formula="of:=[.D90]" office:value-type="float" office:value="-1" calcext:value-type="float">
            <text:p>-1</text:p>
          </table:table-cell>
          <table:table-cell table:style-name="ce218" table:formula="of:=[.E90]" office:value-type="float" office:value="-2" calcext:value-type="float">
            <text:p>-2</text:p>
          </table:table-cell>
          <table:table-cell table:style-name="ce218" table:formula="of:=[.F90]" office:value-type="string" office:string-value="9x-y-2=0" calcext:value-type="string">
            <text:p>9x-y-2=0</text:p>
          </table:table-cell>
          <table:table-cell table:style-name="ce218" table:formula="of:=[.G90]" office:value-type="float" office:value="9" calcext:value-type="float">
            <text:p>9</text:p>
          </table:table-cell>
          <table:table-cell table:style-name="ce218" table:formula="of:=[.H90]" office:value-type="float" office:value="-2" calcext:value-type="float">
            <text:p>-2</text:p>
          </table:table-cell>
          <table:table-cell table:style-name="ce218" table:formula="of:=[.I90]" office:value-type="string" office:string-value="y=9x-2" calcext:value-type="string">
            <text:p>y=9x-2</text:p>
          </table:table-cell>
          <table:table-cell table:style-name="ce185" table:formula="of:=RANK([.A91];[.$A$88:.$A$107];0)" office:value-type="float" office:value="3" calcext:value-type="float">
            <text:p>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8" calcext:value-type="float">
            <text:p>-8</text:p>
          </table:table-cell>
          <table:table-cell table:style-name="ce170" table:formula="of:=[.G91]*[.L91]+[.H91]" office:value-type="float" office:value="-74" calcext:value-type="float">
            <text:p>-74</text:p>
          </table:table-cell>
          <table:table-cell table:style-name="ce170" table:formula="of:=CONCATENATE(&quot;(&quot;;[.L91];&quot; ; &quot;;[.M91];&quot;)&quot;)" office:value-type="string" office:string-value="(-8 ; -74)" calcext:value-type="string">
            <text:p>(-8 ; -74)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970949" calcext:value-type="float">
            <text:p>970949</text:p>
          </table:table-cell>
          <table:table-cell table:style-name="ce218" table:formula="of:=[.B91]+1" office:value-type="float" office:value="5" calcext:value-type="float">
            <text:p>5</text:p>
          </table:table-cell>
          <table:table-cell table:style-name="ce185" table:formula="of:=IF(RANDBETWEEN(1;2)=1;-1;1)*RANDBETWEEN(1;10)" office:value-type="float" office:value="5" calcext:value-type="float">
            <text:p>5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5x-y+9=0" calcext:value-type="string">
            <text:p>5x-y+9=0</text:p>
          </table:table-cell>
          <table:table-cell table:style-name="ce185" table:formula="of:=-[.C92]/[.D92]" office:value-type="float" office:value="5" calcext:value-type="float">
            <text:p>5</text:p>
          </table:table-cell>
          <table:table-cell table:style-name="ce185" table:formula="of:=-[.E92]/[.D92]" office:value-type="float" office:value="9" calcext:value-type="float">
            <text:p>9</text:p>
          </table:table-cell>
          <table:table-cell table:style-name="ce185" table:formula="of:=CONCATENATE(&quot;y=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=5x+9" calcext:value-type="string">
            <text:p>y=5x+9</text:p>
          </table:table-cell>
          <table:table-cell table:style-name="ce185" table:formula="of:=RANK([.A92];[.$A$88:.$A$107];0)" office:value-type="float" office:value="1" calcext:value-type="float">
            <text:p>1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170" table:formula="of:=[.G92]*[.L92]+[.H92]" office:value-type="float" office:value="49" calcext:value-type="float">
            <text:p>49</text:p>
          </table:table-cell>
          <table:table-cell table:style-name="ce170" table:formula="of:=CONCATENATE(&quot;(&quot;;[.L92];&quot; ; &quot;;[.M92];&quot;)&quot;)" office:value-type="string" office:string-value="(8 ; 49)" calcext:value-type="string">
            <text:p>(8 ; 49)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578738" calcext:value-type="float">
            <text:p>578738</text:p>
          </table:table-cell>
          <table:table-cell table:style-name="ce218" table:formula="of:=[.B92]+1" office:value-type="float" office:value="6" calcext:value-type="float">
            <text:p>6</text:p>
          </table:table-cell>
          <table:table-cell table:style-name="ce218" table:formula="of:=[.C92]" office:value-type="float" office:value="5" calcext:value-type="float">
            <text:p>5</text:p>
          </table:table-cell>
          <table:table-cell table:style-name="ce218" table:formula="of:=[.D92]" office:value-type="float" office:value="-1" calcext:value-type="float">
            <text:p>-1</text:p>
          </table:table-cell>
          <table:table-cell table:style-name="ce218" table:formula="of:=[.E92]" office:value-type="float" office:value="9" calcext:value-type="float">
            <text:p>9</text:p>
          </table:table-cell>
          <table:table-cell table:style-name="ce218" table:formula="of:=[.F92]" office:value-type="string" office:string-value="5x-y+9=0" calcext:value-type="string">
            <text:p>5x-y+9=0</text:p>
          </table:table-cell>
          <table:table-cell table:style-name="ce218" table:formula="of:=[.G92]" office:value-type="float" office:value="5" calcext:value-type="float">
            <text:p>5</text:p>
          </table:table-cell>
          <table:table-cell table:style-name="ce218" table:formula="of:=[.H92]" office:value-type="float" office:value="9" calcext:value-type="float">
            <text:p>9</text:p>
          </table:table-cell>
          <table:table-cell table:style-name="ce218" table:formula="of:=[.I92]" office:value-type="string" office:string-value="y=5x+9" calcext:value-type="string">
            <text:p>y=5x+9</text:p>
          </table:table-cell>
          <table:table-cell table:style-name="ce185" table:formula="of:=RANK([.A93];[.$A$88:.$A$107];0)" office:value-type="float" office:value="13" calcext:value-type="float">
            <text:p>1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6" calcext:value-type="float">
            <text:p>6</text:p>
          </table:table-cell>
          <table:table-cell table:style-name="ce170" table:formula="of:=[.G93]*[.L93]+[.H93]" office:value-type="float" office:value="39" calcext:value-type="float">
            <text:p>39</text:p>
          </table:table-cell>
          <table:table-cell table:style-name="ce170" table:formula="of:=CONCATENATE(&quot;(&quot;;[.L93];&quot; ; &quot;;[.M93];&quot;)&quot;)" office:value-type="string" office:string-value="(6 ; 39)" calcext:value-type="string">
            <text:p>(6 ; 39)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766718" calcext:value-type="float">
            <text:p>766718</text:p>
          </table:table-cell>
          <table:table-cell table:style-name="ce218" table:formula="of:=[.B93]+1" office:value-type="float" office:value="7" calcext:value-type="float">
            <text:p>7</text:p>
          </table:table-cell>
          <table:table-cell table:style-name="ce185" table:formula="of:=IF(RANDBETWEEN(1;2)=1;-1;1)*RANDBETWEEN(1;10)" office:value-type="float" office:value="-9" calcext:value-type="float">
            <text:p>-9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9x+y+9=0" calcext:value-type="string">
            <text:p>-9x+y+9=0</text:p>
          </table:table-cell>
          <table:table-cell table:style-name="ce185" table:formula="of:=-[.C94]/[.D94]" office:value-type="float" office:value="9" calcext:value-type="float">
            <text:p>9</text:p>
          </table:table-cell>
          <table:table-cell table:style-name="ce185" table:formula="of:=-[.E94]/[.D94]" office:value-type="float" office:value="-9" calcext:value-type="float">
            <text:p>-9</text:p>
          </table:table-cell>
          <table:table-cell table:style-name="ce185" table:formula="of:=CONCATENATE(&quot;y=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=9x-9" calcext:value-type="string">
            <text:p>y=9x-9</text:p>
          </table:table-cell>
          <table:table-cell table:style-name="ce185" table:formula="of:=RANK([.A94];[.$A$88:.$A$107];0)" office:value-type="float" office:value="5" calcext:value-type="float">
            <text:p>5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170" table:formula="of:=[.G94]*[.L94]+[.H94]" office:value-type="float" office:value="72" calcext:value-type="float">
            <text:p>72</text:p>
          </table:table-cell>
          <table:table-cell table:style-name="ce170" table:formula="of:=CONCATENATE(&quot;(&quot;;[.L94];&quot; ; &quot;;[.M94];&quot;)&quot;)" office:value-type="string" office:string-value="(9 ; 72)" calcext:value-type="string">
            <text:p>(9 ; 72)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710724" calcext:value-type="float">
            <text:p>710724</text:p>
          </table:table-cell>
          <table:table-cell table:style-name="ce218" table:formula="of:=[.B94]+1" office:value-type="float" office:value="8" calcext:value-type="float">
            <text:p>8</text:p>
          </table:table-cell>
          <table:table-cell table:style-name="ce218" table:formula="of:=[.C94]" office:value-type="float" office:value="-9" calcext:value-type="float">
            <text:p>-9</text:p>
          </table:table-cell>
          <table:table-cell table:style-name="ce218" table:formula="of:=[.D94]" office:value-type="float" office:value="1" calcext:value-type="float">
            <text:p>1</text:p>
          </table:table-cell>
          <table:table-cell table:style-name="ce218" table:formula="of:=[.E94]" office:value-type="float" office:value="9" calcext:value-type="float">
            <text:p>9</text:p>
          </table:table-cell>
          <table:table-cell table:style-name="ce218" table:formula="of:=[.F94]" office:value-type="string" office:string-value="-9x+y+9=0" calcext:value-type="string">
            <text:p>-9x+y+9=0</text:p>
          </table:table-cell>
          <table:table-cell table:style-name="ce218" table:formula="of:=[.G94]" office:value-type="float" office:value="9" calcext:value-type="float">
            <text:p>9</text:p>
          </table:table-cell>
          <table:table-cell table:style-name="ce218" table:formula="of:=[.H94]" office:value-type="float" office:value="-9" calcext:value-type="float">
            <text:p>-9</text:p>
          </table:table-cell>
          <table:table-cell table:style-name="ce218" table:formula="of:=[.I94]" office:value-type="string" office:string-value="y=9x-9" calcext:value-type="string">
            <text:p>y=9x-9</text:p>
          </table:table-cell>
          <table:table-cell table:style-name="ce185" table:formula="of:=RANK([.A95];[.$A$88:.$A$107];0)" office:value-type="float" office:value="8" calcext:value-type="float">
            <text:p>8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170" table:formula="of:=[.G95]*[.L95]+[.H95]" office:value-type="float" office:value="54" calcext:value-type="float">
            <text:p>54</text:p>
          </table:table-cell>
          <table:table-cell table:style-name="ce170" table:formula="of:=CONCATENATE(&quot;(&quot;;[.L95];&quot; ; &quot;;[.M95];&quot;)&quot;)" office:value-type="string" office:string-value="(7 ; 54)" calcext:value-type="string">
            <text:p>(7 ; 54)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280524" calcext:value-type="float">
            <text:p>280524</text:p>
          </table:table-cell>
          <table:table-cell table:style-name="ce218" table:formula="of:=[.B95]+1" office:value-type="float" office:value="9" calcext:value-type="float">
            <text:p>9</text:p>
          </table:table-cell>
          <table:table-cell table:style-name="ce185" table:formula="of:=IF(RANDBETWEEN(1;2)=1;-1;1)*RANDBETWEEN(1;10)" office:value-type="float" office:value="-2" calcext:value-type="float">
            <text:p>-2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2" calcext:value-type="float">
            <text:p>2</text:p>
          </table:table-cell>
          <table:table-cell table:style-name="ce23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2x+y+2=0" calcext:value-type="string">
            <text:p>-2x+y+2=0</text:p>
          </table:table-cell>
          <table:table-cell table:style-name="ce185" table:formula="of:=-[.C96]/[.D96]" office:value-type="float" office:value="2" calcext:value-type="float">
            <text:p>2</text:p>
          </table:table-cell>
          <table:table-cell table:style-name="ce185" table:formula="of:=-[.E96]/[.D96]" office:value-type="float" office:value="-2" calcext:value-type="float">
            <text:p>-2</text:p>
          </table:table-cell>
          <table:table-cell table:style-name="ce185" table:formula="of:=CONCATENATE(&quot;y=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=2x-2" calcext:value-type="string">
            <text:p>y=2x-2</text:p>
          </table:table-cell>
          <table:table-cell table:style-name="ce185" table:formula="of:=RANK([.A96];[.$A$88:.$A$107];0)" office:value-type="float" office:value="18" calcext:value-type="float">
            <text:p>18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10" calcext:value-type="float">
            <text:p>10</text:p>
          </table:table-cell>
          <table:table-cell table:style-name="ce170" table:formula="of:=[.G96]*[.L96]+[.H96]" office:value-type="float" office:value="18" calcext:value-type="float">
            <text:p>18</text:p>
          </table:table-cell>
          <table:table-cell table:style-name="ce170" table:formula="of:=CONCATENATE(&quot;(&quot;;[.L96];&quot; ; &quot;;[.M96];&quot;)&quot;)" office:value-type="string" office:string-value="(10 ; 18)" calcext:value-type="string">
            <text:p>(10 ; 18)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556319" calcext:value-type="float">
            <text:p>556319</text:p>
          </table:table-cell>
          <table:table-cell table:style-name="ce218" table:formula="of:=[.B96]+1" office:value-type="float" office:value="10" calcext:value-type="float">
            <text:p>10</text:p>
          </table:table-cell>
          <table:table-cell table:style-name="ce218" table:formula="of:=[.C96]" office:value-type="float" office:value="-2" calcext:value-type="float">
            <text:p>-2</text:p>
          </table:table-cell>
          <table:table-cell table:style-name="ce218" table:formula="of:=[.D96]" office:value-type="float" office:value="1" calcext:value-type="float">
            <text:p>1</text:p>
          </table:table-cell>
          <table:table-cell table:style-name="ce218" table:formula="of:=[.E96]" office:value-type="float" office:value="2" calcext:value-type="float">
            <text:p>2</text:p>
          </table:table-cell>
          <table:table-cell table:style-name="ce218" table:formula="of:=[.F96]" office:value-type="string" office:string-value="-2x+y+2=0" calcext:value-type="string">
            <text:p>-2x+y+2=0</text:p>
          </table:table-cell>
          <table:table-cell table:style-name="ce218" table:formula="of:=[.G96]" office:value-type="float" office:value="2" calcext:value-type="float">
            <text:p>2</text:p>
          </table:table-cell>
          <table:table-cell table:style-name="ce218" table:formula="of:=[.H96]" office:value-type="float" office:value="-2" calcext:value-type="float">
            <text:p>-2</text:p>
          </table:table-cell>
          <table:table-cell table:style-name="ce218" table:formula="of:=[.I96]" office:value-type="string" office:string-value="y=2x-2" calcext:value-type="string">
            <text:p>y=2x-2</text:p>
          </table:table-cell>
          <table:table-cell table:style-name="ce185" table:formula="of:=RANK([.A97];[.$A$88:.$A$107];0)" office:value-type="float" office:value="15" calcext:value-type="float">
            <text:p>1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4" calcext:value-type="float">
            <text:p>-4</text:p>
          </table:table-cell>
          <table:table-cell table:style-name="ce170" table:formula="of:=[.G97]*[.L97]+[.H97]" office:value-type="float" office:value="-10" calcext:value-type="float">
            <text:p>-10</text:p>
          </table:table-cell>
          <table:table-cell table:style-name="ce170" table:formula="of:=CONCATENATE(&quot;(&quot;;[.L97];&quot; ; &quot;;[.M97];&quot;)&quot;)" office:value-type="string" office:string-value="(-4 ; -10)" calcext:value-type="string">
            <text:p>(-4 ; -10)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172074" calcext:value-type="float">
            <text:p>172074</text:p>
          </table:table-cell>
          <table:table-cell table:style-name="ce218" table:formula="of:=[.B97]+1" office:value-type="float" office:value="11" calcext:value-type="float">
            <text:p>11</text:p>
          </table:table-cell>
          <table:table-cell table:style-name="ce185" table:formula="of:=IF(RANDBETWEEN(1;2)=1;-1;1)*RANDBETWEEN(1;10)" office:value-type="float" office:value="7" calcext:value-type="float">
            <text:p>7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23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7x+y-10=0" calcext:value-type="string">
            <text:p>7x+y-10=0</text:p>
          </table:table-cell>
          <table:table-cell table:style-name="ce185" table:formula="of:=-[.C98]/[.D98]" office:value-type="float" office:value="-7" calcext:value-type="float">
            <text:p>-7</text:p>
          </table:table-cell>
          <table:table-cell table:style-name="ce185" table:formula="of:=-[.E98]/[.D98]" office:value-type="float" office:value="10" calcext:value-type="float">
            <text:p>10</text:p>
          </table:table-cell>
          <table:table-cell table:style-name="ce185" table:formula="of:=CONCATENATE(&quot;y=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=-7x+10" calcext:value-type="string">
            <text:p>y=-7x+10</text:p>
          </table:table-cell>
          <table:table-cell table:style-name="ce185" table:formula="of:=RANK([.A98];[.$A$88:.$A$107];0)" office:value-type="float" office:value="19" calcext:value-type="float">
            <text:p>1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98]*[.L98]+[.H98]" office:value-type="float" office:value="10" calcext:value-type="float">
            <text:p>10</text:p>
          </table:table-cell>
          <table:table-cell table:style-name="ce170" table:formula="of:=CONCATENATE(&quot;(&quot;;[.L98];&quot; ; &quot;;[.M98];&quot;)&quot;)" office:value-type="string" office:string-value="(0 ; 10)" calcext:value-type="string">
            <text:p>(0 ; 10)</text:p>
          </table:table-cell>
          <table:table-cell table:style-name="ce260" office:value-type="string" calcext:value-type="string">
            <text:p>o</text:p>
          </table:table-cell>
          <table:table-cell table:number-columns-repeated="998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735786" calcext:value-type="float">
            <text:p>735786</text:p>
          </table:table-cell>
          <table:table-cell table:style-name="ce218" table:formula="of:=[.B98]+1" office:value-type="float" office:value="12" calcext:value-type="float">
            <text:p>12</text:p>
          </table:table-cell>
          <table:table-cell table:style-name="ce218" table:formula="of:=[.C98]" office:value-type="float" office:value="7" calcext:value-type="float">
            <text:p>7</text:p>
          </table:table-cell>
          <table:table-cell table:style-name="ce218" table:formula="of:=[.D98]" office:value-type="float" office:value="1" calcext:value-type="float">
            <text:p>1</text:p>
          </table:table-cell>
          <table:table-cell table:style-name="ce218" table:formula="of:=[.E98]" office:value-type="float" office:value="-10" calcext:value-type="float">
            <text:p>-10</text:p>
          </table:table-cell>
          <table:table-cell table:style-name="ce218" table:formula="of:=[.F98]" office:value-type="string" office:string-value="7x+y-10=0" calcext:value-type="string">
            <text:p>7x+y-10=0</text:p>
          </table:table-cell>
          <table:table-cell table:style-name="ce218" table:formula="of:=[.G98]" office:value-type="float" office:value="-7" calcext:value-type="float">
            <text:p>-7</text:p>
          </table:table-cell>
          <table:table-cell table:style-name="ce218" table:formula="of:=[.H98]" office:value-type="float" office:value="10" calcext:value-type="float">
            <text:p>10</text:p>
          </table:table-cell>
          <table:table-cell table:style-name="ce218" table:formula="of:=[.I98]" office:value-type="string" office:string-value="y=-7x+10" calcext:value-type="string">
            <text:p>y=-7x+10</text:p>
          </table:table-cell>
          <table:table-cell table:style-name="ce185" table:formula="of:=RANK([.A99];[.$A$88:.$A$107];0)" office:value-type="float" office:value="7" calcext:value-type="float">
            <text:p>7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170" table:formula="of:=[.G99]*[.L99]+[.H99]" office:value-type="float" office:value="-46" calcext:value-type="float">
            <text:p>-46</text:p>
          </table:table-cell>
          <table:table-cell table:style-name="ce170" table:formula="of:=CONCATENATE(&quot;(&quot;;[.L99];&quot; ; &quot;;[.M99];&quot;)&quot;)" office:value-type="string" office:string-value="(8 ; -46)" calcext:value-type="string">
            <text:p>(8 ; -46)</text:p>
          </table:table-cell>
          <table:table-cell table:style-name="ce260" office:value-type="string" calcext:value-type="string">
            <text:p>n</text:p>
          </table:table-cell>
          <table:table-cell table:number-columns-repeated="998"/>
          <table:table-cell table:style-name="ce226"/>
          <table:table-cell table:number-columns-repeated="9"/>
          <table:table-cell table:style-name="Default"/>
        </table:table-row>
        <table:table-row table:style-name="ro12">
          <table:table-cell table:style-name="ce218" table:formula="of:=RANDBETWEEN(1;1000000)" office:value-type="float" office:value="756571" calcext:value-type="float">
            <text:p>756571</text:p>
          </table:table-cell>
          <table:table-cell table:style-name="ce218" table:formula="of:=[.B99]+1" office:value-type="float" office:value="13" calcext:value-type="float">
            <text:p>13</text:p>
          </table:table-cell>
          <table:table-cell table:style-name="ce185" table:formula="of:=IF(RANDBETWEEN(1;2)=1;-1;1)*RANDBETWEEN(1;10)" office:value-type="float" office:value="10" calcext:value-type="float">
            <text:p>10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2" calcext:value-type="float">
            <text:p>2</text:p>
          </table:table-cell>
          <table:table-cell table:style-name="ce23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-y+2=0" calcext:value-type="string">
            <text:p>10x-y+2=0</text:p>
          </table:table-cell>
          <table:table-cell table:style-name="ce185" table:formula="of:=-[.C100]/[.D100]" office:value-type="float" office:value="10" calcext:value-type="float">
            <text:p>10</text:p>
          </table:table-cell>
          <table:table-cell table:style-name="ce185" table:formula="of:=-[.E100]/[.D100]" office:value-type="float" office:value="2" calcext:value-type="float">
            <text:p>2</text:p>
          </table:table-cell>
          <table:table-cell table:style-name="ce185" table:formula="of:=CONCATENATE(&quot;y=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=10x+2" calcext:value-type="string">
            <text:p>y=10x+2</text:p>
          </table:table-cell>
          <table:table-cell table:style-name="ce185" table:formula="of:=RANK([.A100];[.$A$88:.$A$107];0)" office:value-type="float" office:value="6" calcext:value-type="float">
            <text:p>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170" table:formula="of:=[.G100]*[.L100]+[.H100]" office:value-type="float" office:value="12" calcext:value-type="float">
            <text:p>12</text:p>
          </table:table-cell>
          <table:table-cell table:style-name="ce170" table:formula="of:=CONCATENATE(&quot;(&quot;;[.L100];&quot; ; &quot;;[.M100];&quot;)&quot;)" office:value-type="string" office:string-value="(1 ; 12)" calcext:value-type="string">
            <text:p>(1 ; 12)</text:p>
          </table:table-cell>
          <table:table-cell table:style-name="ce260" office:value-type="string" calcext:value-type="string">
            <text:p>o</text:p>
          </table:table-cell>
          <table:table-cell table:number-columns-repeated="1009"/>
        </table:table-row>
        <table:table-row table:style-name="ro12">
          <table:table-cell table:style-name="ce218" table:formula="of:=RANDBETWEEN(1;1000000)" office:value-type="float" office:value="782504" calcext:value-type="float">
            <text:p>782504</text:p>
          </table:table-cell>
          <table:table-cell table:style-name="ce218" table:formula="of:=[.B100]+1" office:value-type="float" office:value="14" calcext:value-type="float">
            <text:p>14</text:p>
          </table:table-cell>
          <table:table-cell table:style-name="ce218" table:formula="of:=[.C100]" office:value-type="float" office:value="10" calcext:value-type="float">
            <text:p>10</text:p>
          </table:table-cell>
          <table:table-cell table:style-name="ce218" table:formula="of:=[.D100]" office:value-type="float" office:value="-1" calcext:value-type="float">
            <text:p>-1</text:p>
          </table:table-cell>
          <table:table-cell table:style-name="ce218" table:formula="of:=[.E100]" office:value-type="float" office:value="2" calcext:value-type="float">
            <text:p>2</text:p>
          </table:table-cell>
          <table:table-cell table:style-name="ce218" table:formula="of:=[.F100]" office:value-type="string" office:string-value="10x-y+2=0" calcext:value-type="string">
            <text:p>10x-y+2=0</text:p>
          </table:table-cell>
          <table:table-cell table:style-name="ce218" table:formula="of:=[.G100]" office:value-type="float" office:value="10" calcext:value-type="float">
            <text:p>10</text:p>
          </table:table-cell>
          <table:table-cell table:style-name="ce218" table:formula="of:=[.H100]" office:value-type="float" office:value="2" calcext:value-type="float">
            <text:p>2</text:p>
          </table:table-cell>
          <table:table-cell table:style-name="ce218" table:formula="of:=[.I100]" office:value-type="string" office:string-value="y=10x+2" calcext:value-type="string">
            <text:p>y=10x+2</text:p>
          </table:table-cell>
          <table:table-cell table:style-name="ce185" table:formula="of:=RANK([.A101];[.$A$88:.$A$107];0)" office:value-type="float" office:value="4" calcext:value-type="float">
            <text:p>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170" table:formula="of:=[.G101]*[.L101]+[.H101]" office:value-type="float" office:value="-28" calcext:value-type="float">
            <text:p>-28</text:p>
          </table:table-cell>
          <table:table-cell table:style-name="ce170" table:formula="of:=CONCATENATE(&quot;(&quot;;[.L101];&quot; ; &quot;;[.M101];&quot;)&quot;)" office:value-type="string" office:string-value="(-3 ; -28)" calcext:value-type="string">
            <text:p>(-3 ; -28)</text:p>
          </table:table-cell>
          <table:table-cell table:style-name="ce260" office:value-type="string" calcext:value-type="string">
            <text:p>n</text:p>
          </table:table-cell>
          <table:table-cell table:number-columns-repeated="1009"/>
        </table:table-row>
        <table:table-row table:style-name="ro12">
          <table:table-cell table:style-name="ce218" table:formula="of:=RANDBETWEEN(1;1000000)" office:value-type="float" office:value="922372" calcext:value-type="float">
            <text:p>922372</text:p>
          </table:table-cell>
          <table:table-cell table:style-name="ce218" table:formula="of:=[.B101]+1" office:value-type="float" office:value="15" calcext:value-type="float">
            <text:p>15</text:p>
          </table:table-cell>
          <table:table-cell table:style-name="ce185" table:formula="of:=IF(RANDBETWEEN(1;2)=1;-1;1)*RANDBETWEEN(1;10)" office:value-type="float" office:value="-7" calcext:value-type="float">
            <text:p>-7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23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7x-y+3=0" calcext:value-type="string">
            <text:p>-7x-y+3=0</text:p>
          </table:table-cell>
          <table:table-cell table:style-name="ce185" table:formula="of:=-[.C102]/[.D102]" office:value-type="float" office:value="-7" calcext:value-type="float">
            <text:p>-7</text:p>
          </table:table-cell>
          <table:table-cell table:style-name="ce185" table:formula="of:=-[.E102]/[.D102]" office:value-type="float" office:value="3" calcext:value-type="float">
            <text:p>3</text:p>
          </table:table-cell>
          <table:table-cell table:style-name="ce185" table:formula="of:=CONCATENATE(&quot;y=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=-7x+3" calcext:value-type="string">
            <text:p>y=-7x+3</text:p>
          </table:table-cell>
          <table:table-cell table:style-name="ce185" table:formula="of:=RANK([.A102];[.$A$88:.$A$107];0)" office:value-type="float" office:value="2" calcext:value-type="float">
            <text:p>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170" table:formula="of:=[.G102]*[.L102]+[.H102]" office:value-type="float" office:value="-53" calcext:value-type="float">
            <text:p>-53</text:p>
          </table:table-cell>
          <table:table-cell table:style-name="ce170" table:formula="of:=CONCATENATE(&quot;(&quot;;[.L102];&quot; ; &quot;;[.M102];&quot;)&quot;)" office:value-type="string" office:string-value="(8 ; -53)" calcext:value-type="string">
            <text:p>(8 ; -53)</text:p>
          </table:table-cell>
          <table:table-cell table:style-name="ce260" office:value-type="string" calcext:value-type="string">
            <text:p>o</text:p>
          </table:table-cell>
          <table:table-cell table:number-columns-repeated="1009"/>
        </table:table-row>
        <table:table-row table:style-name="ro12">
          <table:table-cell table:style-name="ce218" table:formula="of:=RANDBETWEEN(1;1000000)" office:value-type="float" office:value="706447" calcext:value-type="float">
            <text:p>706447</text:p>
          </table:table-cell>
          <table:table-cell table:style-name="ce218" table:formula="of:=[.B102]+1" office:value-type="float" office:value="16" calcext:value-type="float">
            <text:p>16</text:p>
          </table:table-cell>
          <table:table-cell table:style-name="ce218" table:formula="of:=[.C102]" office:value-type="float" office:value="-7" calcext:value-type="float">
            <text:p>-7</text:p>
          </table:table-cell>
          <table:table-cell table:style-name="ce218" table:formula="of:=[.D102]" office:value-type="float" office:value="-1" calcext:value-type="float">
            <text:p>-1</text:p>
          </table:table-cell>
          <table:table-cell table:style-name="ce218" table:formula="of:=[.E102]" office:value-type="float" office:value="3" calcext:value-type="float">
            <text:p>3</text:p>
          </table:table-cell>
          <table:table-cell table:style-name="ce218" table:formula="of:=[.F102]" office:value-type="string" office:string-value="-7x-y+3=0" calcext:value-type="string">
            <text:p>-7x-y+3=0</text:p>
          </table:table-cell>
          <table:table-cell table:style-name="ce218" table:formula="of:=[.G102]" office:value-type="float" office:value="-7" calcext:value-type="float">
            <text:p>-7</text:p>
          </table:table-cell>
          <table:table-cell table:style-name="ce218" table:formula="of:=[.H102]" office:value-type="float" office:value="3" calcext:value-type="float">
            <text:p>3</text:p>
          </table:table-cell>
          <table:table-cell table:style-name="ce218" table:formula="of:=[.I102]" office:value-type="string" office:string-value="y=-7x+3" calcext:value-type="string">
            <text:p>y=-7x+3</text:p>
          </table:table-cell>
          <table:table-cell table:style-name="ce185" table:formula="of:=RANK([.A103];[.$A$88:.$A$107];0)" office:value-type="float" office:value="9" calcext:value-type="float">
            <text:p>9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170" table:formula="of:=[.G103]*[.L103]+[.H103]" office:value-type="float" office:value="-46" calcext:value-type="float">
            <text:p>-46</text:p>
          </table:table-cell>
          <table:table-cell table:style-name="ce170" table:formula="of:=CONCATENATE(&quot;(&quot;;[.L103];&quot; ; &quot;;[.M103];&quot;)&quot;)" office:value-type="string" office:string-value="(7 ; -46)" calcext:value-type="string">
            <text:p>(7 ; -46)</text:p>
          </table:table-cell>
          <table:table-cell table:style-name="ce260" office:value-type="string" calcext:value-type="string">
            <text:p>n</text:p>
          </table:table-cell>
          <table:table-cell table:number-columns-repeated="1009"/>
        </table:table-row>
        <table:table-row table:style-name="ro12">
          <table:table-cell table:style-name="ce218" table:formula="of:=RANDBETWEEN(1;1000000)" office:value-type="float" office:value="391067" calcext:value-type="float">
            <text:p>391067</text:p>
          </table:table-cell>
          <table:table-cell table:style-name="ce218" table:formula="of:=[.B103]+1" office:value-type="float" office:value="17" calcext:value-type="float">
            <text:p>17</text:p>
          </table:table-cell>
          <table:table-cell table:style-name="ce185" table:formula="of:=IF(RANDBETWEEN(1;2)=1;-1;1)*RANDBETWEEN(1;10)" office:value-type="float" office:value="8" calcext:value-type="float">
            <text:p>8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23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8x-y+3=0" calcext:value-type="string">
            <text:p>8x-y+3=0</text:p>
          </table:table-cell>
          <table:table-cell table:style-name="ce185" table:formula="of:=-[.C104]/[.D104]" office:value-type="float" office:value="8" calcext:value-type="float">
            <text:p>8</text:p>
          </table:table-cell>
          <table:table-cell table:style-name="ce185" table:formula="of:=-[.E104]/[.D104]" office:value-type="float" office:value="3" calcext:value-type="float">
            <text:p>3</text:p>
          </table:table-cell>
          <table:table-cell table:style-name="ce185" table:formula="of:=CONCATENATE(&quot;y=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=8x+3" calcext:value-type="string">
            <text:p>y=8x+3</text:p>
          </table:table-cell>
          <table:table-cell table:style-name="ce185" table:formula="of:=RANK([.A104];[.$A$88:.$A$107];0)" office:value-type="float" office:value="17" calcext:value-type="float">
            <text:p>1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170" table:formula="of:=[.G104]*[.L104]+[.H104]" office:value-type="float" office:value="75" calcext:value-type="float">
            <text:p>75</text:p>
          </table:table-cell>
          <table:table-cell table:style-name="ce170" table:formula="of:=CONCATENATE(&quot;(&quot;;[.L104];&quot; ; &quot;;[.M104];&quot;)&quot;)" office:value-type="string" office:string-value="(9 ; 75)" calcext:value-type="string">
            <text:p>(9 ; 75)</text:p>
          </table:table-cell>
          <table:table-cell table:style-name="ce260" office:value-type="string" calcext:value-type="string">
            <text:p>o</text:p>
          </table:table-cell>
          <table:table-cell table:number-columns-repeated="1009"/>
        </table:table-row>
        <table:table-row table:style-name="ro12">
          <table:table-cell table:style-name="ce218" table:formula="of:=RANDBETWEEN(1;1000000)" office:value-type="float" office:value="570236" calcext:value-type="float">
            <text:p>570236</text:p>
          </table:table-cell>
          <table:table-cell table:style-name="ce218" table:formula="of:=[.B104]+1" office:value-type="float" office:value="18" calcext:value-type="float">
            <text:p>18</text:p>
          </table:table-cell>
          <table:table-cell table:style-name="ce218" table:formula="of:=[.C104]" office:value-type="float" office:value="8" calcext:value-type="float">
            <text:p>8</text:p>
          </table:table-cell>
          <table:table-cell table:style-name="ce218" table:formula="of:=[.D104]" office:value-type="float" office:value="-1" calcext:value-type="float">
            <text:p>-1</text:p>
          </table:table-cell>
          <table:table-cell table:style-name="ce218" table:formula="of:=[.E104]" office:value-type="float" office:value="3" calcext:value-type="float">
            <text:p>3</text:p>
          </table:table-cell>
          <table:table-cell table:style-name="ce218" table:formula="of:=[.F104]" office:value-type="string" office:string-value="8x-y+3=0" calcext:value-type="string">
            <text:p>8x-y+3=0</text:p>
          </table:table-cell>
          <table:table-cell table:style-name="ce218" table:formula="of:=[.G104]" office:value-type="float" office:value="8" calcext:value-type="float">
            <text:p>8</text:p>
          </table:table-cell>
          <table:table-cell table:style-name="ce218" table:formula="of:=[.H104]" office:value-type="float" office:value="3" calcext:value-type="float">
            <text:p>3</text:p>
          </table:table-cell>
          <table:table-cell table:style-name="ce218" table:formula="of:=[.I104]" office:value-type="string" office:string-value="y=8x+3" calcext:value-type="string">
            <text:p>y=8x+3</text:p>
          </table:table-cell>
          <table:table-cell table:style-name="ce185" table:formula="of:=RANK([.A105];[.$A$88:.$A$107];0)" office:value-type="float" office:value="14" calcext:value-type="float">
            <text:p>1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105]*[.L105]+[.H105]" office:value-type="float" office:value="3" calcext:value-type="float">
            <text:p>3</text:p>
          </table:table-cell>
          <table:table-cell table:style-name="ce170" table:formula="of:=CONCATENATE(&quot;(&quot;;[.L105];&quot; ; &quot;;[.M105];&quot;)&quot;)" office:value-type="string" office:string-value="(0 ; 3)" calcext:value-type="string">
            <text:p>(0 ; 3)</text:p>
          </table:table-cell>
          <table:table-cell table:style-name="ce260" office:value-type="string" calcext:value-type="string">
            <text:p>n</text:p>
          </table:table-cell>
          <table:table-cell table:number-columns-repeated="1009"/>
        </table:table-row>
        <table:table-row table:style-name="ro12">
          <table:table-cell table:style-name="ce218" table:formula="of:=RANDBETWEEN(1;1000000)" office:value-type="float" office:value="537294" calcext:value-type="float">
            <text:p>537294</text:p>
          </table:table-cell>
          <table:table-cell table:style-name="ce218" table:formula="of:=[.B105]+1" office:value-type="float" office:value="19" calcext:value-type="float">
            <text:p>19</text:p>
          </table:table-cell>
          <table:table-cell table:style-name="ce185" table:formula="of:=IF(RANDBETWEEN(1;2)=1;-1;1)*RANDBETWEEN(1;10)" office:value-type="float" office:value="3" calcext:value-type="float">
            <text:p>3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9" calcext:value-type="float">
            <text:p>-9</text:p>
          </table:table-cell>
          <table:table-cell table:style-name="ce23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3x-y-9=0" calcext:value-type="string">
            <text:p>3x-y-9=0</text:p>
          </table:table-cell>
          <table:table-cell table:style-name="ce185" table:formula="of:=-[.C106]/[.D106]" office:value-type="float" office:value="3" calcext:value-type="float">
            <text:p>3</text:p>
          </table:table-cell>
          <table:table-cell table:style-name="ce185" table:formula="of:=-[.E106]/[.D106]" office:value-type="float" office:value="-9" calcext:value-type="float">
            <text:p>-9</text:p>
          </table:table-cell>
          <table:table-cell table:style-name="ce185" table:formula="of:=CONCATENATE(&quot;y=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=3x-9" calcext:value-type="string">
            <text:p>y=3x-9</text:p>
          </table:table-cell>
          <table:table-cell table:style-name="ce185" table:formula="of:=RANK([.A106];[.$A$88:.$A$107];0)" office:value-type="float" office:value="16" calcext:value-type="float">
            <text:p>1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170" table:formula="of:=[.G106]*[.L106]+[.H106]" office:value-type="float" office:value="-24" calcext:value-type="float">
            <text:p>-24</text:p>
          </table:table-cell>
          <table:table-cell table:style-name="ce170" table:formula="of:=CONCATENATE(&quot;(&quot;;[.L106];&quot; ; &quot;;[.M106];&quot;)&quot;)" office:value-type="string" office:string-value="(-5 ; -24)" calcext:value-type="string">
            <text:p>(-5 ; -24)</text:p>
          </table:table-cell>
          <table:table-cell table:style-name="ce260" office:value-type="string" calcext:value-type="string">
            <text:p>o</text:p>
          </table:table-cell>
          <table:table-cell table:number-columns-repeated="1009"/>
        </table:table-row>
        <table:table-row table:style-name="ro12">
          <table:table-cell table:style-name="ce218" table:formula="of:=RANDBETWEEN(1;1000000)" office:value-type="float" office:value="607529" calcext:value-type="float">
            <text:p>607529</text:p>
          </table:table-cell>
          <table:table-cell table:style-name="ce218" table:formula="of:=[.B106]+1" office:value-type="float" office:value="20" calcext:value-type="float">
            <text:p>20</text:p>
          </table:table-cell>
          <table:table-cell table:style-name="ce218" table:formula="of:=[.C106]" office:value-type="float" office:value="3" calcext:value-type="float">
            <text:p>3</text:p>
          </table:table-cell>
          <table:table-cell table:style-name="ce218" table:formula="of:=[.D106]" office:value-type="float" office:value="-1" calcext:value-type="float">
            <text:p>-1</text:p>
          </table:table-cell>
          <table:table-cell table:style-name="ce218" table:formula="of:=[.E106]" office:value-type="float" office:value="-9" calcext:value-type="float">
            <text:p>-9</text:p>
          </table:table-cell>
          <table:table-cell table:style-name="ce218" table:formula="of:=[.F106]" office:value-type="string" office:string-value="3x-y-9=0" calcext:value-type="string">
            <text:p>3x-y-9=0</text:p>
          </table:table-cell>
          <table:table-cell table:style-name="ce218" table:formula="of:=[.G106]" office:value-type="float" office:value="3" calcext:value-type="float">
            <text:p>3</text:p>
          </table:table-cell>
          <table:table-cell table:style-name="ce218" table:formula="of:=[.H106]" office:value-type="float" office:value="-9" calcext:value-type="float">
            <text:p>-9</text:p>
          </table:table-cell>
          <table:table-cell table:style-name="ce218" table:formula="of:=[.I106]" office:value-type="string" office:string-value="y=3x-9" calcext:value-type="string">
            <text:p>y=3x-9</text:p>
          </table:table-cell>
          <table:table-cell table:style-name="ce185" table:formula="of:=RANK([.A107];[.$A$88:.$A$107];0)" office:value-type="float" office:value="11" calcext:value-type="float">
            <text:p>11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5" calcext:value-type="float">
            <text:p>5</text:p>
          </table:table-cell>
          <table:table-cell table:style-name="ce170" table:formula="of:=[.G107]*[.L107]+[.H107]" office:value-type="float" office:value="6" calcext:value-type="float">
            <text:p>6</text:p>
          </table:table-cell>
          <table:table-cell table:style-name="ce170" table:formula="of:=CONCATENATE(&quot;(&quot;;[.L107];&quot; ; &quot;;[.M107];&quot;)&quot;)" office:value-type="string" office:string-value="(5 ; 6)" calcext:value-type="string">
            <text:p>(5 ; 6)</text:p>
          </table:table-cell>
          <table:table-cell table:style-name="ce260" office:value-type="string" calcext:value-type="string">
            <text:p>n</text:p>
          </table:table-cell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03:41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19T13:05:23.165000000</dc:date>
    <meta:editing-duration>P1DT23H30M52S</meta:editing-duration>
    <meta:editing-cycles>466</meta:editing-cycles>
    <meta:generator>LibreOffice/6.0.6.2$Windows_X86_64 LibreOffice_project/0c292870b25a325b5ed35f6b45599d2ea4458e77</meta:generator>
    <meta:document-statistic meta:table-count="7" meta:cell-count="1891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4x-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104">
                <text:p>-104</text:p>
                <draw:g>
                  <svg:desc>Données.O16:Données.P16</svg:desc>
                </draw:g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5">
                <text:p>-15</text:p>
                <draw:g>
                  <svg:desc>Données.O17:Données.P17</svg:desc>
                </draw:g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62">
                <text:p>62</text:p>
                <draw:g>
                  <svg:desc>Données.O18:Données.P18</svg:desc>
                </draw:g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68">
                <text:p>68</text:p>
                <draw:g>
                  <svg:desc>Données.O19:Données.P19</svg:desc>
                </draw:g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42">
                <text:p>42</text:p>
                <draw:g>
                  <svg:desc>Données.O20:Données.P20</svg:desc>
                </draw:g>
              </table:table-cell>
              <table:table-cell office:value-type="float" office:value="-46">
                <text:p>-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5</text:p>
                <draw:g>
                  <svg:desc>Données.I4:Données.I12</svg:desc>
                </draw:g>
              </table:table-cell>
              <table:table-cell office:value-type="string">
                <text:p>y=-5x+11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4">
                <text:p>-4</text:p>
                <draw:g>
                  <svg:desc>Données.O3:Données.P3</svg:desc>
                </draw:g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16">
                <text:p>16</text:p>
                <draw:g>
                  <svg:desc>Données.O4:Données.P4</svg:desc>
                </draw:g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66">
                <text:p>66</text:p>
                <draw:g>
                  <svg:desc>Données.O5:Données.P5</svg:desc>
                </draw:g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63">
                <text:p>-63</text:p>
                <draw:g>
                  <svg:desc>Données.O6:Données.P6</svg:desc>
                </draw:g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47">
                <text:p>-47</text:p>
                <draw:g>
                  <svg:desc>Données.O7:Données.P7</svg:desc>
                </draw:g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18.25">
                <text:p>-18.25</text:p>
                <draw:g>
                  <svg:desc>Données.O32:Données.P32</svg:desc>
                </draw:g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11">
                <text:p>-11</text:p>
                <draw:g>
                  <svg:desc>Données.O33:Données.P33</svg:desc>
                </draw:g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7">
                <text:p>17</text:p>
                <draw:g>
                  <svg:desc>Données.O34:Données.P34</svg:desc>
                </draw:g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15.125">
                <text:p>-15.125</text:p>
                <draw:g>
                  <svg:desc>Données.O35:Données.P35</svg:desc>
                </draw:g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9.68421052631579">
                <text:p>9.68421052631579</text:p>
                <draw:g>
                  <svg:desc>Données.O36:Données.P36</svg:desc>
                </draw:g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